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Ubuntu Mono" svg:font-family="'Ubuntu Mono'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6.99cm" table:align="left"/>
    </style:style>
    <style:style style:name="Таблица1.A" style:family="table-column">
      <style:table-column-properties style:column-width="6.692cm"/>
    </style:style>
    <style:style style:name="Таблица1.B" style:family="table-column">
      <style:table-column-properties style:column-width="10.298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99cm" table:align="left"/>
    </style:style>
    <style:style style:name="Таблица4.A" style:family="table-column">
      <style:table-column-properties style:column-width="8.802cm"/>
    </style:style>
    <style:style style:name="Таблица4.B" style:family="table-column">
      <style:table-column-properties style:column-width="8.188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002cm" table:align="margins"/>
    </style:style>
    <style:style style:name="Таблица2.A" style:family="table-column">
      <style:table-column-properties style:column-width="9.001cm" style:rel-column-width="32767*"/>
    </style:style>
    <style:style style:name="Таблица2.B" style:family="table-column">
      <style:table-column-properties style:column-width="9.001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002cm" table:align="margins"/>
    </style:style>
    <style:style style:name="Таблица14.A" style:family="table-column">
      <style:table-column-properties style:column-width="9.001cm" style:rel-column-width="32767*"/>
    </style:style>
    <style:style style:name="Таблица14.B" style:family="table-column">
      <style:table-column-properties style:column-width="9.001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002cm" table:align="margins"/>
    </style:style>
    <style:style style:name="Таблица3.A" style:family="table-column">
      <style:table-column-properties style:column-width="9.001cm" style:rel-column-width="32767*"/>
    </style:style>
    <style:style style:name="Таблица3.B" style:family="table-column">
      <style:table-column-properties style:column-width="9.001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8.002cm" table:align="margins"/>
    </style:style>
    <style:style style:name="Таблица33.A" style:family="table-column">
      <style:table-column-properties style:column-width="18.002cm" style:rel-column-width="65535*"/>
    </style:style>
    <style:style style:name="Таблица33.A1" style:family="table-cell">
      <style:table-cell-properties fo:padding="0.097cm" fo:border="0.05pt solid #000000"/>
    </style:style>
    <style:style style:name="Таблица6" style:family="table">
      <style:table-properties style:width="18.002cm" table:align="margins"/>
    </style:style>
    <style:style style:name="Таблица6.A" style:family="table-column">
      <style:table-column-properties style:column-width="9.001cm" style:rel-column-width="32767*"/>
    </style:style>
    <style:style style:name="Таблица6.B" style:family="table-column">
      <style:table-column-properties style:column-width="9.001cm" style:rel-column-width="32768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002cm" table:align="margins"/>
    </style:style>
    <style:style style:name="Таблица7.A" style:family="table-column">
      <style:table-column-properties style:column-width="8.091cm" style:rel-column-width="29454*"/>
    </style:style>
    <style:style style:name="Таблица7.B" style:family="table-column">
      <style:table-column-properties style:column-width="9.911cm" style:rel-column-width="36081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002cm" table:align="margins"/>
    </style:style>
    <style:style style:name="Таблица5.A" style:family="table-column">
      <style:table-column-properties style:column-width="9.001cm" style:rel-column-width="32767*"/>
    </style:style>
    <style:style style:name="Таблица5.B" style:family="table-column">
      <style:table-column-properties style:column-width="9.001cm" style:rel-column-width="3276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002cm" table:align="margins"/>
    </style:style>
    <style:style style:name="Таблица8.A" style:family="table-column">
      <style:table-column-properties style:column-width="9.001cm" style:rel-column-width="32767*"/>
    </style:style>
    <style:style style:name="Таблица8.B" style:family="table-column">
      <style:table-column-properties style:column-width="9.001cm" style:rel-column-width="32768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002cm" table:align="margins"/>
    </style:style>
    <style:style style:name="Таблица9.A" style:family="table-column">
      <style:table-column-properties style:column-width="9.001cm" style:rel-column-width="32767*"/>
    </style:style>
    <style:style style:name="Таблица9.B" style:family="table-column">
      <style:table-column-properties style:column-width="9.001cm" style:rel-column-width="32768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002cm" fo:break-before="page" table:align="margins"/>
    </style:style>
    <style:style style:name="Таблица10.A" style:family="table-column">
      <style:table-column-properties style:column-width="9.001cm" style:rel-column-width="32767*"/>
    </style:style>
    <style:style style:name="Таблица10.B" style:family="table-column">
      <style:table-column-properties style:column-width="9.001cm" style:rel-column-width="32768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002cm" table:align="margins"/>
    </style:style>
    <style:style style:name="Таблица11.A" style:family="table-column">
      <style:table-column-properties style:column-width="9.001cm" style:rel-column-width="32767*"/>
    </style:style>
    <style:style style:name="Таблица11.B" style:family="table-column">
      <style:table-column-properties style:column-width="9.001cm" style:rel-column-width="32768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002cm" table:align="margins"/>
    </style:style>
    <style:style style:name="Таблица12.A" style:family="table-column">
      <style:table-column-properties style:column-width="9.001cm" style:rel-column-width="32767*"/>
    </style:style>
    <style:style style:name="Таблица12.B" style:family="table-column">
      <style:table-column-properties style:column-width="9.001cm" style:rel-column-width="32768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002cm" table:align="margins"/>
    </style:style>
    <style:style style:name="Таблица13.A" style:family="table-column">
      <style:table-column-properties style:column-width="9.001cm" style:rel-column-width="32767*"/>
    </style:style>
    <style:style style:name="Таблица13.B" style:family="table-column">
      <style:table-column-properties style:column-width="9.001cm" style:rel-column-width="32768*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002cm" table:align="margins"/>
    </style:style>
    <style:style style:name="Таблица15.A" style:family="table-column">
      <style:table-column-properties style:column-width="9.001cm" style:rel-column-width="32767*"/>
    </style:style>
    <style:style style:name="Таблица15.B" style:family="table-column">
      <style:table-column-properties style:column-width="9.001cm" style:rel-column-width="32768*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B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002cm" table:align="margins"/>
    </style:style>
    <style:style style:name="Таблица16.A" style:family="table-column">
      <style:table-column-properties style:column-width="9.001cm" style:rel-column-width="32767*"/>
    </style:style>
    <style:style style:name="Таблица16.B" style:family="table-column">
      <style:table-column-properties style:column-width="9.001cm" style:rel-column-width="32768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B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002cm" table:align="margins"/>
    </style:style>
    <style:style style:name="Таблица17.A" style:family="table-column">
      <style:table-column-properties style:column-width="9.001cm" style:rel-column-width="32767*"/>
    </style:style>
    <style:style style:name="Таблица17.B" style:family="table-column">
      <style:table-column-properties style:column-width="9.001cm" style:rel-column-width="32768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B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002cm" table:align="margins"/>
    </style:style>
    <style:style style:name="Таблица18.A" style:family="table-column">
      <style:table-column-properties style:column-width="9.001cm" style:rel-column-width="32767*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B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28fdfd" officeooo:paragraph-rsid="0028fdfd" style:font-size-asian="10pt" style:font-size-complex="10pt"/>
    </style:style>
    <style:style style:name="P3" style:family="paragraph" style:parent-style-name="Standard">
      <style:text-properties fo:font-size="10pt" officeooo:rsid="0028fdfd" officeooo:paragraph-rsid="002b302f" style:font-size-asian="10pt" style:font-size-complex="10pt"/>
    </style:style>
    <style:style style:name="P4" style:family="paragraph" style:parent-style-name="Standard">
      <style:text-properties fo:font-size="10pt" officeooo:rsid="002a8bf4" officeooo:paragraph-rsid="002b302f" style:font-size-asian="10pt" style:font-size-complex="10pt"/>
    </style:style>
    <style:style style:name="P5" style:family="paragraph" style:parent-style-name="Standard">
      <style:text-properties officeooo:paragraph-rsid="0010524a"/>
    </style:style>
    <style:style style:name="P6" style:family="paragraph" style:parent-style-name="Standard">
      <style:text-properties style:font-name="Purisa" fo:font-size="7pt" fo:font-weight="bold" officeooo:paragraph-rsid="001ac1be" style:font-size-asian="7pt" style:font-weight-asian="bold" style:font-size-complex="7pt" style:font-weight-complex="bold"/>
    </style:style>
    <style:style style:name="P7" style:family="paragraph" style:parent-style-name="Standard">
      <style:text-properties fo:font-size="9pt" officeooo:rsid="000fb33b" officeooo:paragraph-rsid="001ac1be" style:font-size-asian="9pt" style:font-size-complex="9pt"/>
    </style:style>
    <style:style style:name="P8" style:family="paragraph" style:parent-style-name="Standard">
      <style:text-properties fo:font-size="9pt" officeooo:paragraph-rsid="001ac1be" style:font-size-asian="9pt" style:font-size-complex="9pt"/>
    </style:style>
    <style:style style:name="P9" style:family="paragraph" style:parent-style-name="Standard">
      <style:text-properties fo:font-size="9pt" officeooo:paragraph-rsid="0010524a" style:font-size-asian="9pt" style:font-size-complex="9pt"/>
    </style:style>
    <style:style style:name="P10" style:family="paragraph" style:parent-style-name="Standard">
      <style:text-properties fo:font-size="9pt" officeooo:paragraph-rsid="0018c419" style:font-size-asian="9pt" style:font-size-complex="9pt"/>
    </style:style>
    <style:style style:name="P11" style:family="paragraph" style:parent-style-name="Standard">
      <style:text-properties officeooo:paragraph-rsid="001ac1be"/>
    </style:style>
    <style:style style:name="P12" style:family="paragraph" style:parent-style-name="Standard">
      <style:text-properties style:font-name="Liberation Serif" fo:font-size="9pt" fo:font-style="italic" fo:font-weight="normal" officeooo:paragraph-rsid="0010524a" style:font-size-asian="9pt" style:font-style-asian="italic" style:font-weight-asian="normal" style:font-size-complex="9pt" style:font-style-complex="italic" style:font-weight-complex="normal"/>
    </style:style>
    <style:style style:name="P13" style:family="paragraph" style:parent-style-name="Standard">
      <style:text-properties style:font-name="Liberation Serif" fo:font-size="9pt" fo:font-style="italic" officeooo:paragraph-rsid="0010524a" style:font-size-asian="9pt" style:font-style-asian="italic" style:font-size-complex="9pt" style:font-style-complex="italic"/>
    </style:style>
    <style:style style:name="P14" style:family="paragraph" style:parent-style-name="Standard">
      <style:text-properties style:font-name="Liberation Serif" fo:font-size="9pt" fo:font-style="italic" officeooo:paragraph-rsid="00136644" style:font-size-asian="9pt" style:font-style-asian="italic" style:font-size-complex="9pt" style:font-style-complex="italic"/>
    </style:style>
    <style:style style:name="P15" style:family="paragraph" style:parent-style-name="Standard">
      <style:text-properties style:font-name="Liberation Serif" fo:font-size="9pt" fo:font-style="italic" officeooo:paragraph-rsid="0031b374" style:font-size-asian="9pt" style:font-style-asian="italic" style:font-size-complex="9pt" style:font-style-complex="italic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end" style:justify-single-word="false"/>
      <style:text-properties officeooo:paragraph-rsid="0031b374"/>
    </style:style>
    <style:style style:name="P18" style:family="paragraph" style:parent-style-name="Standard">
      <style:paragraph-properties fo:text-align="end" style:justify-single-word="false"/>
      <style:text-properties officeooo:paragraph-rsid="0044973f"/>
    </style:style>
    <style:style style:name="P19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0" style:family="paragraph" style:parent-style-name="Standard">
      <style:text-properties officeooo:rsid="0010134a" officeooo:paragraph-rsid="0021701d"/>
    </style:style>
    <style:style style:name="P21" style:family="paragraph" style:parent-style-name="Standard">
      <style:text-properties officeooo:paragraph-rsid="0025fcc8"/>
    </style:style>
    <style:style style:name="P22" style:family="paragraph" style:parent-style-name="Standard">
      <style:text-properties officeooo:rsid="0028fdfd" officeooo:paragraph-rsid="0028fdfd"/>
    </style:style>
    <style:style style:name="P23" style:family="paragraph" style:parent-style-name="Standard">
      <style:text-properties fo:font-weight="bold"/>
    </style:style>
    <style:style style:name="P24" style:family="paragraph" style:parent-style-name="Standard">
      <style:text-properties style:font-name="Liberation Serif1" fo:font-size="10pt" officeooo:rsid="0028fdfd" officeooo:paragraph-rsid="002b302f" style:font-size-asian="10pt" style:font-size-complex="10pt"/>
    </style:style>
    <style:style style:name="P25" style:family="paragraph" style:parent-style-name="Standard">
      <style:text-properties style:font-name="Liberation Serif1" fo:font-size="10pt" officeooo:rsid="002a8bf4" officeooo:paragraph-rsid="002b302f" style:font-size-asian="10pt" style:font-size-complex="10pt"/>
    </style:style>
    <style:style style:name="P26" style:family="paragraph" style:parent-style-name="Standard">
      <style:text-properties style:font-name="Liberation Serif1" fo:font-size="10pt" officeooo:rsid="002a8bf4" officeooo:paragraph-rsid="002a8bf4" style:font-size-asian="10pt" style:font-size-complex="10pt"/>
    </style:style>
    <style:style style:name="P27" style:family="paragraph" style:parent-style-name="Standard">
      <style:text-properties style:font-name="Liberation Serif1" fo:font-size="10pt" officeooo:rsid="002b302f" officeooo:paragraph-rsid="0028fdfd" style:font-size-asian="10pt" style:font-size-complex="10pt"/>
    </style:style>
    <style:style style:name="P28" style:family="paragraph" style:parent-style-name="Standard">
      <style:text-properties officeooo:paragraph-rsid="0031b374"/>
    </style:style>
    <style:style style:name="P29" style:family="paragraph" style:parent-style-name="Standard">
      <style:paragraph-properties fo:text-align="center" style:justify-single-word="false"/>
      <style:text-properties officeooo:paragraph-rsid="0031b374"/>
    </style:style>
    <style:style style:name="P30" style:family="paragraph" style:parent-style-name="Table_20_Contents">
      <style:text-properties style:font-name="Liberation Serif" fo:font-size="9pt" fo:font-style="italic" officeooo:rsid="001288ed" officeooo:paragraph-rsid="001288ed" style:font-size-asian="9pt" style:font-style-asian="italic" style:font-size-complex="9pt" style:font-style-complex="italic"/>
    </style:style>
    <style:style style:name="P31" style:family="paragraph" style:parent-style-name="Table_20_Contents">
      <style:text-properties fo:font-size="9pt" fo:font-style="italic" officeooo:rsid="001288ed" officeooo:paragraph-rsid="001288ed" style:font-size-asian="9pt" style:font-style-asian="italic" style:font-size-complex="9pt" style:font-style-complex="italic"/>
    </style:style>
    <style:style style:name="P32" style:family="paragraph" style:parent-style-name="Table_20_Contents">
      <style:text-properties fo:font-size="9pt" officeooo:paragraph-rsid="001288ed" style:font-size-asian="9pt" style:font-size-complex="9pt"/>
    </style:style>
    <style:style style:name="P33" style:family="paragraph" style:parent-style-name="Table_20_Contents">
      <style:text-properties officeooo:rsid="001e0c8c" officeooo:paragraph-rsid="001e0c8c"/>
    </style:style>
    <style:style style:name="P34" style:family="paragraph" style:parent-style-name="Table_20_Contents">
      <style:text-properties officeooo:rsid="002b302f" officeooo:paragraph-rsid="002b302f" style:font-size-asian="10pt" style:font-size-complex="10pt"/>
    </style:style>
    <style:style style:name="P35" style:family="paragraph" style:parent-style-name="Table_20_Contents">
      <style:text-properties officeooo:rsid="002dc152" officeooo:paragraph-rsid="002dc152" style:font-size-asian="10pt" style:font-size-complex="10pt"/>
    </style:style>
    <style:style style:name="P36" style:family="paragraph" style:parent-style-name="Table_20_Contents">
      <style:text-properties officeooo:paragraph-rsid="002b302f"/>
    </style:style>
    <style:style style:name="P37" style:family="paragraph" style:parent-style-name="Table_20_Contents">
      <style:text-properties style:font-name="Ubuntu Mono" style:font-size-asian="9pt" style:font-size-complex="9pt"/>
    </style:style>
    <style:style style:name="P38" style:family="paragraph" style:parent-style-name="Table_20_Contents">
      <style:text-properties style:font-name="Ubuntu Mono" officeooo:rsid="004eaaeb" officeooo:paragraph-rsid="004eaaeb" style:font-size-asian="9pt" style:font-size-complex="9pt"/>
    </style:style>
    <style:style style:name="P39" style:family="paragraph" style:parent-style-name="Table_20_Contents">
      <style:text-properties style:font-name="Ubuntu Mono" officeooo:rsid="0051769c" officeooo:paragraph-rsid="0051769c" style:font-size-asian="9pt" style:font-size-complex="9pt"/>
    </style:style>
    <style:style style:name="P40" style:family="paragraph" style:parent-style-name="Table_20_Contents">
      <style:text-properties style:font-name="Ubuntu Mono" officeooo:rsid="0051c676" officeooo:paragraph-rsid="0051c676" style:font-size-asian="9pt" style:font-size-complex="9pt"/>
    </style:style>
    <style:style style:name="P41" style:family="paragraph" style:parent-style-name="Table_20_Contents">
      <style:text-properties style:font-name="Ubuntu Mono" fo:font-size="9pt" style:font-size-asian="9pt" style:font-size-complex="9pt"/>
    </style:style>
    <style:style style:name="P42" style:family="paragraph" style:parent-style-name="Table_20_Contents">
      <style:text-properties style:font-name="Ubuntu Mono" fo:font-size="9pt" officeooo:paragraph-rsid="005ed3af" style:font-size-asian="9pt" style:font-size-complex="9pt"/>
    </style:style>
    <style:style style:name="P43" style:family="paragraph" style:parent-style-name="Table_20_Contents">
      <style:text-properties style:font-name="Ubuntu Mono" fo:font-size="9pt" officeooo:paragraph-rsid="00608fd3" style:font-size-asian="9pt" style:font-size-complex="9pt"/>
    </style:style>
    <style:style style:name="P44" style:family="paragraph" style:parent-style-name="Table_20_Contents">
      <style:text-properties style:font-name="Ubuntu Mono" fo:font-size="9pt" fo:font-weight="bold" officeooo:paragraph-rsid="00608fd3" style:font-size-asian="9pt" style:font-size-complex="9pt"/>
    </style:style>
    <style:style style:name="P45" style:family="paragraph" style:parent-style-name="Table_20_Contents">
      <style:text-properties officeooo:paragraph-rsid="0051769c"/>
    </style:style>
    <style:style style:name="P46" style:family="paragraph" style:parent-style-name="Text_20_body">
      <style:text-properties style:font-name="Ubuntu Mono" officeooo:paragraph-rsid="002dc152" style:font-size-asian="10pt" style:font-size-complex="10pt"/>
    </style:style>
    <style:style style:name="P47" style:family="paragraph" style:parent-style-name="Text_20_body">
      <style:text-properties style:font-name="Liberation Serif1" fo:font-size="10pt" officeooo:rsid="002b302f" officeooo:paragraph-rsid="0028fdfd" style:font-size-asian="10pt" style:font-size-complex="10pt"/>
    </style:style>
    <style:style style:name="P48" style:family="paragraph" style:parent-style-name="fr_5f_text_5f_8">
      <style:text-properties officeooo:paragraph-rsid="001af83a"/>
    </style:style>
    <style:style style:name="P49" style:family="paragraph" style:parent-style-name="fr_5f_text_5f_8">
      <style:text-properties officeooo:paragraph-rsid="001e0c8c"/>
    </style:style>
    <style:style style:name="P50" style:family="paragraph" style:parent-style-name="Standard">
      <style:paragraph-properties fo:break-before="page"/>
      <style:text-properties officeooo:rsid="0010134a" officeooo:paragraph-rsid="0021701d"/>
    </style:style>
    <style:style style:name="P51" style:family="paragraph" style:parent-style-name="Standard">
      <style:paragraph-properties fo:break-before="page"/>
      <style:text-properties officeooo:paragraph-rsid="0021701d"/>
    </style:style>
    <style:style style:name="P52" style:family="paragraph" style:parent-style-name="Standard">
      <style:paragraph-properties fo:break-before="page"/>
      <style:text-properties officeooo:rsid="00283ed9" officeooo:paragraph-rsid="00283ed9"/>
    </style:style>
    <style:style style:name="P53" style:family="paragraph" style:parent-style-name="ubuntu_5f_mono_5f_9">
      <style:paragraph-properties fo:break-before="page"/>
    </style:style>
    <style:style style:name="P54" style:family="paragraph" style:parent-style-name="ubuntu_5f_mono_5f_9">
      <style:paragraph-properties fo:break-before="page"/>
      <style:text-properties officeooo:paragraph-rsid="003c398b"/>
    </style:style>
    <style:style style:name="P55" style:family="paragraph" style:parent-style-name="ubuntu_5f_mono_5f_9">
      <style:paragraph-properties fo:break-before="page"/>
      <style:text-properties officeooo:rsid="0046c4af" officeooo:paragraph-rsid="0046c4af"/>
    </style:style>
    <style:style style:name="P56" style:family="paragraph" style:parent-style-name="ubuntu_5f_mono_5f_9">
      <style:paragraph-properties fo:text-align="center" style:justify-single-word="false" fo:break-before="page"/>
      <style:text-properties fo:font-weight="bold" officeooo:rsid="005ad1d5" officeooo:paragraph-rsid="005ad1d5" style:font-weight-asian="bold" style:font-weight-complex="bold"/>
    </style:style>
    <style:style style:name="P57" style:family="paragraph" style:parent-style-name="ubuntu_5f_mono_5f_9">
      <style:paragraph-properties fo:text-align="center" style:justify-single-word="false" fo:break-before="page"/>
      <style:text-properties style:font-name="Ubuntu Mono" fo:font-size="12pt" fo:font-style="italic" fo:font-weight="bold" officeooo:rsid="005ed3af" officeooo:paragraph-rsid="005ed3af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ubuntu_5f_mono_5f_9">
      <style:paragraph-properties fo:text-align="center" style:justify-single-word="false" fo:break-before="page"/>
      <style:text-properties style:font-name="Ubuntu Mono" fo:font-size="11pt" fo:font-style="italic" fo:font-weight="bold" officeooo:rsid="00626e9f" officeooo:paragraph-rsid="00626e9f" style:font-size-asian="11pt" style:font-style-asian="italic" style:font-weight-asian="bold" style:font-size-complex="11pt" style:font-style-complex="italic" style:font-weight-complex="bold"/>
    </style:style>
    <style:style style:name="P59" style:family="paragraph" style:parent-style-name="ubuntu_5f_mono_5f_9">
      <style:paragraph-properties fo:text-align="center" style:justify-single-word="false" fo:break-before="page"/>
      <style:text-properties style:font-name="Ubuntu Mono" fo:font-size="11pt" fo:font-weight="bold" officeooo:rsid="007100a7" officeooo:paragraph-rsid="007100a7" style:font-size-asian="9.60000038146973pt" style:font-weight-asian="bold" style:font-size-complex="11pt" style:font-weight-complex="bold"/>
    </style:style>
    <style:style style:name="P60" style:family="paragraph" style:parent-style-name="ubuntu_5f_mono_5f_9">
      <style:paragraph-properties fo:break-before="page"/>
      <style:text-properties style:font-name="Ubuntu Mono" officeooo:rsid="0046c4af" officeooo:paragraph-rsid="0046c4af"/>
    </style:style>
    <style:style style:name="P61" style:family="paragraph" style:parent-style-name="tab_5f_text">
      <style:text-properties fo:font-size="8pt" officeooo:paragraph-rsid="0021701d" style:font-size-asian="8pt" style:font-size-complex="8pt"/>
    </style:style>
    <style:style style:name="P62" style:family="paragraph" style:parent-style-name="purisa_5f_7">
      <style:text-properties officeooo:paragraph-rsid="0031b374"/>
    </style:style>
    <style:style style:name="P63" style:family="paragraph" style:parent-style-name="purisa_5f_7">
      <style:text-properties fo:font-weight="bold" style:font-weight-asian="bold" style:font-weight-complex="bold"/>
    </style:style>
    <style:style style:name="P64" style:family="paragraph" style:parent-style-name="purisa_5f_7">
      <style:text-properties fo:font-weight="bold" officeooo:paragraph-rsid="0033efde" style:font-weight-asian="bold" style:font-weight-complex="bold"/>
    </style:style>
    <style:style style:name="P65" style:family="paragraph" style:parent-style-name="purisa_5f_7">
      <style:text-properties officeooo:paragraph-rsid="003f8f80"/>
    </style:style>
    <style:style style:name="P66" style:family="paragraph" style:parent-style-name="ubuntu_5f_mono_5f_9">
      <style:text-properties officeooo:rsid="0033efde" officeooo:paragraph-rsid="0033efde"/>
    </style:style>
    <style:style style:name="P67" style:family="paragraph" style:parent-style-name="ubuntu_5f_mono_5f_9">
      <style:text-properties officeooo:rsid="00348ae7" officeooo:paragraph-rsid="00348ae7"/>
    </style:style>
    <style:style style:name="P68" style:family="paragraph" style:parent-style-name="ubuntu_5f_mono_5f_9">
      <style:text-properties officeooo:rsid="003657fd" officeooo:paragraph-rsid="003657fd"/>
    </style:style>
    <style:style style:name="P69" style:family="paragraph" style:parent-style-name="ubuntu_5f_mono_5f_9">
      <style:text-properties officeooo:paragraph-rsid="0037a7bd"/>
    </style:style>
    <style:style style:name="P70" style:family="paragraph" style:parent-style-name="ubuntu_5f_mono_5f_9">
      <style:text-properties fo:language="ru" fo:country="RU" officeooo:paragraph-rsid="0037a7bd"/>
    </style:style>
    <style:style style:name="P71" style:family="paragraph" style:parent-style-name="ubuntu_5f_mono_5f_9">
      <style:text-properties officeooo:paragraph-rsid="003657fd"/>
    </style:style>
    <style:style style:name="P72" style:family="paragraph" style:parent-style-name="ubuntu_5f_mono_5f_9">
      <style:text-properties officeooo:rsid="003c398b" officeooo:paragraph-rsid="003c398b"/>
    </style:style>
    <style:style style:name="P73" style:family="paragraph" style:parent-style-name="ubuntu_5f_mono_5f_9">
      <style:paragraph-properties fo:text-align="end" style:justify-single-word="false"/>
      <style:text-properties officeooo:paragraph-rsid="003df8d7"/>
    </style:style>
    <style:style style:name="P74" style:family="paragraph" style:parent-style-name="ubuntu_5f_mono_5f_9">
      <style:text-properties officeooo:rsid="003df8d7" officeooo:paragraph-rsid="003df8d7"/>
    </style:style>
    <style:style style:name="P75" style:family="paragraph" style:parent-style-name="ubuntu_5f_mono_5f_9">
      <style:paragraph-properties fo:text-align="end" style:justify-single-word="false"/>
      <style:text-properties style:font-name="Ubuntu Mono" officeooo:paragraph-rsid="003df8d7" style:font-size-asian="9pt" style:font-size-complex="9pt"/>
    </style:style>
    <style:style style:name="P76" style:family="paragraph" style:parent-style-name="ubuntu_5f_mono_5f_9">
      <style:paragraph-properties fo:text-align="center" style:justify-single-word="false"/>
      <style:text-properties style:font-name="Ubuntu Mono" fo:font-size="10pt" fo:font-style="italic" fo:font-weight="bold" officeooo:paragraph-rsid="003df8d7" style:font-size-asian="10pt" style:font-style-asian="italic" style:font-weight-asian="bold" style:font-size-complex="10pt" style:font-style-complex="italic" style:font-weight-complex="bold"/>
    </style:style>
    <style:style style:name="P77" style:family="paragraph" style:parent-style-name="ubuntu_5f_mono_5f_9">
      <style:text-properties style:font-name="Ubuntu Mono" fo:font-size="9pt" officeooo:rsid="004d63eb" officeooo:paragraph-rsid="004d63eb" style:font-size-asian="9pt" style:font-size-complex="9pt"/>
    </style:style>
    <style:style style:name="P78" style:family="paragraph" style:parent-style-name="ubuntu_5f_mono_5f_9">
      <style:paragraph-properties fo:text-align="end" style:justify-single-word="false"/>
      <style:text-properties style:font-name="Ubuntu Mono" fo:font-style="italic" officeooo:rsid="005ad1d5" officeooo:paragraph-rsid="005ad1d5" style:font-style-asian="italic" style:font-style-complex="italic"/>
    </style:style>
    <style:style style:name="P79" style:family="paragraph" style:parent-style-name="ubuntu_5f_mono_5f_9">
      <style:paragraph-properties fo:text-align="end" style:justify-single-word="false"/>
      <style:text-properties style:font-name="Ubuntu Mono" fo:font-style="italic" fo:font-weight="bold" officeooo:rsid="005ed3af" officeooo:paragraph-rsid="005ed3af" style:font-style-asian="italic" style:font-weight-asian="bold" style:font-style-complex="italic" style:font-weight-complex="bold"/>
    </style:style>
    <style:style style:name="P80" style:family="paragraph" style:parent-style-name="ubuntu_5f_mono_5f_9">
      <style:paragraph-properties fo:text-align="end" style:justify-single-word="false"/>
      <style:text-properties style:font-name="Ubuntu Mono" fo:font-style="italic" fo:font-weight="bold" officeooo:rsid="007100a7" officeooo:paragraph-rsid="007100a7" style:font-style-asian="italic" style:font-weight-asian="bold" style:font-style-complex="italic" style:font-weight-complex="bold"/>
    </style:style>
    <style:style style:name="P81" style:family="paragraph" style:parent-style-name="ubuntu_5f_mono_5f_9">
      <style:text-properties style:font-name="Ubuntu Mono" officeooo:rsid="0046c4af" officeooo:paragraph-rsid="0046c4af"/>
    </style:style>
    <style:style style:name="P82" style:family="paragraph" style:parent-style-name="ubuntu_5f_mono_5f_9">
      <style:text-properties officeooo:rsid="0046c4af" officeooo:paragraph-rsid="0046c4af"/>
    </style:style>
    <style:style style:name="P83" style:family="paragraph" style:parent-style-name="ubuntu_5f_mono_5f_9">
      <style:text-properties officeooo:rsid="0046c4af" officeooo:paragraph-rsid="00488341"/>
    </style:style>
    <style:style style:name="P84" style:family="paragraph" style:parent-style-name="ubuntu_5f_mono_5f_9">
      <style:text-properties officeooo:paragraph-rsid="00488341"/>
    </style:style>
    <style:style style:name="P85" style:family="paragraph" style:parent-style-name="ubuntu_5f_mono_5f_9">
      <style:text-properties fo:font-style="italic" officeooo:rsid="004980e9" officeooo:paragraph-rsid="004980e9" style:font-style-asian="italic" style:font-style-complex="italic"/>
    </style:style>
    <style:style style:name="P86" style:family="paragraph" style:parent-style-name="ubuntu_5f_mono_5f_9">
      <style:paragraph-properties fo:text-align="end" style:justify-single-word="false"/>
      <style:text-properties fo:font-style="italic" style:font-style-asian="italic" style:font-style-complex="italic"/>
    </style:style>
    <style:style style:name="P87" style:family="paragraph" style:parent-style-name="ubuntu_5f_mono_5f_9">
      <style:text-properties fo:font-style="italic" officeooo:paragraph-rsid="004da2de"/>
    </style:style>
    <style:style style:name="P88" style:family="paragraph" style:parent-style-name="ubuntu_5f_mono_5f_9">
      <style:text-properties fo:font-weight="bold"/>
    </style:style>
    <style:style style:name="P89" style:family="paragraph" style:parent-style-name="ubuntu_5f_mono_5f_9">
      <style:paragraph-properties fo:text-align="center" style:justify-single-word="false"/>
      <style:text-properties fo:font-weight="bold" style:font-weight-asian="bold" style:font-weight-complex="bold"/>
    </style:style>
    <style:style style:name="P90" style:family="paragraph" style:parent-style-name="ubuntu_5f_mono_5f_9">
      <style:text-properties fo:font-weight="normal" style:font-weight-asian="normal" style:font-weight-complex="normal"/>
    </style:style>
    <style:style style:name="P91" style:family="paragraph" style:parent-style-name="ubuntu_5f_mono_5f_9">
      <style:paragraph-properties fo:text-align="end" style:justify-single-word="false"/>
      <style:text-properties officeooo:rsid="005474a4" officeooo:paragraph-rsid="005474a4"/>
    </style:style>
    <style:style style:name="P92" style:family="paragraph" style:parent-style-name="ubuntu_5f_mono_5f_9">
      <style:text-properties officeooo:paragraph-rsid="005474a4"/>
    </style:style>
    <style:style style:name="P93" style:family="paragraph" style:parent-style-name="ubuntu_5f_mono_5f_9">
      <style:text-properties officeooo:paragraph-rsid="00561a3f"/>
    </style:style>
    <style:style style:name="P94" style:family="paragraph" style:parent-style-name="ubuntu_5f_mono_5f_9">
      <style:text-properties officeooo:paragraph-rsid="00578d06"/>
    </style:style>
    <style:style style:name="P95" style:family="paragraph" style:parent-style-name="ubuntu_5f_mono_5f_9">
      <style:text-properties officeooo:paragraph-rsid="00626e9f"/>
    </style:style>
    <style:style style:name="P96" style:family="paragraph" style:parent-style-name="ubuntu_5f_mono_5f_9">
      <style:paragraph-properties fo:text-align="end" style:justify-single-word="false"/>
      <style:text-properties fo:color="#000000" style:font-name="Ubuntu Mono" fo:font-style="italic" fo:font-weight="bold" officeooo:rsid="0046c4af" officeooo:paragraph-rsid="0046c4af"/>
    </style:style>
    <style:style style:name="P97" style:family="paragraph" style:parent-style-name="ubuntu_5f_mono_5f_9">
      <style:text-properties officeooo:paragraph-rsid="0063b8cd"/>
    </style:style>
    <style:style style:name="P98" style:family="paragraph" style:parent-style-name="ubuntu_5f_mono_5f_9">
      <style:text-properties officeooo:rsid="0063b8cd" officeooo:paragraph-rsid="0063b8cd"/>
    </style:style>
    <style:style style:name="P99" style:family="paragraph" style:parent-style-name="ubuntu_5f_mono_5f_9">
      <style:text-properties officeooo:rsid="00656e30" officeooo:paragraph-rsid="00656e30"/>
    </style:style>
    <style:style style:name="P100" style:family="paragraph" style:parent-style-name="ubuntu_5f_mono_5f_9">
      <style:text-properties officeooo:paragraph-rsid="00656e30"/>
    </style:style>
    <style:style style:name="P101" style:family="paragraph" style:parent-style-name="ubuntu_5f_mono_5f_9">
      <style:text-properties officeooo:rsid="0066381c" officeooo:paragraph-rsid="0066381c"/>
    </style:style>
    <style:style style:name="P102" style:family="paragraph" style:parent-style-name="ubuntu_5f_mono_5f_9">
      <style:text-properties officeooo:rsid="0067b7f9" officeooo:paragraph-rsid="0067b7f9"/>
    </style:style>
    <style:style style:name="P103" style:family="paragraph" style:parent-style-name="ubuntu_5f_mono_5f_9">
      <style:text-properties officeooo:rsid="0067e8b4" officeooo:paragraph-rsid="0067e8b4"/>
    </style:style>
    <style:style style:name="P104" style:family="paragraph" style:parent-style-name="ubuntu_5f_mono_5f_9">
      <style:text-properties officeooo:paragraph-rsid="0069e86a"/>
    </style:style>
    <style:style style:name="P105" style:family="paragraph" style:parent-style-name="ubuntu_5f_mono_5f_9">
      <style:text-properties officeooo:rsid="006acec8" officeooo:paragraph-rsid="006acec8"/>
    </style:style>
    <style:style style:name="P106" style:family="paragraph" style:parent-style-name="ubuntu_5f_mono_5f_9">
      <style:text-properties officeooo:rsid="006b90c1" officeooo:paragraph-rsid="006b90c1"/>
    </style:style>
    <style:style style:name="P107" style:family="paragraph" style:parent-style-name="ubuntu_5f_mono_5f_9">
      <style:text-properties officeooo:paragraph-rsid="007409e8"/>
    </style:style>
    <style:style style:name="P108" style:family="paragraph" style:parent-style-name="ubuntu_5f_mono_5f_9">
      <style:paragraph-properties fo:line-height="150%"/>
    </style:style>
    <style:style style:name="P109" style:family="paragraph" style:parent-style-name="ubuntu_5f_mono_5f_9">
      <style:text-properties style:font-name="Liberation Serif1" officeooo:rsid="0074f059" officeooo:paragraph-rsid="0074f059"/>
    </style:style>
    <style:style style:name="P110" style:family="paragraph" style:parent-style-name="ubuntu_5f_mono_5f_9">
      <style:text-properties officeooo:rsid="0074fd33" officeooo:paragraph-rsid="0074fd33"/>
    </style:style>
    <style:style style:name="P111" style:family="paragraph" style:parent-style-name="ubuntu_5f_mono_5f_9">
      <style:text-properties officeooo:rsid="0076987f" officeooo:paragraph-rsid="0076987f"/>
    </style:style>
    <style:style style:name="P112" style:family="paragraph" style:parent-style-name="Heading_20_8">
      <style:paragraph-properties fo:margin-top="0cm" fo:margin-bottom="0cm" loext:contextual-spacing="false"/>
    </style:style>
    <style:style style:name="P113" style:family="paragraph" style:parent-style-name="Heading_20_8">
      <style:paragraph-properties fo:break-before="page"/>
    </style:style>
    <style:style style:name="P114" style:family="paragraph" style:parent-style-name="Table_20_Contents">
      <style:text-properties style:font-name="Ubuntu Mono" fo:font-size="9pt" style:font-size-asian="9pt" style:font-size-complex="9pt"/>
    </style:style>
    <style:style style:name="P115" style:family="paragraph" style:parent-style-name="Table_20_Contents">
      <style:text-properties style:font-name="Ubuntu Mono" fo:font-size="9pt" officeooo:paragraph-rsid="007a7cd1" style:font-size-asian="9pt" style:font-size-complex="9pt"/>
    </style:style>
    <style:style style:name="P116" style:family="paragraph" style:parent-style-name="ubuntu_5f_mono_5f_9">
      <style:text-properties fo:font-style="italic" fo:font-weight="bold" officeooo:paragraph-rsid="0074fd33"/>
    </style:style>
    <style:style style:name="P117" style:family="paragraph" style:parent-style-name="ubuntu_5f_mono_5f_9">
      <style:text-properties fo:font-weight="bold"/>
    </style:style>
    <style:style style:name="P118" style:family="paragraph" style:parent-style-name="ubuntu_5f_mono_5f_9">
      <style:text-properties fo:font-weight="bold" officeooo:paragraph-rsid="0074fd33"/>
    </style:style>
    <style:style style:name="P119" style:family="paragraph" style:parent-style-name="ubuntu_5f_mono_5f_9">
      <style:text-properties style:font-name="Ubuntu Mono" officeooo:rsid="0078303a" officeooo:paragraph-rsid="0046c4af"/>
    </style:style>
    <style:style style:name="P120" style:family="paragraph" style:parent-style-name="ubuntu_5f_mono_5f_9">
      <style:paragraph-properties fo:text-align="center" style:justify-single-word="false" fo:break-before="page"/>
      <style:text-properties style:font-name="Ubuntu Mono" fo:font-size="11pt" fo:font-style="italic" fo:font-weight="bold" officeooo:rsid="007a5632" officeooo:paragraph-rsid="007a5632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officeooo:rsid="00111f5b"/>
    </style:style>
    <style:style style:name="T2" style:family="text">
      <style:text-properties officeooo:rsid="001288e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8pt" fo:font-style="italic" style:font-size-asian="8pt" style:font-style-asian="italic" style:font-size-complex="8pt" style:font-style-complex="italic"/>
    </style:style>
    <style:style style:name="T5" style:family="text">
      <style:text-properties style:font-name="Liberation Serif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6" style:family="text">
      <style:text-properties style:font-name="Liberation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style:font-name="Liberation Serif" fo:font-size="9pt" fo:font-style="italic" fo:font-weight="normal" officeooo:rsid="001288ed" style:font-size-asian="9pt" style:font-style-asian="italic" style:font-weight-asian="normal" style:font-size-complex="9pt" style:font-style-complex="italic" style:font-weight-complex="normal"/>
    </style:style>
    <style:style style:name="T8" style:family="text">
      <style:text-properties style:font-name="Liberation Serif" fo:font-style="italic" style:font-style-asian="italic" style:font-style-complex="italic"/>
    </style:style>
    <style:style style:name="T9" style:family="text">
      <style:text-properties style:font-name="Liberation Serif" fo:font-style="italic" officeooo:rsid="00136644" style:font-style-asian="italic" style:font-style-complex="italic"/>
    </style:style>
    <style:style style:name="T10" style:family="text">
      <style:text-properties style:font-name="Liberation Serif" fo:font-style="italic" officeooo:rsid="0018c419" style:font-style-asian="italic" style:font-style-complex="italic"/>
    </style:style>
    <style:style style:name="T11" style:family="text">
      <style:text-properties style:font-name="Liberation Serif" fo:font-style="italic" officeooo:rsid="0014d55a" style:font-style-asian="italic" style:font-style-complex="italic"/>
    </style:style>
    <style:style style:name="T12" style:family="text">
      <style:text-properties officeooo:rsid="00136644"/>
    </style:style>
    <style:style style:name="T13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4" style:family="text">
      <style:text-properties fo:font-size="9pt" fo:font-style="italic" fo:font-weight="normal" officeooo:rsid="001ac1be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officeooo:rsid="000fb33b"/>
    </style:style>
    <style:style style:name="T16" style:family="text">
      <style:text-properties officeooo:rsid="001a1b91"/>
    </style:style>
    <style:style style:name="T17" style:family="text">
      <style:text-properties style:font-name="Purisa" fo:font-size="8pt" officeooo:rsid="001e0c8c" style:font-size-asian="8pt" style:font-size-complex="8pt"/>
    </style:style>
    <style:style style:name="T18" style:family="text">
      <style:text-properties fo:font-style="italic" officeooo:rsid="00184f54" style:font-style-asian="italic" style:font-style-complex="italic"/>
    </style:style>
    <style:style style:name="T19" style:family="text">
      <style:text-properties fo:font-style="italic" officeooo:rsid="001288ed" style:font-style-asian="italic" style:font-style-complex="italic"/>
    </style:style>
    <style:style style:name="T20" style:family="text">
      <style:text-properties fo:font-style="italic" fo:font-weight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e0c8c" style:font-weight-asian="normal" style:font-weight-complex="normal"/>
    </style:style>
    <style:style style:name="T23" style:family="text">
      <style:text-properties fo:font-weight="normal" officeooo:rsid="00410a00" style:font-weight-asian="normal" style:font-weight-complex="normal"/>
    </style:style>
    <style:style style:name="T24" style:family="text">
      <style:text-properties officeooo:rsid="0010134a"/>
    </style:style>
    <style:style style:name="T25" style:family="text">
      <style:text-properties fo:font-size="10pt" officeooo:rsid="0010134a"/>
    </style:style>
    <style:style style:name="T26" style:family="text">
      <style:text-properties fo:font-size="10pt" officeooo:rsid="002b302f" style:font-size-asian="10pt" style:font-size-complex="10pt"/>
    </style:style>
    <style:style style:name="T27" style:family="text">
      <style:text-properties officeooo:rsid="001071fd"/>
    </style:style>
    <style:style style:name="T28" style:family="text">
      <style:text-properties fo:font-weight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241275"/>
    </style:style>
    <style:style style:name="T31" style:family="text">
      <style:text-properties style:font-name="Liberation Serif1"/>
    </style:style>
    <style:style style:name="T32" style:family="text">
      <style:text-properties style:font-name="Liberation Serif1" officeooo:rsid="002b302f"/>
    </style:style>
    <style:style style:name="T33" style:family="text">
      <style:text-properties style:font-name="Liberation Serif1" officeooo:rsid="002b302f" style:font-size-asian="10pt" style:font-size-complex="10pt"/>
    </style:style>
    <style:style style:name="T34" style:family="text">
      <style:text-properties style:font-name="Liberation Serif1" officeooo:rsid="004980e9"/>
    </style:style>
    <style:style style:name="T35" style:family="text">
      <style:text-properties officeooo:rsid="002b302f" style:font-size-asian="10pt" style:font-size-complex="10pt"/>
    </style:style>
    <style:style style:name="T36" style:family="text">
      <style:text-properties style:font-name="Ubuntu Mono"/>
    </style:style>
    <style:style style:name="T37" style:family="text">
      <style:text-properties style:font-name="Ubuntu Mono" fo:font-size="9pt" officeooo:rsid="0037a7bd" style:font-size-asian="9pt" style:font-size-complex="9pt"/>
    </style:style>
    <style:style style:name="T38" style:family="text">
      <style:text-properties style:font-name="Ubuntu Mono" fo:font-size="9pt" officeooo:rsid="003a5545" style:font-size-asian="9pt" style:font-size-complex="9pt"/>
    </style:style>
    <style:style style:name="T39" style:family="text">
      <style:text-properties style:font-name="Ubuntu Mono" fo:font-size="9pt" officeooo:rsid="00488341" style:font-size-asian="9pt" style:font-size-complex="9pt"/>
    </style:style>
    <style:style style:name="T40" style:family="text">
      <style:text-properties style:font-name="Ubuntu Mono" fo:font-size="9pt" officeooo:rsid="0066381c" style:font-size-asian="9pt" style:font-size-complex="9pt"/>
    </style:style>
    <style:style style:name="T41" style:family="text">
      <style:text-properties style:font-name="Ubuntu Mono" fo:font-size="9pt" officeooo:rsid="0068508e" style:font-size-asian="9pt" style:font-size-complex="9pt"/>
    </style:style>
    <style:style style:name="T42" style:family="text">
      <style:text-properties style:font-name="Ubuntu Mono" fo:font-size="9pt" officeooo:rsid="0069e86a" style:font-size-asian="9pt" style:font-size-complex="9pt"/>
    </style:style>
    <style:style style:name="T43" style:family="text">
      <style:text-properties style:font-name="Ubuntu Mono" fo:font-size="9pt" officeooo:rsid="006ee7c5" style:font-size-asian="9pt" style:font-size-complex="9pt"/>
    </style:style>
    <style:style style:name="T44" style:family="text">
      <style:text-properties style:font-name="Ubuntu 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5" style:family="text">
      <style:text-properties style:font-name="Ubuntu Mono" fo:font-size="9pt" fo:font-weight="normal" style:font-size-asian="9pt" style:font-weight-asian="normal" style:font-size-complex="9pt" style:font-weight-complex="normal"/>
    </style:style>
    <style:style style:name="T46" style:family="text">
      <style:text-properties style:font-name="Ubuntu Mono" fo:font-size="9pt" fo:font-weight="normal" officeooo:rsid="0025fcc8" style:font-size-asian="9pt" style:font-weight-asian="normal" style:font-size-complex="9pt" style:font-weight-complex="normal"/>
    </style:style>
    <style:style style:name="T47" style:family="text">
      <style:text-properties style:font-name="Ubuntu Mono" fo:font-size="9pt" fo:font-weight="normal" officeooo:rsid="0044973f" style:font-size-asian="9pt" style:font-weight-asian="normal" style:font-size-complex="9pt" style:font-weight-complex="normal"/>
    </style:style>
    <style:style style:name="T48" style:family="text">
      <style:text-properties style:font-name="Ubuntu Mono" fo:font-size="10pt" fo:font-style="italic" fo:font-weight="bold" officeooo:rsid="0025fcc8" style:font-size-asian="10pt" style:font-style-asian="italic" style:font-weight-asian="bold" style:font-size-complex="10pt" style:font-style-complex="italic" style:font-weight-complex="bold"/>
    </style:style>
    <style:style style:name="T49" style:family="text">
      <style:text-properties style:font-name="Ubuntu Mono" fo:font-size="10pt" style:font-size-asian="10pt" style:font-size-complex="10pt"/>
    </style:style>
    <style:style style:name="T50" style:family="text">
      <style:text-properties style:font-name="Ubuntu Mono" fo:font-size="10pt" officeooo:rsid="0052e09f" style:font-size-asian="9pt" style:font-size-complex="9pt"/>
    </style:style>
    <style:style style:name="T51" style:family="text">
      <style:text-properties style:font-name="Ubuntu Mono" officeooo:rsid="0051769c" style:font-size-asian="9pt" style:font-size-complex="9pt"/>
    </style:style>
    <style:style style:name="T52" style:family="text">
      <style:text-properties officeooo:rsid="0033efde"/>
    </style:style>
    <style:style style:name="T53" style:family="text">
      <style:text-properties officeooo:rsid="003657fd"/>
    </style:style>
    <style:style style:name="T54" style:family="text">
      <style:text-properties officeooo:rsid="0037a7bd"/>
    </style:style>
    <style:style style:name="T55" style:family="text">
      <style:text-properties officeooo:rsid="00391b9b"/>
    </style:style>
    <style:style style:name="T56" style:family="text">
      <style:text-properties officeooo:rsid="003c398b"/>
    </style:style>
    <style:style style:name="T57" style:family="text">
      <style:text-properties officeooo:rsid="003cf6a0"/>
    </style:style>
    <style:style style:name="T58" style:family="text">
      <style:text-properties officeooo:rsid="003df8d7"/>
    </style:style>
    <style:style style:name="T59" style:family="text">
      <style:text-properties officeooo:rsid="00410a00"/>
    </style:style>
    <style:style style:name="T60" style:family="text">
      <style:text-properties officeooo:rsid="00488341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officeooo:rsid="004b6de0"/>
    </style:style>
    <style:style style:name="T63" style:family="text">
      <style:text-properties officeooo:rsid="005474a4"/>
    </style:style>
    <style:style style:name="T64" style:family="text">
      <style:text-properties officeooo:rsid="00579d6a"/>
    </style:style>
    <style:style style:name="T65" style:family="text">
      <style:text-properties officeooo:rsid="0063b8cd"/>
    </style:style>
    <style:style style:name="T66" style:family="text">
      <style:text-properties officeooo:rsid="00656e30"/>
    </style:style>
    <style:style style:name="T67" style:family="text">
      <style:text-properties officeooo:rsid="0066381c"/>
    </style:style>
    <style:style style:name="T68" style:family="text">
      <style:text-properties officeooo:rsid="0068508e"/>
    </style:style>
    <style:style style:name="T69" style:family="text">
      <style:text-properties officeooo:rsid="0069e86a"/>
    </style:style>
    <style:style style:name="T70" style:family="text">
      <style:text-properties officeooo:rsid="006acec8"/>
    </style:style>
    <style:style style:name="T71" style:family="text">
      <style:text-properties officeooo:rsid="006b90c1"/>
    </style:style>
    <style:style style:name="T72" style:family="text">
      <style:text-properties fo:color="#64b0f4"/>
    </style:style>
    <style:style style:name="T73" style:family="text">
      <style:text-properties officeooo:rsid="006ee7c5"/>
    </style:style>
    <style:style style:name="T74" style:family="text">
      <style:text-properties officeooo:rsid="0076987f"/>
    </style:style>
    <style:style style:name="T75" style:family="text">
      <style:text-properties officeooo:rsid="0076db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2" text:outline-level="8"><text:span text:style-name="Strong_20_Emphasis">Déserteur</text:span></text:h>
      <text:p text:style-name="P16"><text:span text:style-name="Strong_20_Emphasis"><text:span text:style-name="T13">Boris Vian, </text:span></text:span><text:span text:style-name="Strong_20_Emphasis"><text:span text:style-name="T14">Marcel Mouloudji, Serge Reggiani</text:span>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fr_5f_text_5f_8"><text:span text:style-name="fr_5f_text_5f_8">Monsieur le Président</text:span></text:p>
            <text:p text:style-name="fr_5f_text_5f_8"><text:span text:style-name="fr_5f_text_5f_8">Je vous fais une lettre </text:span></text:p>
            <text:p text:style-name="fr_5f_text_5f_8"><text:span text:style-name="fr_5f_text_5f_8">Que vous lirez peut-être </text:span></text:p>
            <text:p text:style-name="fr_5f_text_5f_8"><text:span text:style-name="fr_5f_text_5f_8">Si vous avez le temps </text:span></text:p>
          </table:table-cell>
          <table:table-cell table:style-name="Таблица1.B1" office:value-type="string">
            <text:p text:style-name="P12"><text:span text:style-name="T2">Г</text:span>осподин /известный и вам самим, и всем/ президент</text:p>
            <text:p text:style-name="P5"><text:span text:style-name="Strong_20_Emphasis"><text:span text:style-name="T7">Я</text:span></text:span><text:span text:style-name="Strong_20_Emphasis"><text:span text:style-name="T6"> вам делаю /вам пока неизвестное/ письмо</text:span></text:span></text:p>
            <text:p text:style-name="P5"><text:span text:style-name="Strong_20_Emphasis"><text:span text:style-name="T7">К</text:span></text:span><text:span text:style-name="Strong_20_Emphasis"><text:span text:style-name="T6">оторое вы прочитаете, может быть</text:span></text:span></text:p>
            <text:p text:style-name="P5"><text:span text:style-name="Strong_20_Emphasis"><text:span text:style-name="T7">Е</text:span></text:span><text:span text:style-name="Strong_20_Emphasis"><text:span text:style-name="T6">сли <text:s/>у вас будет время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fr_5f_text_5f_8"><text:span text:style-name="fr_5f_text_5f_8">Je viens de recevoir </text:span></text:p>
            <text:p text:style-name="fr_5f_text_5f_8"><text:span text:style-name="fr_5f_text_5f_8">Mes papiers militaires </text:span></text:p>
            <text:p text:style-name="fr_5f_text_5f_8"><text:span text:style-name="fr_5f_text_5f_8">Pour partir à la guerre </text:span></text:p>
            <text:p text:style-name="fr_5f_text_5f_8"><text:span text:style-name="fr_5f_text_5f_8">Avant mercredi soir </text:span></text:p>
          </table:table-cell>
          <table:table-cell table:style-name="Таблица1.B2" office:value-type="string">
            <text:p text:style-name="P9"><text:span text:style-name="T9">Я</text:span><text:span text:style-name="T8"> только что получил</text:span></text:p>
            <text:p text:style-name="P13"><text:span text:style-name="T12">М</text:span>ои бумаги, документы военные</text:p>
            <text:p text:style-name="P13"><text:span text:style-name="T12">Ч</text:span>тобы уехать на /вам известную/ войну</text:p>
            <text:p text:style-name="P13"><text:span text:style-name="T12">Р</text:span>анее среды вечера</text:p>
          </table:table-cell>
        </table:table-row>
        <table:table-row table:style-name="Таблица1.1">
          <table:table-cell table:style-name="Таблица1.A2" office:value-type="string">
            <text:p text:style-name="fr_5f_text_5f_8"><text:span text:style-name="fr_5f_text_5f_8">Monsieur le Président  </text:span></text:p>
            <text:p text:style-name="fr_5f_text_5f_8"><text:span text:style-name="fr_5f_text_5f_8">Je ne veux pas la faire </text:span></text:p>
            <text:p text:style-name="fr_5f_text_5f_8"><text:span text:style-name="fr_5f_text_5f_8">Je ne suis pas sur terre </text:span></text:p>
            <text:p text:style-name="fr_5f_text_5f_8"><text:span text:style-name="fr_5f_text_5f_8">Pour tuer des pauvres gens </text:span></text:p>
          </table:table-cell>
          <table:table-cell table:style-name="Таблица1.B2" office:value-type="string">
            <text:p text:style-name="P9"><text:span text:style-name="T9">Г</text:span><text:span text:style-name="T8">осподин <text:s/>президент</text:span></text:p>
            <text:p text:style-name="P9"><text:span text:style-name="T9">Я</text:span><text:span text:style-name="T8"> не хочу ее делать, т.е. "я не хочу воевать"</text:span></text:p>
            <text:p text:style-name="P9"><text:span text:style-name="T9">Я</text:span><text:span text:style-name="T8"> не есмь на земле</text:span></text:p>
            <text:p text:style-name="P9"><text:span text:style-name="T9">Ч</text:span><text:span text:style-name="T8">тобы убивать /каких-то, вам неизвестных/ бедных людей)<text:line-break/></text:span><text:span text:style-name="T4">[tuer </text:span><text:span text:style-name="T5">les </text:span><text:span text:style-name="T4">pauvres gens - тогда: не хочется убивать людей вообще]</text:span></text:p>
          </table:table-cell>
        </table:table-row>
        <table:table-row table:style-name="Таблица1.1">
          <table:table-cell table:style-name="Таблица1.A2" office:value-type="string">
            <text:p text:style-name="fr_5f_text_5f_8"><text:span text:style-name="fr_5f_text_5f_8">C'est pas pour vous fâcher </text:span></text:p>
            <text:p text:style-name="fr_5f_text_5f_8"><text:span text:style-name="fr_5f_text_5f_8">Il faut que je vous dise</text:span></text:p>
            <text:p text:style-name="fr_5f_text_5f_8"><text:span text:style-name="fr_5f_text_5f_8">Ma décision est prise </text:span></text:p>
            <text:p text:style-name="fr_5f_text_5f_8"><text:span text:style-name="fr_5f_text_5f_8">Je m'en vais déserter </text:span></text:p>
          </table:table-cell>
          <table:table-cell table:style-name="Таблица1.B2" office:value-type="string">
            <text:p text:style-name="P14"><text:span text:style-name="T12">Э</text:span>то есть не чтобы вас разозлить</text:p>
            <text:p text:style-name="P14"><text:span text:style-name="T12">Е</text:span>сть необходимость, чтобы я вам сказал</text:p>
            <text:p text:style-name="P13"><text:span text:style-name="T12">М</text:span>ое решение является принятым</text:p>
            <text:p text:style-name="P10"><text:span text:style-name="T9">Я</text:span><text:span text:style-name="T8"> от нее дезертирую <text:s/></text:span><text:span text:style-name="T10">(</text:span><text:span text:style-name="T8">решенно</text:span><text:span text:style-name="T10">е</text:span><text:span text:style-name="T8"> ближайше</text:span><text:span text:style-name="T10">е</text:span><text:span text:style-name="T8"> будуще</text:span><text:span text:style-name="T10">е)</text:span></text:p>
          </table:table-cell>
        </table:table-row>
        <table:table-row table:style-name="Таблица1.1">
          <table:table-cell table:style-name="Таблица1.A2" office:value-type="string">
            <text:p text:style-name="fr_5f_text_5f_8"><text:span text:style-name="fr_5f_text_5f_8">Depuis que je suis né </text:span></text:p>
            <text:p text:style-name="fr_5f_text_5f_8"><text:span text:style-name="fr_5f_text_5f_8">J'ai vu mourir mon père </text:span></text:p>
            <text:p text:style-name="fr_5f_text_5f_8"><text:span text:style-name="fr_5f_text_5f_8">J'ai vu partir mes frères </text:span></text:p>
            <text:p text:style-name="fr_5f_text_5f_8"><text:span text:style-name="fr_5f_text_5f_8">Et pleurer mes enfants </text:span></text:p>
          </table:table-cell>
          <table:table-cell table:style-name="Таблица1.B2" office:value-type="string">
            <text:p text:style-name="P9"><text:span text:style-name="T9">С</text:span><text:span text:style-name="T8"> момента, когда я </text:span><text:span text:style-name="T9">родился</text:span></text:p>
            <text:p text:style-name="P9"><text:span text:style-name="T9">Я</text:span><text:span text:style-name="T8"> увидел, как умер мой отец"</text:span></text:p>
            <text:p text:style-name="P9"><text:span text:style-name="T9">Я</text:span><text:span text:style-name="T8"> увидел, как уходят мои братья"</text:span></text:p>
            <text:p text:style-name="P9"><text:span text:style-name="T9">И </text:span><text:span text:style-name="T8">как плачут мои дети</text:span></text:p>
          </table:table-cell>
        </table:table-row>
        <table:table-row table:style-name="Таблица1.1">
          <table:table-cell table:style-name="Таблица1.A2" office:value-type="string">
            <text:p text:style-name="fr_5f_text_5f_8"><text:span text:style-name="fr_5f_text_5f_8">Ma mère a tant souffert </text:span></text:p>
            <text:p text:style-name="fr_5f_text_5f_8"><text:span text:style-name="fr_5f_text_5f_8">Elle est dedans sa tombe </text:span></text:p>
            <text:p text:style-name="fr_5f_text_5f_8"><text:span text:style-name="fr_5f_text_5f_8">Et se mo</text:span><text:span text:style-name="fr_5f_text_5f_8"><text:span text:style-name="T30">n</text:span></text:span><text:span text:style-name="fr_5f_text_5f_8">que des bombes </text:span></text:p>
            <text:p text:style-name="fr_5f_text_5f_8"><text:span text:style-name="fr_5f_text_5f_8">Et se mo</text:span><text:span text:style-name="fr_5f_text_5f_8"><text:span text:style-name="T30">v</text:span></text:span><text:span text:style-name="fr_5f_text_5f_8">que des vers </text:span></text:p>
          </table:table-cell>
          <table:table-cell table:style-name="Таблица1.B2" office:value-type="string">
            <text:p text:style-name="P9"><text:span text:style-name="T9">М</text:span><text:span text:style-name="T8">оя мать столько страдала</text:span></text:p>
            <text:p text:style-name="P13"><text:span text:style-name="T12">О</text:span>на есть внутри своей могилы</text:p>
            <text:p text:style-name="P9"><text:span text:style-name="T11">И </text:span><text:span text:style-name="T8">насмехается над бомбами</text:span></text:p>
            <text:p text:style-name="P9"><text:span text:style-name="T11">И</text:span><text:span text:style-name="T8"> насмехается над червяками</text:span></text:p>
          </table:table-cell>
        </table:table-row>
        <table:table-row table:style-name="Таблица1.1">
          <table:table-cell table:style-name="Таблица1.A2" office:value-type="string">
            <text:p text:style-name="fr_5f_text_5f_8"><text:span text:style-name="fr_5f_text_5f_8">Quand j'étais prisonnier </text:span></text:p>
            <text:p text:style-name="fr_5f_text_5f_8"><text:span text:style-name="fr_5f_text_5f_8">On m'a volé ma femme </text:span></text:p>
            <text:p text:style-name="fr_5f_text_5f_8"><text:span text:style-name="fr_5f_text_5f_8">On m'a volé mon âme </text:span></text:p>
            <text:p text:style-name="fr_5f_text_5f_8"><text:span text:style-name="fr_5f_text_5f_8">Et tout mon cher passé </text:span></text:p>
          </table:table-cell>
          <table:table-cell table:style-name="Таблица1.B2" office:value-type="string">
            <text:p text:style-name="P9"><text:span text:style-name="T11">К</text:span><text:span text:style-name="T8">огда я был пленником</text:span></text:p>
            <text:p text:style-name="P9"><text:span text:style-name="T11">У</text:span><text:span text:style-name="T8"> меня украли жену</text:span></text:p>
            <text:p text:style-name="P9"><text:span text:style-name="T11">У</text:span><text:span text:style-name="T8"> меня украли душу</text:span></text:p>
            <text:p text:style-name="P9"><text:span text:style-name="T11">И</text:span><text:span text:style-name="T8"> все мое дорогое прошлое</text:span></text:p>
          </table:table-cell>
        </table:table-row>
        <table:table-row table:style-name="Таблица1.1">
          <table:table-cell table:style-name="Таблица1.A2" office:value-type="string">
            <text:p text:style-name="fr_5f_text_5f_8"><text:span text:style-name="fr_5f_text_5f_8">Demain de bon matin </text:span></text:p>
            <text:p text:style-name="fr_5f_text_5f_8"><text:span text:style-name="fr_5f_text_5f_8">Je fermerai ma porte </text:span></text:p>
            <text:p text:style-name="fr_5f_text_5f_8"><text:span text:style-name="fr_5f_text_5f_8">Au nez des années mortes </text:span></text:p>
            <text:p text:style-name="fr_5f_text_5f_8"><text:span text:style-name="fr_5f_text_5f_8">J'irai sur les chemins </text:span></text:p>
          </table:table-cell>
          <table:table-cell table:style-name="Таблица1.B2" office:value-type="string">
            <text:p text:style-name="P9"><text:span text:style-name="T11">З</text:span><text:span text:style-name="T8">автра с доброго утра</text:span></text:p>
            <text:p text:style-name="P9"><text:span text:style-name="T11">Я</text:span><text:span text:style-name="T8"> закрою мою дверь</text:span></text:p>
            <text:p text:style-name="P9"><text:span text:style-name="T11">П</text:span><text:span text:style-name="T8">еред лицом убитых лет</text:span></text:p>
            <text:p text:style-name="P9"><text:span text:style-name="T11">Я</text:span><text:span text:style-name="T8"> пойду странствовать</text:span></text:p>
          </table:table-cell>
        </table:table-row>
        <table:table-row table:style-name="Таблица1.1">
          <table:table-cell table:style-name="Таблица1.A2" office:value-type="string">
            <text:p text:style-name="fr_5f_text_5f_8"><text:span text:style-name="fr_5f_text_5f_8">Je mendirai ma vie</text:span></text:p>
            <text:p text:style-name="fr_5f_text_5f_8"><text:span text:style-name="fr_5f_text_5f_8">Sur les routes de France</text:span></text:p>
            <text:p text:style-name="fr_5f_text_5f_8"><text:span text:style-name="fr_5f_text_5f_8">De Bretagne en Provance</text:span></text:p>
            <text:p text:style-name="fr_5f_text_5f_8"><text:span text:style-name="fr_5f_text_5f_8">Et je dirai aux gens</text:span></text:p>
          </table:table-cell>
          <table:table-cell table:style-name="Таблица1.B2" office:value-type="string">
            <text:p text:style-name="P30">Я буду умолять мою жизнь</text:p>
            <text:p text:style-name="P30">На дорогах Франции</text:p>
            <text:p text:style-name="P30">В Бретани и Провансе</text:p>
            <text:p text:style-name="P30">И буду говорить людям:</text:p>
          </table:table-cell>
        </table:table-row>
        <table:table-row table:style-name="Таблица1.1">
          <table:table-cell table:style-name="Таблица1.A2" office:value-type="string">
            <text:p text:style-name="fr_5f_text_5f_8"><text:span text:style-name="fr_5f_text_5f_8">Refusez d'obéir</text:span></text:p>
            <text:p text:style-name="fr_5f_text_5f_8"><text:span text:style-name="fr_5f_text_5f_8">Refusez de la faire</text:span></text:p>
            <text:p text:style-name="fr_5f_text_5f_8"><text:span text:style-name="fr_5f_text_5f_8">N'alez pas à </text:span><text:span text:style-name="fr_5f_text_5f_8"><text:span text:style-name="T1">la guerre</text:span></text:span></text:p>
            <text:p text:style-name="fr_5f_text_5f_8"><text:span text:style-name="fr_5f_text_5f_8"><text:span text:style-name="T1">R</text:span></text:span><text:span text:style-name="fr_5f_text_5f_8">efusez de partir</text:span></text:p>
          </table:table-cell>
          <table:table-cell table:style-name="Таблица1.B2" office:value-type="string">
            <text:p text:style-name="P31">Отказывайтесь подчиняться</text:p>
            <text:p text:style-name="P31">Откзывайтесь её делать</text:p>
            <text:p text:style-name="P31">Не идите на войну</text:p>
            <text:p text:style-name="P31">Отказывайтесь отправляться</text:p>
          </table:table-cell>
        </table:table-row>
        <table:table-row table:style-name="Таблица1.1">
          <table:table-cell table:style-name="Таблица1.A2" office:value-type="string">
            <text:p text:style-name="fr_5f_text_5f_8"><text:span text:style-name="fr_5f_text_5f_8">S'il faut donner son sang</text:span></text:p>
            <text:p text:style-name="fr_5f_text_5f_8"><text:span text:style-name="fr_5f_text_5f_8">Allez </text:span><text:span text:style-name="fr_5f_text_5f_8"><text:span text:style-name="T2">donner le vôtre</text:span></text:span></text:p>
            <text:p text:style-name="fr_5f_text_5f_8"><text:span text:style-name="fr_5f_text_5f_8">Vous êtes bon apôtre</text:span></text:p>
            <text:p text:style-name="fr_5f_text_5f_8"><text:span text:style-name="fr_5f_text_5f_8">Monsieur le Président</text:span></text:p>
          </table:table-cell>
          <table:table-cell table:style-name="Таблица1.B2" office:value-type="string">
            <text:p text:style-name="P31">Если надо отдать свою кровь,</text:p>
            <text:p text:style-name="P31">Идите отдавать вашу</text:p>
            <text:p text:style-name="P31">Вы хороший апостол,</text:p>
            <text:p text:style-name="P32"><text:span text:style-name="T18">Господин</text:span><text:span text:style-name="T19"> Президент</text:span></text:p>
          </table:table-cell>
        </table:table-row>
        <table:table-row table:style-name="Таблица1.1">
          <table:table-cell table:style-name="Таблица1.A2" office:value-type="string">
            <text:p text:style-name="fr_5f_text_5f_8"><text:span text:style-name="fr_5f_text_5f_8">Si vous me pour suvez</text:span></text:p>
            <text:p text:style-name="fr_5f_text_5f_8"><text:span text:style-name="fr_5f_text_5f_8">Prévenez vos gendarmes</text:span></text:p>
            <text:p text:style-name="fr_5f_text_5f_8"><text:span text:style-name="fr_5f_text_5f_8">Que je n'aurai pas d'armes</text:span></text:p>
            <text:p text:style-name="fr_5f_text_5f_8"><text:span text:style-name="fr_5f_text_5f_8">Et qu'ils pourront tirer</text:span></text:p>
          </table:table-cell>
          <table:table-cell table:style-name="Таблица1.B2" office:value-type="string">
            <text:p text:style-name="P31">Если вы меня будете преследовать</text:p>
            <text:p text:style-name="P31">Проинформируйте ваших жандармов</text:p>
            <text:p text:style-name="P31">Что я не буду иметь оружия</text:p>
            <text:p text:style-name="P31">И что они могут стрелять</text:p>
          </table:table-cell>
        </table:table-row>
      </table:table>
      <text:p text:style-name="Standard"><text:span text:style-name="Strong_20_Emphasis"><text:span text:style-name="T45"/></text:span></text:p>
      <text:p text:style-name="Standard"><text:span text:style-name="Strong_20_Emphasis"><text:span text:style-name="T45"/></text:span></text:p>
      <text:p text:style-name="Standard"><text:span text:style-name="Strong_20_Emphasis"><text:span text:style-name="T45"/></text:span></text:p>
      <text:p text:style-name="P29"><text:soft-page-break/><text:span text:style-name="Strong_20_Emphasis"><text:span text:style-name="T48">Le Dormeur du val </text:span></text:span></text:p>
      <text:p text:style-name="P17"><text:span text:style-name="Strong_20_Emphasis"><text:span text:style-name="T46">est un sonnet en alexandrins d'Arthur Rimbaud. </text:span></text:span></text:p>
      <text:p text:style-name="P18"><text:span text:style-name="Strong_20_Emphasis"><text:span text:style-name="T47">1870</text:span></text:span></text:p>
      <text:p text:style-name="P21"><text:span text:style-name="Strong_20_Emphasis"><text:span text:style-name="T45"/>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62"><text:span text:style-name="Strong_20_Emphasis"><text:span text:style-name="T29">C'est un trou de verdure où chante une rivière</text:span></text:span></text:p>
            <text:p text:style-name="P62"><text:span text:style-name="Strong_20_Emphasis"><text:span text:style-name="T29">Accrochant follement aux herbes des haillons</text:span></text:span></text:p>
            <text:p text:style-name="P62"><text:span text:style-name="Strong_20_Emphasis"><text:span text:style-name="T29">D'argent ; où le soleil, de la montagne fière,</text:span></text:span></text:p>
            <text:p text:style-name="P62"><text:span text:style-name="Strong_20_Emphasis"><text:span text:style-name="T29">Luit : c'est un petit val qui mousse de rayons.</text:span></text:span></text:p>
          </table:table-cell>
          <table:table-cell table:style-name="Таблица4.B1" office:value-type="string">
            <text:p text:style-name="P28"><text:span text:style-name="Strong_20_Emphasis"><text:span text:style-name="T6"/></text:span></text:p>
          </table:table-cell>
        </table:table-row>
        <table:table-row table:style-name="Таблица4.1">
          <table:table-cell table:style-name="Таблица4.A2" office:value-type="string">
            <text:p text:style-name="P62"><text:span text:style-name="Strong_20_Emphasis"><text:span text:style-name="T29">Un soldat jeune, bouche ouverte, tête nue,</text:span></text:span></text:p>
            <text:p text:style-name="P62"><text:span text:style-name="Strong_20_Emphasis"><text:span text:style-name="T29">Et la nuque baignant dans le frais cresson bleu,</text:span></text:span></text:p>
            <text:p text:style-name="P62"><text:span text:style-name="Strong_20_Emphasis"><text:span text:style-name="T29">Dort ; il est étendu dans l'herbe, sous la nue,</text:span></text:span></text:p>
            <text:p text:style-name="P62"><text:span text:style-name="Strong_20_Emphasis"><text:span text:style-name="T29">Pâle dans son lit vert où la lumière pleut.</text:span></text:span></text:p>
          </table:table-cell>
          <table:table-cell table:style-name="Таблица4.B2" office:value-type="string">
            <text:p text:style-name="P15"/>
          </table:table-cell>
        </table:table-row>
        <table:table-row table:style-name="Таблица4.1">
          <table:table-cell table:style-name="Таблица4.A2" office:value-type="string">
            <text:p text:style-name="P62"><text:span text:style-name="Strong_20_Emphasis"><text:span text:style-name="T29">Les pieds dans les glaïeuls, il dort. Souriant comme</text:span></text:span></text:p>
            <text:p text:style-name="P62"><text:span text:style-name="Strong_20_Emphasis"><text:span text:style-name="T29">Sourirait un enfant malade, il fait un somme :</text:span></text:span></text:p>
            <text:p text:style-name="P62"><text:span text:style-name="Strong_20_Emphasis"><text:span text:style-name="T29">Nature, berce-le chaudement : il a froid.</text:span></text:span></text:p>
          </table:table-cell>
          <table:table-cell table:style-name="Таблица4.B2" office:value-type="string">
            <text:p text:style-name="P15"/>
          </table:table-cell>
        </table:table-row>
        <table:table-row table:style-name="Таблица4.1">
          <table:table-cell table:style-name="Таблица4.A2" office:value-type="string">
            <text:p text:style-name="P62"><text:span text:style-name="Strong_20_Emphasis"><text:span text:style-name="T29">Les parfums ne font pas frissonner sa narine ;</text:span></text:span></text:p>
            <text:p text:style-name="P62"><text:span text:style-name="Strong_20_Emphasis"><text:span text:style-name="T29">Il dort dans le soleil, la main sur sa poitrine</text:span></text:span></text:p>
            <text:p text:style-name="P62"><text:span text:style-name="Strong_20_Emphasis"><text:span text:style-name="T29">Tranquille. Il a deux trous rouges au côté droit. </text:span></text:span></text:p>
          </table:table-cell>
          <table:table-cell table:style-name="Таблица4.B2" office:value-type="string">
            <text:p text:style-name="P15"/>
          </table:table-cell>
        </table:table-row>
      </table:table>
      <text:p text:style-name="P28"><text:span text:style-name="Strong_20_Emphasis"><text:span text:style-name="T45"/></text:span></text:p>
      <text:p text:style-name="P28"><text:span text:style-name="Strong_20_Emphasis"><text:span text:style-name="T45"/></text:span></text:p>
      <text:p text:style-name="P28"><text:span text:style-name="Strong_20_Emphasis"><text:span text:style-name="T45">Ce poème est sans doute inspiré au jeune Rimbaud, 16 ans à l'époque, par la guerre franco-allemande de 1870, et plus particulièrement par la bataille de Sedan scellant la défaite française le 3 septembre 1870, à moins de vingt kilomètres de Charleville, son lieu de résidence à l'époque. Cette scène, un soldat mort au milieu d'une nature omniprésente et accueillante, suscite effectivement l'indignation de Rimbaud. Il est cependant peu probable que celui-ci ait réellement assisté à ce qu'il décrit dans le poème</text:span></text:span></text:p>
      <text:p text:style-name="P21"><text:span text:style-name="Strong_20_Emphasis"><text:span text:style-name="T45"/></text:span></text:p>
      <text:h text:style-name="P113" text:outline-level="8"><text:span text:style-name="Strong_20_Emphasis"><text:span text:style-name="T49">Familiale</text:span></text:span></text:h>
      <text:p text:style-name="P16"><text:span text:style-name="Strong_20_Emphasis"><text:span text:style-name="T44">Jacques Prévert</text:span>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93838760944944">
          <table:table-cell table:style-name="Таблица2.A1" office:value-type="string">
            <text:p text:style-name="P48"><text:span text:style-name="fr_5f_text_5f_8">La mère fait du tricot</text:span></text:p>
            <text:p text:style-name="P48"><text:span text:style-name="fr_5f_text_5f_8">Le fils fait la guerre</text:span></text:p>
            <text:p text:style-name="P48"><text:span text:style-name="fr_5f_text_5f_8">Elle trouve ça tout naturel la mère</text:span></text:p>
            <text:p text:style-name="P48"><text:span text:style-name="fr_5f_text_5f_8">Et le père qu'est-ce qu'il fait le père ?</text:span></text:p>
          </table:table-cell>
          <table:table-cell table:style-name="Таблица2.B1" office:value-type="string">
            <text:p text:style-name="P33"><text:span text:style-name="fr_5f_text_5f_8">tricot</text:span> - вязание</text:p>
            <text:p text:style-name="P33"/>
            <text:p text:style-name="Standard"><text:span text:style-name="fr_5f_text_5f_8">tout naturel la mère -</text:span> <text:span text:style-name="T17">вполне естественно для матери</text:span></text:p>
          </table:table-cell>
        </table:table-row>
        <table:table-row table:style-name="TableLine93838681585552">
          <table:table-cell table:style-name="Таблица2.A2" office:value-type="string">
            <text:p text:style-name="P48"><text:span text:style-name="fr_5f_text_5f_8">Il fait des affaires</text:span></text:p>
            <text:p text:style-name="P48"><text:span text:style-name="fr_5f_text_5f_8">Sa femme fait du tricot</text:span></text:p>
            <text:p text:style-name="P48"><text:span text:style-name="fr_5f_text_5f_8">Son fils la guerre</text:span></text:p>
            <text:p text:style-name="P48"><text:span text:style-name="fr_5f_text_5f_8">Lui des affaires</text:span></text:p>
          </table:table-cell>
          <table:table-cell table:style-name="Таблица2.B2" office:value-type="string">
            <text:p text:style-name="P49"><text:span text:style-name="fr_5f_text_5f_8">affaires </text:span><text:span text:style-name="fr_5f_text_5f_8"><text:span text:style-name="T21">- </text:span></text:span><text:span text:style-name="fr_5f_text_5f_8"><text:span text:style-name="T22">дела</text:span></text:span></text:p>
          </table:table-cell>
        </table:table-row>
        <table:table-row table:style-name="TableLine93838680698016">
          <table:table-cell table:style-name="Таблица2.A2" office:value-type="string">
            <text:p text:style-name="P48"><text:span text:style-name="fr_5f_text_5f_8">Il trouve ça tout naturel le père</text:span></text:p>
            <text:p text:style-name="P48"><text:span text:style-name="fr_5f_text_5f_8">Et le fils et le fils</text:span></text:p>
            <text:p text:style-name="P48"><text:span text:style-name="fr_5f_text_5f_8">Qu'est-ce qu'il trouve le fils ?</text:span></text:p>
            <text:p text:style-name="P48"><text:span text:style-name="fr_5f_text_5f_8">Il ne trouve rien absolument rien le fils</text:span></text:p>
          </table:table-cell>
          <table:table-cell table:style-name="Таблица2.B2" office:value-type="string">
            <text:p text:style-name="Table_20_Contents"/>
          </table:table-cell>
        </table:table-row>
        <table:table-row table:style-name="TableLine93838682186752">
          <table:table-cell table:style-name="Таблица2.A2" office:value-type="string">
            <text:p text:style-name="P48"><text:span text:style-name="fr_5f_text_5f_8">Le fils sa mère fait du tricot </text:span></text:p>
            <text:p text:style-name="P48"><text:span text:style-name="fr_5f_text_5f_8"><text:s text:c="6"/>son père fait des affaires lui la guerre</text:span></text:p>
            <text:p text:style-name="P48"><text:span text:style-name="fr_5f_text_5f_8">Quand il aura fini la guerre</text:span></text:p>
            <text:p text:style-name="P48"><text:span text:style-name="fr_5f_text_5f_8">Il fera des affaires avec son père</text:span></text:p>
            <text:p text:style-name="P48"><text:span text:style-name="fr_5f_text_5f_8">La guerre continue la mère continue elle tricote</text:span></text:p>
          </table:table-cell>
          <table:table-cell table:style-name="Таблица2.B2" office:value-type="string">
            <text:p text:style-name="Table_20_Contents"/>
            <text:p text:style-name="Table_20_Contents"/>
            <text:p text:style-name="P49"><text:span text:style-name="fr_5f_text_5f_8">Quand il aura fini </text:span><text:span text:style-name="fr_5f_text_5f_8"><text:span text:style-name="T21">- </text:span></text:span><text:span text:style-name="fr_5f_text_5f_8"><text:span text:style-name="T22">когда он закончит</text:span></text:span></text:p>
            <text:p text:style-name="Table_20_Contents"/>
          </table:table-cell>
        </table:table-row>
        <table:table-row table:style-name="TableLine93838682187392">
          <table:table-cell table:style-name="Таблица2.A2" office:value-type="string">
            <text:p text:style-name="P48"><text:span text:style-name="fr_5f_text_5f_8">Le père continue il fait des affaires</text:span></text:p>
            <text:p text:style-name="P48"><text:span text:style-name="fr_5f_text_5f_8">Le fils est tué il ne continue plus</text:span></text:p>
            <text:p text:style-name="P48"><text:span text:style-name="fr_5f_text_5f_8">Le père et la mère vont au cimetière</text:span></text:p>
            <text:p text:style-name="P48"><text:span text:style-name="fr_5f_text_5f_8">Ils trouvent ça naturel le père et la mère</text:span></text:p>
          </table:table-cell>
          <table:table-cell table:style-name="Таблица2.B2" office:value-type="string">
            <text:p text:style-name="Table_20_Contents"/>
            <text:p text:style-name="P49"><text:span text:style-name="fr_5f_text_5f_8">tué </text:span><text:span text:style-name="fr_5f_text_5f_8"><text:span text:style-name="T21">- </text:span></text:span><text:span text:style-name="fr_5f_text_5f_8"><text:span text:style-name="T22">убит</text:span></text:span></text:p>
            <text:p text:style-name="P49"><text:span text:style-name="fr_5f_text_5f_8">vont au cimetière </text:span><text:span text:style-name="fr_5f_text_5f_8"><text:span text:style-name="T21">- </text:span></text:span><text:span text:style-name="fr_5f_text_5f_8"><text:span text:style-name="T22">идут на кладбище</text:span></text:span></text:p>
            <text:p text:style-name="P49"><text:span text:style-name="fr_5f_text_5f_8"/></text:p>
          </table:table-cell>
        </table:table-row>
        <table:table-row table:style-name="TableLine93838682188112">
          <table:table-cell table:style-name="Таблица2.A2" office:value-type="string">
            <text:p text:style-name="P48"><text:span text:style-name="fr_5f_text_5f_8">La vie continue </text:span></text:p>
            <text:p text:style-name="P48"><text:span text:style-name="fr_5f_text_5f_8"><text:s text:c="4"/>la vie avec le tricot la guerre les affaires</text:span></text:p>
            <text:p text:style-name="P48"><text:span text:style-name="fr_5f_text_5f_8">Les affaires la guerre le tricot la guerre</text:span></text:p>
            <text:p text:style-name="P48"><text:span text:style-name="fr_5f_text_5f_8">Les affaires les affaires et les affaires</text:span></text:p>
            <text:p text:style-name="P48"><text:span text:style-name="fr_5f_text_5f_8">La vie avec le cimetière.</text:span></text:p>
          </table:table-cell>
          <table:table-cell table:style-name="Таблица2.B2" office:value-type="string">
            <text:p text:style-name="Table_20_Contents"/>
          </table:table-cell>
        </table:table-row>
      </table:table>
      <text:p text:style-name="Standard"><text:span text:style-name="Strong_20_Emphasis"/></text:p>
      <text:p text:style-name="Standard"><text:span text:style-name="fr_5f_text_5f_8"/></text:p>
      <text:h text:style-name="P113" text:outline-level="8">Libération </text:h>
      <text:p text:style-name="P19">Victor SEGALEN</text:p>
      <table:table table:name="Таблица14" table:style-name="Таблица14">
        <table:table-column table:style-name="Таблица14.A"/>
        <table:table-column table:style-name="Таблица14.B"/>
        <table:table-row table:style-name="TableLine93838682190912">
          <table:table-cell table:style-name="Таблица14.A1" office:value-type="string">
            <text:p text:style-name="P6">On souffre, on s'agite, on se plaint dans mon Empire. <text:line-break/>Des rumeurs montent à la tête. <text:line-break/>Le sang, comme un peuple irrité, </text:p>
            <text:p text:style-name="P6">bat le palais de mes enchantements.</text:p>
          </table:table-cell>
          <table:table-cell table:style-name="Таблица14.B1" office:value-type="string">
            <text:p text:style-name="P8">В моей империи страдают, суетятся, жалуются.</text:p>
            <text:p text:style-name="P7">(Какие-то) слухи поднимаются к (моей) голове</text:p>
            <text:p text:style-name="P8"><text:span text:style-name="T15">(моя) </text:span>Кровь, как <text:span text:style-name="T15">(некий)</text:span> разъяренный народ, </text:p>
            <text:p text:style-name="P8">бьет двор<text:span text:style-name="T15">ец</text:span> моих <text:span text:style-name="T15">очарований</text:span>.</text:p>
          </table:table-cell>
        </table:table-row>
        <table:table-row table:style-name="TableLine93838682208128">
          <table:table-cell table:style-name="Таблица14.A2" office:value-type="string">
            <text:p text:style-name="P6">La famine est dans mon coeur. <text:line-break/>La famine dévore mon coeur : <text:line-break/>des êtres naissent à demi, sans âmes, sans forces, </text:p>
            <text:p text:style-name="P6">issus d'un trouble sans nom.</text:p>
          </table:table-cell>
          <table:table-cell table:style-name="Таблица14.B2" office:value-type="string">
            <text:p text:style-name="P8">Голод в моем сердце.</text:p>
            <text:p text:style-name="P8">Голод пожирает мое сердце :</text:p>
            <text:p text:style-name="P8">существа рождаются наполовину, без душ, без сил, </text:p>
            <text:p text:style-name="P8">из-за безымянного расстройства.</text:p>
          </table:table-cell>
        </table:table-row>
        <table:table-row table:style-name="TableLine93838682172416">
          <table:table-cell table:style-name="Таблица14.A2" office:value-type="string">
            <text:p text:style-name="P6">Puis on se tait. <text:line-break/>On attend. <text:line-break/>Que par un bon vouloir s'abreuvent de nouveau vie et plénitude.</text:p>
          </table:table-cell>
          <table:table-cell table:style-name="Таблица14.B2" office:value-type="string">
            <text:p text:style-name="P8">Потом мы молчим.</text:p>
            <text:p text:style-name="P8">Предвидеться.</text:p>
            <text:p text:style-name="P8">Пусть по доброй воле снова вливаются жизнь и полнота.</text:p>
          </table:table-cell>
        </table:table-row>
        <table:table-row table:style-name="TableLine93838682173056">
          <table:table-cell table:style-name="Таблица14.A2" office:value-type="string">
            <text:p text:style-name="P6">Comme le Fils du Ciel visitant ses domaines, </text:p>
            <text:p text:style-name="P6">et jusqu'au fond des prisons de sécheresse portant lumière et liberté,</text:p>
          </table:table-cell>
          <table:table-cell table:style-name="Таблица14.B2" office:value-type="string">
            <text:p text:style-name="P8">Как Сын Неба, посещающий его владения, </text:p>
            <text:p text:style-name="P8">и до самых глубин засушливых тюрем несущий свет и свободу,</text:p>
          </table:table-cell>
        </table:table-row>
        <table:table-row table:style-name="TableLine93838682173856">
          <table:table-cell table:style-name="Таблица14.A2" office:value-type="string">
            <text:p text:style-name="P6">Libère en moi-même, </text:p>
            <text:p text:style-name="P6">ô Prince qui es moi, </text:p>
            <text:p text:style-name="P6">tous les beaux prisonniers-désirs aux geôles arbitraires, </text:p>
            <text:p text:style-name="P6">et qu'en grâce et retour,</text:p>
          </table:table-cell>
          <table:table-cell table:style-name="Таблица14.B2" office:value-type="string">
            <text:p text:style-name="P8">Освобождает внутри себя,</text:p>
            <text:p text:style-name="P8">о Принц, Который есть я,</text:p>
            <text:p text:style-name="P8">все прекрасные узники-желания в произвольных тюрьмах,</text:p>
            <text:p text:style-name="P8">и только благодаря милости и возвращению,</text:p>
          </table:table-cell>
        </table:table-row>
        <table:table-row table:style-name="TableLine93838682174656">
          <table:table-cell table:style-name="Таблица14.A2" office:value-type="string">
            <text:p text:style-name="P6"><text:span text:style-name="T16">T</text:span>ombent sur mon Empire </text:p>
            <text:p text:style-name="P6">les gouttes larges de la satisfaction.</text:p>
          </table:table-cell>
          <table:table-cell table:style-name="Таблица14.B2" office:value-type="string">
            <text:p text:style-name="P8">На мою империю падают </text:p>
            <text:p text:style-name="P8">широкие капли удовлетворения.</text:p>
          </table:table-cell>
        </table:table-row>
      </table:table>
      <text:p text:style-name="P11"/>
      <text:p text:style-name="P11"/>
      <text:p text:style-name="P52">Zaz</text:p>
      <text:p text:style-name="P22">Isabel jefroi</text:p>
      <text:p text:style-name="P11"/>
      <text:p text:style-name="P2">On ira! (отсылка к революционному призыву "<text:span text:style-name="T31">ç</text:span><text:span text:style-name="T3">a ira!</text:span>" - так будет!)</text:p>
      <text:p text:style-name="P1"/>
      <table:table table:name="Таблица3" table:style-name="Таблица3">
        <table:table-column table:style-name="Таблица3.A"/>
        <table:table-column table:style-name="Таблица3.B"/>
        <table:table-row table:style-name="TableLine93838682178736">
          <table:table-cell table:style-name="Таблица3.A1" office:value-type="string">
            <text:p text:style-name="P3">on ira <text:span text:style-name="T31">écouter Harlem au coin de Manhattan</text:span></text:p>
          </table:table-cell>
          <table:table-cell table:style-name="Таблица3.B1" office:value-type="string">
            <text:p text:style-name="P24">мы поедем слушать Гарлем на углу Манхэттена</text:p>
          </table:table-cell>
        </table:table-row>
        <table:table-row table:style-name="TableLine93838769793872">
          <table:table-cell table:style-name="Таблица3.A2" office:value-type="string">
            <text:p text:style-name="P25">on ira rougir le thé dans les souks à Amman</text:p>
          </table:table-cell>
          <table:table-cell table:style-name="Таблица3.B2" office:value-type="string">
            <text:p text:style-name="P25">мы поедем делать красным чай на традиционных восточных рынках Аммана</text:p>
          </table:table-cell>
        </table:table-row>
        <table:table-row table:style-name="TableLine93838769795264">
          <table:table-cell table:style-name="Таблица3.A2" office:value-type="string">
            <text:p text:style-name="P25">on ira nager dans le lit du fleuve Sénégal </text:p>
          </table:table-cell>
          <table:table-cell table:style-name="Таблица3.B2" office:value-type="string">
            <text:p text:style-name="P25">мы поедем купаться в русло реки Сенегал</text:p>
          </table:table-cell>
        </table:table-row>
        <table:table-row table:style-name="TableLine93838769795904">
          <table:table-cell table:style-name="Таблица3.A2" office:value-type="string">
            <text:p text:style-name="P25">Et on verra brûler Bombay sous un feu d Bengale</text:p>
          </table:table-cell>
          <table:table-cell table:style-name="Таблица3.B2" office:value-type="string">
            <text:p text:style-name="P25">и мы увидим Бомбей под огнем Бенгалии (озаренный бенгальскими огнями)</text:p>
          </table:table-cell>
        </table:table-row>
        <table:table-row table:style-name="TableLine93838769521712">
          <table:table-cell table:style-name="Таблица3.A2" office:value-type="string">
            <text:p text:style-name="P25">on ira gratter le ciel en dessous de Kyoto</text:p>
          </table:table-cell>
          <table:table-cell table:style-name="Таблица3.B2" office:value-type="string">
            <text:p text:style-name="P25">мы поедем скрести небо под Киото (небоскребы)</text:p>
          </table:table-cell>
        </table:table-row>
        <table:table-row table:style-name="TableLine93838769522304">
          <table:table-cell table:style-name="Таблица3.A2" office:value-type="string">
            <text:p text:style-name="P4"><text:span text:style-name="T31">On ira sentir Rio battre au cœ</text:span><text:span text:style-name="T32">ur de Janeiro</text:span></text:p>
          </table:table-cell>
          <table:table-cell table:style-name="Таблица3.B2" office:value-type="string">
            <text:p text:style-name="P34">мы поедем чувствовать как Рио (река) бьётся в сердце Жанейро</text:p>
          </table:table-cell>
        </table:table-row>
        <table:table-row table:style-name="TableLine93838769522896">
          <table:table-cell table:style-name="Таблица3.A2" office:value-type="string">
            <text:p text:style-name="P36"><text:span text:style-name="T26">O</text:span><text:span text:style-name="T35">n l</text:span><text:span text:style-name="T33">èvera nos yeux sur le plafond de la chapelle Sixtine</text:span></text:p>
          </table:table-cell>
          <table:table-cell table:style-name="Таблица3.B2" office:value-type="string">
            <text:p text:style-name="P34">мы поднимем наши глаза к потолку капеллы Сикстинской</text:p>
          </table:table-cell>
        </table:table-row>
        <table:table-row table:style-name="TableLine93838769523488">
          <table:table-cell table:style-name="Таблица3.A2" office:value-type="string">
            <text:p text:style-name="P34">Et on l<text:span text:style-name="T31">èvera nos verres dans le café Pouchkine</text:span></text:p>
          </table:table-cell>
          <table:table-cell table:style-name="Таблица3.B2" office:value-type="string">
            <text:p text:style-name="P34">И поднимем наши боклы в кафе Пушкин</text:p>
          </table:table-cell>
        </table:table-row>
        <table:table-row table:style-name="TableLine93838769524128">
          <table:table-cell table:style-name="Таблица3.A2" office:value-type="string">
            <text:p text:style-name="P34">Oh qu'elle est belle notre chance</text:p>
          </table:table-cell>
          <table:table-cell table:style-name="Таблица3.B2" office:value-type="string">
            <text:p text:style-name="P34">о, как он прекрасен, наш шанс</text:p>
          </table:table-cell>
        </table:table-row>
        <table:table-row table:style-name="TableLine93838769524768">
          <table:table-cell table:style-name="Таблица3.A2" office:value-type="string">
            <text:p text:style-name="P34">Aux mille couleurs de l'<text:span text:style-name="T31">ê</text:span><text:span text:style-name="T3">tre humain</text:span></text:p>
          </table:table-cell>
          <table:table-cell table:style-name="Таблица3.B2" office:value-type="string">
            <text:p text:style-name="P34">(в тысяче цветов человеческого существа)</text:p>
          </table:table-cell>
        </table:table-row>
        <table:table-row table:style-name="TableLine93838769525408">
          <table:table-cell table:style-name="Таблица3.A2" office:value-type="string">
            <text:p text:style-name="P34">M<text:span text:style-name="T31">é</text:span><text:span text:style-name="T3">lang</text:span><text:span text:style-name="T31">é</text:span><text:span text:style-name="T3">es de nos diff</text:span><text:span text:style-name="T31">é</text:span><text:span text:style-name="T3">rences</text:span></text:p>
          </table:table-cell>
          <table:table-cell table:style-name="Таблица3.B2" office:value-type="string">
            <text:p text:style-name="P34">перемешанные в наших различиях</text:p>
          </table:table-cell>
        </table:table-row>
        <table:table-row table:style-name="TableLine93838769526048">
          <table:table-cell table:style-name="Таблица3.A2" office:value-type="string">
            <text:p text:style-name="P46">À la croisée des destins</text:p>
          </table:table-cell>
          <table:table-cell table:style-name="Таблица3.B2" office:value-type="string">
            <text:p text:style-name="P35">на пересечении судеб</text:p>
          </table:table-cell>
        </table:table-row>
      </table:table>
      <text:p text:style-name="P1"/>
      <text:p text:style-name="P1"><text:span text:style-name="T28">Vous êtes les étoiles nous sommes l'univers</text:span> (вы ести звезды, мы есмы вселенная)</text:p>
      <text:p text:style-name="Standard"><text:span text:style-name="T28">Vous êtes un grain de sable nous sommes le désert</text:span> (вы ести крупица песка, т.е. “песчинка”, мы /все вместе/ пустыня)</text:p>
      <text:p text:style-name="Standard"><text:span text:style-name="T28">Vous êtes mille pages et moi je suis la plume</text:span> (вы ести тысяча страниц, а я, я перо)</text:p>
      <text:p text:style-name="Standard"/>
      <text:p text:style-name="Standard"><text:span text:style-name="T28">Vous êtes l'horizon et nous sommes la mer</text:span> (вы ести горизонт, а мы есмы море)</text:p>
      <text:p text:style-name="Standard"><text:span text:style-name="T28">Vous êtes les saisons et nous sommes la terre </text:span>(вы ести времена года, а мы есмы земля)</text:p>
      <text:p text:style-name="Standard"><text:span text:style-name="T28">Vous êtes le rivage et moi je suis l'écume</text:span> (вы ести берег, а я, я пена)</text:p>
      <text:p text:style-name="P23"/>
      <text:p text:style-name="Standard"><text:span text:style-name="T28">On dira que les poètes n'ont pas de drapeaux</text:span> (мы скажем, можно сказать, что поэты не имеют флагов)</text:p>
      <text:p text:style-name="Standard"><text:span text:style-name="T28">On fera des jours de fête quand on a de héros</text:span> (мы сделаем дни праздника, когда мы имеем героев, т.е. “назначим праздник, когда появится любой герой”)</text:p>
      <text:p text:style-name="Standard"><text:span text:style-name="T28">On saura que les enfants sont les gardiens de l'âme</text:span> (мы будем знать, что дети суть хранители души)</text:p>
      <text:p text:style-name="Standard"><text:span text:style-name="T28">Et qu'il y a des reines autant qu'il y a de femmes</text:span> (и что есть королев столько, сколько есть женщин)</text:p>
      <text:p text:style-name="Standard"><text:span text:style-name="T28">On dira que les rencontres font les plus beaux voyages</text:span> (мы скажем, что встречи делают самые лучшие путешествия, т.е. “самые лучшие путешествия это встречи”)</text:p>
      <text:p text:style-name="Standard"><text:span text:style-name="T28">On verra qu'on ne mérite que ce qui se partage</text:span> (мы увидим, что мы не заслуживаем /ничего/, кроме того, что делится, то есть “кроме того, чем мы делимся”)</text:p>
      <text:p text:style-name="Standard"><text:span text:style-name="T28">On entendra chanter des musiques d’ailleurs</text:span> (мы услышим петь музыки иных мест /в видео есть неточность/, т.е. “как звучит музыка” )</text:p>
      <text:p text:style-name="Standard"><text:span text:style-name="T28">Et l'on saura donner ce que l'on a de meilleur </text:span>(и мы научимся давать то, что мы имеем из лучшего).</text:p>
      <text:p text:style-name="P1"/>
      <text:p text:style-name="P1"/>
      <text:p text:style-name="P1"/>
      <text:p text:style-name="P47">On ira écouter Harlem au coin de Manhattan<text:line-break/>On ira rougir le thé dans les souks à Amman<text:line-break/>On ira nager dans le lit du fleuve Sénégal<text:line-break/>Et on verra brûler Bombay sous un feu de Bengale</text:p>
      <text:p text:style-name="Text_20_body">On ira gratter le ciel en dessous de Kyoto<text:line-break/>On ira sentir Rio battre au cœur de Janeiro<text:line-break/><text:soft-page-break/>On lèvera nos yeux sur le plafond de la chapelle Sixtine<text:line-break/>Et on lèvera nos verres dans le café Pouchkine</text:p>
      <text:p text:style-name="Text_20_body">Oh qu'elle est belle notre chance<text:line-break/>Aux milles couleurs de l'être humain<text:line-break/>Mélangées de nos différences<text:line-break/>À la croisée des destins</text:p>
      <text:p text:style-name="Text_20_body">Vous êtes les étoiles, nous somme l'univers<text:line-break/>Vous êtes un grain de sable, nous sommes le désert<text:line-break/>Vous êtes mille pages et moi je suis la plume<text:line-break/>Vous êtes l'horizon et nous sommes la mer<text:line-break/>Vous êtes les saisons et nous sommes la terre<text:line-break/>Vous êtes le rivage et moi je suis l'écume</text:p>
      <text:p text:style-name="Text_20_body">On dira que le poètes n'ont pas de drapeaux<text:line-break/>On fera des jours de fête autant qu'on a de héros<text:line-break/>On saura que les enfants sont les gardiens de l'âme<text:line-break/>Et qu'il y a des reines autant qu'il y a de femmes</text:p>
      <text:p text:style-name="Text_20_body">On dira que les rencontres font les plus beaux voyages<text:line-break/>On verra qu'on ne mérite que ce qui se partage<text:line-break/>On entendra chanter des musiques d'ailleurs<text:line-break/>Et l'on saura donner ce que l'on a de meilleur</text:p>
      <text:p text:style-name="Text_20_body">Oh qu'elle est belle notre chance<text:line-break/>Aux milles couleurs de l'être humain<text:line-break/>Mélangées de nos différences<text:line-break/>À la croisée des destins</text:p>
      <text:p text:style-name="Text_20_body">Vous êtes les étoiles, nous somme l'univers<text:line-break/>Vous êtes un grain de sable, nous sommes le désert<text:line-break/>Vous êtes mille pages et moi je suis la plume<text:line-break/>Vous êtes l'horizon et nous sommes la mer<text:line-break/>Vous êtes les saisons et nous sommes la terre<text:line-break/>Vous êtes le rivage et moi je suis l'écume</text:p>
      <text:p text:style-name="Text_20_body">Vous êtes les étoiles, nous somme l'univers<text:line-break/>Vous êtes un grain de sable, nous sommes le désert<text:line-break/>Vous êtes mille pages et moi je suis la plume<text:line-break/>Vous êtes l'horizon et nous sommes la mer<text:line-break/>Vous êtes les saisons et nous sommes la terre<text:line-break/>Vous êtes le rivage et moi je suis l'écume</text:p>
      <text:p text:style-name="P27"/>
      <text:p text:style-name="P26"/>
      <text:p text:style-name="P26">On - некто.</text:p>
      <text:p text:style-name="P26">Сейчас все чаще используют безличное местоимение on взамен обычных личных местоимений</text:p>
      <text:p text:style-name="P26"/>
      <text:p text:style-name="P50"/>
      <text:p text:style-name="P20"/>
      <table:table table:name="Таблица33" table:style-name="Таблица33">
        <table:table-column table:style-name="Таблица33.A"/>
        <table:table-row table:style-name="TableLine93838681124704">
          <table:table-cell table:style-name="Таблица33.A1" office:value-type="string">
            <text:p text:style-name="P51"><text:span text:style-name="T24">Рене </text:span><text:span text:style-name="T25">Кле</text:span><text:span text:style-name="T24">р (Рене Шометт) </text:span><text:span text:style-name="T27">Rene Clair</text:span></text:p>
            <text:p text:style-name="P20">Париж уснул</text:p>
            <text:p text:style-name="P20">Paris qui est dort</text:p>
            <text:p text:style-name="P20"/>
            <text:p text:style-name="P20">публицистика</text:p>
            <text:p text:style-name="P20">журналистика</text:p>
            <text:p text:style-name="P20"/>
            <text:p text:style-name="P20">марсель пруст</text:p>
            <text:p text:style-name="P20">луи де люк</text:p>
            <text:p text:style-name="P20"/>
            <text:p text:style-name="P20">денег на съемку не было</text:p>
            <text:p text:style-name="P20">Пригласил на съёмку свою тусовку</text:p>
            <text:p text:style-name="P20">Эрик Сати, Дарюс Мийо - композиторы (были актерами в этом фильме)</text:p>
            <text:p text:style-name="P20">Придумал эфект стоп-кадра</text:p>
          </table:table-cell>
        </table:table-row>
      </table:table>
      <text:p text:style-name="ubuntu_5f_mono_5f_9"/>
      <text:p text:style-name="P53"/>
      <table:table table:name="Таблица6" table:style-name="Таблица6">
        <table:table-column table:style-name="Таблица6.A"/>
        <table:table-column table:style-name="Таблица6.B"/>
        <table:table-row table:style-name="TableLine93838769486640">
          <table:table-cell table:style-name="Таблица6.A1" table:number-columns-spanned="2" office:value-type="string">
            <text:p text:style-name="P74"><text:s text:c="3"/></text:p>
            <text:p text:style-name="P73">Georges Brassens<text:span text:style-name="T58"> (</text:span>1921 -1981<text:span text:style-name="T58">)</text:span></text:p>
          </table:table-cell>
          <table:covered-table-cell/>
        </table:table-row>
        <table:table-row table:style-name="TableLine93838770261744">
          <table:table-cell table:style-name="Таблица6.A2" office:value-type="string">
            <text:p text:style-name="purisa_5f_7">Mourir pour des idées </text:p>
            <text:p text:style-name="purisa_5f_7"><text:span text:style-name="T28">L'idée est excellente</text:span> </text:p>
            <text:p text:style-name="purisa_5f_7"><text:span text:style-name="T28">Moi j'ai failli mourir de ne l'avoir pas eue</text:span> </text:p>
            <text:p text:style-name="purisa_5f_7"><text:span text:style-name="T28">Car tous ceux qui l'avaient</text:span> </text:p>
            <text:p text:style-name="purisa_5f_7">Multitude accablante</text:p>
            <text:p text:style-name="purisa_5f_7"><text:span text:style-name="T28">En hurlant à la mort me sont tombés dessus</text:span> </text:p>
          </table:table-cell>
          <table:table-cell table:style-name="Таблица6.B2" office:value-type="string">
            <text:p text:style-name="P61">умереть за /любые/ идеи</text:p>
            <text:p text:style-name="P61">/эта/ идея есть прекрасная</text:p>
            <text:p text:style-name="P61">(а я, я имею проваленным умереть от ее неимения, «я чуть не умер, потому что у меня ее /идеи/ не было»)</text:p>
            <text:p text:style-name="P61">(потому что все те, которые ее имели)</text:p>
            <text:p text:style-name="P61"><text:s/>(толпа изнуряющая)</text:p>
            <text:p text:style-name="P61">(завывая до смерти на меня набросилась сверху)</text:p>
          </table:table-cell>
        </table:table-row>
        <table:table-row table:style-name="TableLine93838769661264">
          <table:table-cell table:style-name="Таблица6.A2" office:value-type="string">
            <text:p text:style-name="purisa_5f_7"><text:span text:style-name="T28">Ils ont su me convaincre</text:span> </text:p>
            <text:p text:style-name="purisa_5f_7"><text:span text:style-name="T28">Et ma muse insolente</text:span> </text:p>
            <text:p text:style-name="purisa_5f_7">Abjurant ses erreurs se rallie à leur foi </text:p>
            <text:p text:style-name="purisa_5f_7"><text:span text:style-name="T28">Avec un soupçon de réserve toutefois</text:span> </text:p>
            <text:p text:style-name="purisa_5f_7">Mourons pour des idées, d'accord, mais de mort lente</text:p>
            <text:p text:style-name="purisa_5f_7"><text:span text:style-name="T28">D'accord, mais de mort lente</text:span> </text:p>
          </table:table-cell>
          <table:table-cell table:style-name="Таблица6.B2" office:value-type="string">
            <text:p text:style-name="P61">они смогли меня убедить</text:p>
            <text:p text:style-name="P61">(и моя муза заносчивая)</text:p>
            <text:p text:style-name="P61">(отрекаясь от своих ошибок примыкает к их вере)</text:p>
            <text:p text:style-name="P61">(с крупицей сдержанности, тем не менее)</text:p>
            <text:p text:style-name="P61">(умрем же ради идей, договорились, но смертью медленной)</text:p>
            <text:p text:style-name="P61">(хорошо, но смертью медленной)</text:p>
          </table:table-cell>
        </table:table-row>
        <table:table-row table:style-name="TableLine93838769661904">
          <table:table-cell table:style-name="Таблица6.A2" office:value-type="string">
            <text:p text:style-name="purisa_5f_7"><text:span text:style-name="T28">Jugeant qu'il n'y a pas</text:span> </text:p>
            <text:p text:style-name="purisa_5f_7"><text:span text:style-name="T28">Péril en la demeure</text:span> </text:p>
            <text:p text:style-name="purisa_5f_7"><text:span text:style-name="T28">Allons vers l'autre monde en flânant en chemin</text:span> </text:p>
            <text:p text:style-name="purisa_5f_7">Car, à forcer l'allure </text:p>
            <text:p text:style-name="purisa_5f_7"><text:span text:style-name="T28">Il arrive qu'on meure</text:span> </text:p>
            <text:p text:style-name="purisa_5f_7"><text:span text:style-name="T28">Pour des idées n'ayant plus cours le lendemain</text:span> </text:p>
          </table:table-cell>
          <table:table-cell table:style-name="Таблица6.B2" office:value-type="string">
            <text:p text:style-name="P61">(считая, что некто там не имеет, т.е. «что не имеется»)</text:p>
            <text:p text:style-name="P61">(опасности в промедлении)</text:p>
            <text:p text:style-name="P61">(идем к другому миру, неспешно прогуливаясь по дороге)</text:p>
            <text:p text:style-name="P61">(потому что, ускоряя шаг)</text:p>
            <text:p text:style-name="P61">(оно случается, чтобы некто умер, т.е. «бывает так, что и умрешь»)</text:p>
            <text:p text:style-name="P61">(за /некие/ идеи, не имеющие хода на следующий день).</text:p>
          </table:table-cell>
        </table:table-row>
        <table:table-row table:style-name="TableLine93838769662704">
          <table:table-cell table:style-name="Таблица6.A2" office:value-type="string">
            <text:p text:style-name="purisa_5f_7">Or, s'il est une chose </text:p>
            <text:p text:style-name="purisa_5f_7">Amère, désolante</text:p>
            <text:p text:style-name="purisa_5f_7"><text:span text:style-name="T28">En rendant l'âme à Dieu, c'est bien de constater</text:span> </text:p>
            <text:p text:style-name="purisa_5f_7"><text:span text:style-name="T28">Qu'on a fait fausse route, qu'on s'est trompé d'idée</text:span> </text:p>
            <text:p text:style-name="purisa_5f_7">Mourons pour des idées, d'accord, mais de mort lente</text:p>
            <text:p text:style-name="purisa_5f_7">D'accord, mais de mort lente </text:p>
          </table:table-cell>
          <table:table-cell table:style-name="Таблица6.B2" office:value-type="string">
            <text:p text:style-name="P61">(следовательно, если это есть /некая, такая/ вещь)</text:p>
            <text:p text:style-name="P61"><text:s/>(горькая, безотрадная)</text:p>
            <text:p text:style-name="P61">(отдавая душу Богу, это есть как раз констатировать)</text:p>
            <text:p text:style-name="P61">(что был сделан ложный путь, что ошиблись идеей)</text:p>
            <text:p text:style-name="P61">(умрем ради идей, договорились, но смертью медленной)</text:p>
            <text:p text:style-name="P61">(договорились, но смертью медленной)</text:p>
          </table:table-cell>
        </table:table-row>
        <table:table-row table:style-name="TableLine93838769663504">
          <table:table-cell table:style-name="Таблица6.A2" office:value-type="string">
            <text:p text:style-name="P65">Les saint jean bouche d'or qui prêchent le martyre</text:p>
            <text:p text:style-name="P65">Le plus souvent, d'ailleurs, s'attardent ici-bas</text:p>
            <text:p text:style-name="P65">Mourir pour des idées, c'est le cas de le dire</text:p>
            <text:p text:style-name="P65">C'est leur raison de vivre, ils ne s'en privent pas</text:p>
          </table:table-cell>
          <table:table-cell table:style-name="Таблица6.B2" office:value-type="string">
            <text:p text:style-name="P61"/>
          </table:table-cell>
        </table:table-row>
        <table:table-row table:style-name="TableLine93838769664256">
          <table:table-cell table:style-name="Таблица6.A2" office:value-type="string">
            <text:p text:style-name="P65">Dans presque tous les camps </text:p>
            <text:p text:style-name="P65">on en voit qui supplantent</text:p>
            <text:p text:style-name="P65">Bientôt Mathusalem dans la longévité</text:p>
            <text:p text:style-name="P65">J'en conclus qu'ils doivent se dire, en aparté :</text:p>
            <text:p text:style-name="P65">"Mourrons pour des idées d'accord, mais de mort lente</text:p>
            <text:p text:style-name="P65">D'accord, mais de mort lente ."</text:p>
          </table:table-cell>
          <table:table-cell table:style-name="Таблица6.B2" office:value-type="string">
            <text:p text:style-name="P61"/>
          </table:table-cell>
        </table:table-row>
        <table:table-row table:style-name="TableLine93838769665056">
          <table:table-cell table:style-name="Таблица6.A2" office:value-type="string">
            <text:p text:style-name="P65">Des idées réclamant le fameux sacrifice</text:p>
            <text:p text:style-name="P65">Les sectes de tout poil en offrent des séquelles</text:p>
            <text:p text:style-name="P65">Et la question se pose aux victimes novices :</text:p>
            <text:p text:style-name="P65">Mourir pour des idées, c'est bien beau mais lesquelles ?</text:p>
            <text:p text:style-name="P65">Et comme toutes sont entre elles ressemblantes</text:p>
            <text:p text:style-name="P65">Quand il les voit venir, avec leur gros drapeau</text:p>
            <text:p text:style-name="P65">Le sage, en hésitant, tourne autour du tombeau</text:p>
            <text:p text:style-name="P65">Mourrons pour des idées d'accord, mais de mort lente</text:p>
            <text:p text:style-name="P65">D'accord, mais de mort lente</text:p>
          </table:table-cell>
          <table:table-cell table:style-name="Таблица6.B2" office:value-type="string">
            <text:p text:style-name="P61"/>
          </table:table-cell>
        </table:table-row>
        <table:table-row table:style-name="TableLine93838769665856">
          <table:table-cell table:style-name="Таблица6.A2" office:value-type="string">
            <text:p text:style-name="P65">Encor s'il suffisait de quelques hécatombes</text:p>
            <text:p text:style-name="P65">Pour qu'enfin tout changeât, qu'enfin tout s'arrangeât !</text:p>
            <text:p text:style-name="P65">Depuis tant de "grands soirs" que tant de têtes tombent</text:p>
            <text:p text:style-name="P65">Au paradis sur terre on y serait déjà</text:p>
            <text:p text:style-name="P65">Mais l'âge d'or sans cesse est remis aux calendes</text:p>
            <text:p text:style-name="P65">Les dieux ont toujours soif, n'en ont jamais assez</text:p>
            <text:p text:style-name="P65">Et c'est la mort, la mort toujours recommencé' ...</text:p>
            <text:p text:style-name="P65">Mourrons pour des idées d'accord, mais de mort lente</text:p>
            <text:p text:style-name="P65">D'accord, mais de mort lente</text:p>
          </table:table-cell>
          <table:table-cell table:style-name="Таблица6.B2" office:value-type="string">
            <text:p text:style-name="P61"/>
          </table:table-cell>
        </table:table-row>
        <table:table-row table:style-name="TableLine93838769666576">
          <table:table-cell table:style-name="Таблица6.A2" office:value-type="string">
            <text:p text:style-name="P65">O vous, les boutefeux, ô vous les bons apôtres</text:p>
            <text:p text:style-name="P65">Mourez donc les premiers, nous vous cédons le pas</text:p>
            <text:p text:style-name="P65"><text:soft-page-break/>Mais de grâce, morbleu ! laissez vivre les autres !</text:p>
            <text:p text:style-name="P65">La vie est à peu près leur seul luxe ici bas ;</text:p>
            <text:p text:style-name="P65">Car, enfin, la Camarde est assez vigilante</text:p>
            <text:p text:style-name="P65">Elle n'a pas besoin qu'on lui tienne la faux</text:p>
            <text:p text:style-name="P65">Plus de danse macabre autour des échafauds !</text:p>
            <text:p text:style-name="P65">Mourrons pour des idé's d'accord, mais de mort lente</text:p>
            <text:p text:style-name="P65">D'accord, mais de mort lente</text:p>
          </table:table-cell>
          <table:table-cell table:style-name="Таблица6.B2" office:value-type="string">
            <text:p text:style-name="P61"/>
          </table:table-cell>
        </table:table-row>
        <table:table-row table:style-name="TableLine93838769667376">
          <table:table-cell table:style-name="Таблица6.A2" office:value-type="string">
            <text:p text:style-name="purisa_5f_7"/>
          </table:table-cell>
          <table:table-cell table:style-name="Таблица6.B2" office:value-type="string">
            <text:p text:style-name="P61"/>
          </table:table-cell>
        </table:table-row>
      </table:table>
      <text:p text:style-name="ubuntu_5f_mono_5f_9"/>
      <text:p text:style-name="P53"/>
      <table:table table:name="Таблица7" table:style-name="Таблица7">
        <table:table-column table:style-name="Таблица7.A"/>
        <table:table-column table:style-name="Таблица7.B"/>
        <table:table-row table:style-name="TableLine93838769668800">
          <table:table-cell table:style-name="Таблица7.A1" table:number-columns-spanned="2" office:value-type="string">
            <text:p text:style-name="P76">Les Copains D'Abord<text:span text:style-name="T59"> </text:span><text:span text:style-name="T23">(друзья прежде всего)</text:span></text:p>
            <text:p text:style-name="P75">Georges Brassens<text:span text:style-name="T58"> (</text:span>1921 -1981<text:span text:style-name="T58">)</text:span></text:p>
          </table:table-cell>
          <table:covered-table-cell/>
        </table:table-row>
        <table:table-row table:style-name="TableLine93838680422608">
          <table:table-cell table:style-name="Таблица7.A2" office:value-type="string">
            <text:p text:style-name="fr_5f_text_5f_8"><text:span text:style-name="ubuntu_5f_mono_5f_9">Non, ce n'était pas le radeau<text:line-break/>De la Méduse, ce bateau<text:line-break/>Qu'on se le dise au fond des ports<text:line-break/>Dise au fond des ports<text:line-break/>Il naviguait en père peinard<text:line-break/>Sur la grand-mare des canards<text:line-break/>Et s'appelait les Copains d'abord<text:line-break/>Les Copains d'abord</text:span></text:p>
          </table:table-cell>
          <table:table-cell table:style-name="Таблица7.B2" office:value-type="string">
            <text:p text:style-name="ubuntu_5f_mono_5f_9"/>
          </table:table-cell>
        </table:table-row>
        <table:table-row table:style-name="TableLine93838770140816">
          <table:table-cell table:style-name="Таблица7.A2" office:value-type="string">
            <text:p text:style-name="fr_5f_text_5f_8"><text:span text:style-name="ubuntu_5f_mono_5f_9">Ses fluctuat nec mergitur<text:line-break/>C'était pas d'la littérature<text:line-break/>N'en déplaise aux jeteurs de sort<text:line-break/>Aux jeteurs de sort<text:line-break/>Son capitaine et ses matelots<text:line-break/>N'étaient pas des enfants d'salauds<text:line-break/>Mais des amis franco de port<text:line-break/>Des copains d'abord</text:span></text:p>
          </table:table-cell>
          <table:table-cell table:style-name="Таблица7.B2" office:value-type="string">
            <text:p text:style-name="ubuntu_5f_mono_5f_9"/>
          </table:table-cell>
        </table:table-row>
        <table:table-row table:style-name="TableLine93838682194160">
          <table:table-cell table:style-name="Таблица7.A2" office:value-type="string">
            <text:p text:style-name="fr_5f_text_5f_8"><text:span text:style-name="ubuntu_5f_mono_5f_9">C'était pas des amis de luxe<text:line-break/>Des petits Castor et Pollux<text:line-break/>Des gens de Sodome et Gomorrhe<text:line-break/>Sodome et Gomorrhe<text:line-break/>C'était pas des amis choisis<text:line-break/>Par Montaigne et La Boétie<text:line-break/>Sur le ventre, ils se tapaient fort<text:line-break/>Les copains d'abord</text:span></text:p>
          </table:table-cell>
          <table:table-cell table:style-name="Таблица7.B2" office:value-type="string">
            <text:p text:style-name="ubuntu_5f_mono_5f_9"/>
          </table:table-cell>
        </table:table-row>
        <table:table-row table:style-name="TableLine93838681126176">
          <table:table-cell table:style-name="Таблица7.A2" office:value-type="string">
            <text:p text:style-name="fr_5f_text_5f_8"><text:span text:style-name="ubuntu_5f_mono_5f_9">C'était pas des anges non plus<text:line-break/>L'Évangile, ils l'avaient pas lu<text:line-break/>Mais ils s'aimaient toutes voiles dehors<text:line-break/>Toutes voiles dehors<text:line-break/>Jean, Pierre, Paul et compagnie<text:line-break/>C'était leur seule litanie<text:line-break/>Leur Credo, leur Confiteor<text:line-break/>Aux copains d'abord</text:span></text:p>
          </table:table-cell>
          <table:table-cell table:style-name="Таблица7.B2" office:value-type="string">
            <text:p text:style-name="ubuntu_5f_mono_5f_9"/>
          </table:table-cell>
        </table:table-row>
        <table:table-row table:style-name="TableLine93838765268976">
          <table:table-cell table:style-name="Таблица7.A2" office:value-type="string">
            <text:p text:style-name="fr_5f_text_5f_8"><text:span text:style-name="ubuntu_5f_mono_5f_9">Au moindre coup de Trafalgar<text:line-break/>C'est l'amitié qui prenait l'quart<text:line-break/>C'est elle qui leur montrait le nord<text:line-break/>Leur montrait le nord<text:line-break/>Et quand ils étaient en détresse<text:line-break/>Qu'leurs bras lançaient des S.O.S<text:line-break/>On aurait dit des sémaphores<text:line-break/>Les copains d'abord</text:span></text:p>
          </table:table-cell>
          <table:table-cell table:style-name="Таблица7.B2" office:value-type="string">
            <text:p text:style-name="ubuntu_5f_mono_5f_9"/>
          </table:table-cell>
        </table:table-row>
        <table:table-row table:style-name="TableLine93838769531744">
          <table:table-cell table:style-name="Таблица7.A2" office:value-type="string">
            <text:p text:style-name="fr_5f_text_5f_8"><text:span text:style-name="ubuntu_5f_mono_5f_9">Au rendez-vous des bons copains<text:line-break/>Y avait pas souvent de lapins<text:line-break/>Quand l'un d'entre eux manquait à bord<text:line-break/>C'est qu'il était mort<text:line-break/>Oui, mais jamais, au grand jamais<text:line-break/>Son trou dans l'eau n'se refermait<text:line-break/>Cent ans après, coquin de sort<text:line-break/>Il manquait encore</text:span></text:p>
          </table:table-cell>
          <table:table-cell table:style-name="Таблица7.B2" office:value-type="string">
            <text:p text:style-name="ubuntu_5f_mono_5f_9"/>
          </table:table-cell>
        </table:table-row>
        <table:table-row table:style-name="TableLine93838682102816">
          <table:table-cell table:style-name="Таблица7.A2" office:value-type="string">
            <text:p text:style-name="fr_5f_text_5f_8"><text:span text:style-name="ubuntu_5f_mono_5f_9">Des bateaux j'en ai pris beaucoup<text:line-break/>Mais le seul qu'ait tenu le coup<text:line-break/>Qui n'ait jamais viré de bord<text:line-break/>Mais viré de bord<text:line-break/>Naviguait en père peinard<text:line-break/>Sur la grand-mare des canards<text:line-break/>Et s'appelait les Copains d'abord<text:line-break/>Les Copains d'abord</text:span></text:p>
          </table:table-cell>
          <table:table-cell table:style-name="Таблица7.B2" office:value-type="string">
            <text:p text:style-name="ubuntu_5f_mono_5f_9"/>
          </table:table-cell>
        </table:table-row>
        <table:table-row table:style-name="TableLine93838740559216">
          <table:table-cell table:style-name="Таблица7.A2" office:value-type="string">
            <text:p text:style-name="fr_5f_text_5f_8"><text:span text:style-name="ubuntu_5f_mono_5f_9">Des bateaux j'en ai pris beaucoup<text:line-break/>Mais le seul qu'ait tenu le coup<text:line-break/>Qui n'ait jamais viré de bord<text:line-break/>Mais viré de bord<text:line-break/>Naviguait en père peinard<text:line-break/>Sur la grand-mare des canards<text:line-break/>Et s'appelait les Copains d'abord<text:line-break/>Les Copains d'abord</text:span></text:p>
          </table:table-cell>
          <table:table-cell table:style-name="Таблица7.B2" office:value-type="string">
            <text:p text:style-name="ubuntu_5f_mono_5f_9"/>
          </table:table-cell>
        </table:table-row>
      </table:table>
      <text:p text:style-name="ubuntu_5f_mono_5f_9"/>
      <text:p text:style-name="P53">Michel Uembec</text:p>
      <text:p text:style-name="P66">род на острове реюньон в инд океане</text:p>
      <text:p text:style-name="P66">рос с бабушкой в алжире</text:p>
      <text:p text:style-name="P66">наст фамилия Тома</text:p>
      <text:p text:style-name="P66">поступил в сельскохоз</text:p>
      <text:p text:style-name="P66">потом заканчивает кинематографический</text:p>
      <text:p text:style-name="P66">в нач 1980-х работает сисадмином</text:p>
      <text:p text:style-name="P66">в нач 1990-х роман "расширение пространства борьбы" 1994</text:p>
      <text:p text:style-name="P66">1998 Элементарная частица (роман)</text:p>
      <text:p text:style-name="P66">лауреат премии "ноябрь"</text:p>
      <text:p text:style-name="P66">скандал</text:p>
      <text:p text:style-name="P66">премию переименовали в "декабрь"</text:p>
      <text:p text:style-name="P66">конфликт с исламской общиной</text:p>
      <text:p text:style-name="P66">роман "подчинение"</text:p>
      <text:p text:style-name="ubuntu_5f_mono_5f_9"/>
      <table:table table:name="Таблица5" table:style-name="Таблица5">
        <table:table-column table:style-name="Таблица5.A"/>
        <table:table-column table:style-name="Таблица5.B"/>
        <table:table-row table:style-name="TableLine93838680786864">
          <table:table-cell table:style-name="Таблица5.A1" office:value-type="string">
            <text:p text:style-name="ubuntu_5f_mono_5f_9"/>
          </table:table-cell>
          <table:table-cell table:style-name="Таблица5.B1" office:value-type="string">
            <text:p text:style-name="ubuntu_5f_mono_5f_9"/>
          </table:table-cell>
        </table:table-row>
        <table:table-row table:style-name="TableLine93838770335184">
          <table:table-cell table:style-name="Таблица5.A2" office:value-type="string">
            <text:p text:style-name="ubuntu_5f_mono_5f_9"/>
          </table:table-cell>
          <table:table-cell table:style-name="Таблица5.B2" office:value-type="string">
            <text:p text:style-name="ubuntu_5f_mono_5f_9"/>
          </table:table-cell>
        </table:table-row>
        <table:table-row table:style-name="TableLine93838769718832">
          <table:table-cell table:style-name="Таблица5.A2" office:value-type="string">
            <text:p text:style-name="P63">Nous marchons dans la ville nous croisons des regards</text:p>
            <text:p text:style-name="P63">Et ceci défini<text:span text:style-name="T52">t</text:span> notre présence humaine</text:p>
            <text:p text:style-name="P63">Dans le calme absolu de la fin de semaine</text:p>
            <text:p text:style-name="P63">Nous marchons lentement aux abords de la gare</text:p>
          </table:table-cell>
          <table:table-cell table:style-name="Таблица5.B2" office:value-type="string">
            <text:p text:style-name="P67">Мы идем по городу, мы пересекем взгляд<text:span text:style-name="T54">ы</text:span></text:p>
            <text:p text:style-name="P67">И это определяет наше присутствие человеческое</text:p>
            <text:p text:style-name="P67">В абсолютом спокойствии конца недели</text:p>
            <text:p text:style-name="P67">Мы идем медленно рядом с вокзалом</text:p>
          </table:table-cell>
        </table:table-row>
        <table:table-row table:style-name="TableLine93838769719472">
          <table:table-cell table:style-name="Таблица5.A2" office:value-type="string">
            <text:p text:style-name="P64">Nos vêtements trop larges abritent des chairs grises</text:p>
            <text:p text:style-name="P64">A peu près immobiles dans la fin de journée</text:p>
            <text:p text:style-name="P64">Notre âme minuscule à demi condamnée</text:p>
            <text:p text:style-name="P64">S'agite entre les plis et puis s'immobilise</text:p>
          </table:table-cell>
          <table:table-cell table:style-name="Таблица5.B2" office:value-type="string">
            <text:p text:style-name="P67">Наши слишком широкие одежды скрывают серую плоть</text:p>
            <text:p text:style-name="P68">Немного близко к неподвижности в конце дня</text:p>
            <text:p text:style-name="P68">Наша крошечная душа наполовину осужденная</text:p>
            <text:p text:style-name="P68">Качается между складками и после останавливается</text:p>
          </table:table-cell>
        </table:table-row>
        <table:table-row table:style-name="TableLine93838769720112">
          <table:table-cell table:style-name="Таблица5.A2" office:value-type="string">
            <text:p text:style-name="P64">Nous avons existé telle est notre légende</text:p>
            <text:p text:style-name="P64">Certains de nos désirs ont construit cette ville</text:p>
            <text:p text:style-name="P64">Nous avons combattu des puissances hostiles</text:p>
            <text:p text:style-name="P64">Puis nos bras amaigris ont lâché les commandes</text:p>
          </table:table-cell>
          <table:table-cell table:style-name="Таблица5.B2" office:value-type="string">
            <text:p text:style-name="P68">Мы существовали, такова наша легенда</text:p>
            <text:p text:style-name="P68">Некоторые наши желания построили этот город</text:p>
            <text:p text:style-name="P71"><text:span text:style-name="T53">Мы сра</text:span><text:span text:style-name="T38">зи</text:span><text:span text:style-name="T53">лись с враждебными силами</text:span></text:p>
            <text:p text:style-name="P69"><text:span text:style-name="T54">Потом наши </text:span><text:span text:style-name="T37">изнуренные</text:span><text:span text:style-name="T54"> руки </text:span><text:span text:style-name="T55">отпустили рычаги</text:span></text:p>
          </table:table-cell>
        </table:table-row>
        <table:table-row table:style-name="TableLine93838769720752">
          <table:table-cell table:style-name="Таблица5.A2" office:value-type="string">
            <text:p text:style-name="P64">Et nous avons flotté loin de tous les possibles</text:p>
            <text:p text:style-name="P64">La vie s'est refroidie la vie nous a laissé</text:p>
            <text:p text:style-name="P64">Nous contemplons nos corps à demi effacés</text:p>
            <text:p text:style-name="P64">Dans le silence émerge quelques data sensibles</text:p>
          </table:table-cell>
          <table:table-cell table:style-name="Таблица5.B2" office:value-type="string">
            <text:p text:style-name="P70">И мы уплыли от всего возможного </text:p>
            <text:p text:style-name="P70">Жизнь остыла, жизнь покинула нас. </text:p>
            <text:p text:style-name="P70">Мы созерцаем наши полустертые тела </text:p>
            <text:p text:style-name="P70">В тишине всплывают некоторые конфиденциальные данные</text:p>
          </table:table-cell>
        </table:table-row>
      </table:table>
      <text:p text:style-name="ubuntu_5f_mono_5f_9"/>
      <text:p text:style-name="ubuntu_5f_mono_5f_9"/>
      <text:p text:style-name="P54"><text:span text:style-name="T56">1959 фильм </text:span>"Hiroshima mon amour"</text:p>
      <text:p text:style-name="P72"/>
      <text:p text:style-name="P72">три основных периода фр кино</text:p>
      <text:p text:style-name="P72">1. начало</text:p>
      <text:p text:style-name="P72">2. новая волна</text:p>
      <text:p text:style-name="P72">3. 90-е годы новая новая волна</text:p>
      <text:p text:style-name="P72"/>
      <text:p text:style-name="P72">режиссер Ален Рене - последний классик французской новой волны</text:p>
      <text:p text:style-name="P72">два главных фильмаЖ</text:p>
      <text:p text:style-name="P72">хиросима любовь моя</text:p>
      <text:p text:style-name="P72">"Прошлым летом в Мариенбаде"</text:p>
      <text:p text:style-name="P72"/>
      <text:p text:style-name="P72">Актриса <text:span text:style-name="T57">Э</text:span>мм<text:span text:style-name="T57">а</text:span>нуэль <text:span text:style-name="T57">Ри</text:span>ва - два триумфаЖ</text:p>
      <text:p text:style-name="P72">1.</text:p>
      <text:p text:style-name="P72">2. в фильме ханеки "любовь" - получила оскар</text:p>
      <text:p text:style-name="P72"/>
      <text:p text:style-name="P72"/>
      <text:p text:style-name="P55"/>
      <table:table table:name="Таблица8" table:style-name="Таблица8">
        <table:table-column table:style-name="Таблица8.A"/>
        <table:table-column table:style-name="Таблица8.B"/>
        <table:table-row table:style-name="TableLine93838770214928">
          <table:table-cell table:style-name="Таблица8.A1" table:number-columns-spanned="2" office:value-type="string">
            <text:p text:style-name="P89">Bruxelles</text:p>
          </table:table-cell>
          <table:covered-table-cell/>
        </table:table-row>
        <table:table-row table:style-name="TableLine93838769885088">
          <table:table-cell table:style-name="Таблица8.A2" office:value-type="string">
            <text:p text:style-name="ubuntu_5f_mono_5f_9"/>
          </table:table-cell>
          <table:table-cell table:style-name="Таблица8.B2" office:value-type="string">
            <text:p text:style-name="P86">J<text:span text:style-name="T62">acque </text:span>Brel</text:p>
          </table:table-cell>
        </table:table-row>
        <table:table-row table:style-name="TableLine93838769886368">
          <table:table-cell table:style-name="Таблица8.A2" office:value-type="string">
            <text:p text:style-name="ubuntu_5f_mono_5f_9">C'<text:span text:style-name="T31">é</text:span><text:span text:style-name="T36">tait au temps o</text:span><text:span text:style-name="T31">ù Bruxelles rêvait</text:span></text:p>
            <text:p text:style-name="ubuntu_5f_mono_5f_9"><text:span text:style-name="T31">C'é</text:span><text:span text:style-name="T36">tait au temps du cin</text:span><text:span text:style-name="T31">é</text:span><text:span text:style-name="T36">ma muet</text:span></text:p>
            <text:p text:style-name="ubuntu_5f_mono_5f_9"><text:span text:style-name="T31">C'é</text:span><text:span text:style-name="T36">tait au temps o</text:span><text:span text:style-name="T31">ù Bruxelles chan</text:span><text:span text:style-name="T34">t</text:span><text:span text:style-name="T31">ait</text:span></text:p>
            <text:p text:style-name="ubuntu_5f_mono_5f_9"><text:span text:style-name="T31">C'é</text:span><text:span text:style-name="T36">tait au temps o</text:span><text:span text:style-name="T31">ù Bruxelles bruxellait</text:span></text:p>
          </table:table-cell>
          <table:table-cell table:style-name="Таблица8.B2" office:value-type="string">
            <text:p text:style-name="ubuntu_5f_mono_5f_9">Это было во время, когда Брюссель мечтал</text:p>
            <text:p text:style-name="ubuntu_5f_mono_5f_9">Это было во время немого кино</text:p>
            <text:p text:style-name="ubuntu_5f_mono_5f_9">Это было во время, когда Брюссель пел</text:p>
            <text:p text:style-name="ubuntu_5f_mono_5f_9">Это было во время, когда Брюссель <text:span text:style-name="T60">брюссельничал</text:span></text:p>
          </table:table-cell>
        </table:table-row>
        <table:table-row table:style-name="TableLine93838769887008">
          <table:table-cell table:style-name="Таблица8.A2" office:value-type="string">
            <text:p text:style-name="P83"><text:span text:style-name="Strong_20_Emphasis">Place de Broukère on voyait des vitrines</text:span></text:p>
            <text:p text:style-name="P83"><text:span text:style-name="Strong_20_Emphasis">Avec des hommes des femmes en crinoline</text:span> </text:p>
            <text:p text:style-name="P83"><text:span text:style-name="Strong_20_Emphasis">Place de Broukère on voyait l'omnibus</text:span> </text:p>
            <text:p text:style-name="P83"><text:span text:style-name="Strong_20_Emphasis">Avec des femmes des messieurs en gibus</text:span>.</text:p>
          </table:table-cell>
          <table:table-cell table:style-name="Таблица8.B2" office:value-type="string">
            <text:p text:style-name="P83">/на/ площади Брукер народ видел витрины</text:p>
            <text:p text:style-name="P83">с мужчинами женщинами в кринолинах</text:p>
            <text:p text:style-name="P83">/на/ площади Брукер народ видел омнибус</text:p>
            <text:p text:style-name="P83">с женщинами с господами в высоких шляпах</text:p>
          </table:table-cell>
        </table:table-row>
        <table:table-row table:style-name="TableLine93838769887808">
          <table:table-cell table:style-name="Таблица8.A2" office:value-type="string">
            <text:p text:style-name="P84"><text:span text:style-name="Strong_20_Emphasis">Et sur l'impériale</text:span> </text:p>
            <text:p text:style-name="P84"><text:span text:style-name="Strong_20_Emphasis">Le cœur dans les étoiles</text:span></text:p>
            <text:p text:style-name="P84"><text:span text:style-name="Strong_20_Emphasis">Il y avait mon grand-père</text:span></text:p>
            <text:p text:style-name="P84"><text:span text:style-name="Strong_20_Emphasis">Il y avait ma grand-mère</text:span><text:span text:style-name="Strong_20_Emphasis"><text:span text:style-name="T60">.</text:span></text:span></text:p>
          </table:table-cell>
          <table:table-cell table:style-name="Таблица8.B2" office:value-type="string">
            <text:p text:style-name="P84">а на омнибусе, на верхней площадке</text:p>
            <text:p text:style-name="P84">сердце в звездах</text:p>
            <text:p text:style-name="P84">там был мой дед</text:p>
            <text:p text:style-name="P84">там была моя бабка</text:p>
          </table:table-cell>
        </table:table-row>
        <table:table-row table:style-name="TableLine93838769888608">
          <table:table-cell table:style-name="Таблица8.A2" office:value-type="string">
            <text:p text:style-name="P84"><text:span text:style-name="Strong_20_Emphasis">Il était militaire</text:span></text:p>
            <text:p text:style-name="P84"><text:span text:style-name="Strong_20_Emphasis">Elle était fonctionnaire</text:span></text:p>
            <text:p text:style-name="P84"><text:span text:style-name="Strong_20_Emphasis">Il pensait pas elle pensait rien</text:span></text:p>
            <text:p text:style-name="P84"><text:span text:style-name="Strong_20_Emphasis">Et </text:span><text:span text:style-name="Strong_20_Emphasis"><text:span text:style-name="T61">on voudrait</text:span></text:span><text:span text:style-name="Strong_20_Emphasis"> que je sois malin</text:span>.</text:p>
          </table:table-cell>
          <table:table-cell table:style-name="Таблица8.B2" office:value-type="string">
            <text:p text:style-name="P84">он был военный</text:p>
            <text:p text:style-name="P84">она была чиновница</text:p>
            <text:p text:style-name="P84">он не думал, она ничего не думала</text:p>
            <text:p text:style-name="P84">и они, <text:span text:style-name="T39">(</text:span>неопределенное местоимение<text:span text:style-name="T60">)</text:span>, хотели, чтобы я был хитрый, себе на уме</text:p>
          </table:table-cell>
        </table:table-row>
        <table:table-row table:style-name="TableLine93838769889360">
          <table:table-cell table:style-name="Таблица8.A2" office:value-type="string">
            <text:p text:style-name="P84"><text:span text:style-name="Strong_20_Emphasis">Sur les pavés de la place Sainte-Catherine</text:span></text:p>
            <text:p text:style-name="P84"><text:span text:style-name="Strong_20_Emphasis">Dansaient les hommes les femmes en crinoline</text:span></text:p>
            <text:p text:style-name="P84"><text:span text:style-name="Strong_20_Emphasis">Sur les pavés dansaient les omnibus</text:span></text:p>
            <text:p text:style-name="P84"><text:span text:style-name="Strong_20_Emphasis">Avec des femmes des messieurs en gibus</text:span>.</text:p>
          </table:table-cell>
          <table:table-cell table:style-name="Таблица8.B2" office:value-type="string">
            <text:p text:style-name="P84">на тротуарах площади Святой Катерины</text:p>
            <text:p text:style-name="P84">танцевали мужчины, женщины в кринолинах</text:p>
            <text:p text:style-name="P84">на шоссе танцевали омнибусы</text:p>
            <text:p text:style-name="P84">с женщинами, с господами в шляпах</text:p>
          </table:table-cell>
        </table:table-row>
        <table:table-row table:style-name="TableLine93838769890160">
          <table:table-cell table:style-name="Таблица8.A2" office:value-type="string">
            <text:p text:style-name="P84"><text:span text:style-name="Strong_20_Emphasis">Il avait su y faire</text:span></text:p>
            <text:p text:style-name="P84"><text:span text:style-name="Strong_20_Emphasis">Elle l'avait laissé faire</text:span></text:p>
            <text:p text:style-name="P84"><text:span text:style-name="Strong_20_Emphasis">Ils l'avaient donc fait tous les deux</text:span></text:p>
            <text:p text:style-name="P84"><text:span text:style-name="Strong_20_Emphasis">Et on voudrait que je sois sérieux</text:span>.</text:p>
          </table:table-cell>
          <table:table-cell table:style-name="Таблица8.B2" office:value-type="string">
            <text:p text:style-name="P84">он имел получившимся там сделать, т.е. “у него там все получилось”</text:p>
            <text:p text:style-name="P84">она это имела отпущенным делать, т.е. “она все пустила на самотек”</text:p>
            <text:p text:style-name="P84">они это имели следовательно сделанным оба, т.е. “оба они так и сделали, так и поступили”</text:p>
            <text:p text:style-name="P84">и они хотели бы, чтобы я был серьезным</text:p>
          </table:table-cell>
        </table:table-row>
        <table:table-row table:style-name="TableLine93838769890960">
          <table:table-cell table:style-name="Таблица8.A2" office:value-type="string">
            <text:p text:style-name="P84"><text:span text:style-name="Strong_20_Emphasis">Sous les lampions de la place Sainte-Justine</text:span></text:p>
            <text:p text:style-name="P84"><text:span text:style-name="Strong_20_Emphasis">Dansaient les hommes les femmes en crinoline</text:span></text:p>
            <text:p text:style-name="P84"><text:span text:style-name="Strong_20_Emphasis">Sous les lampions dansaient les omnibus</text:span></text:p>
            <text:p text:style-name="P84"><text:span text:style-name="Strong_20_Emphasis">Avec des femmes des messieurs en gibus</text:span>.</text:p>
          </table:table-cell>
          <table:table-cell table:style-name="Таблица8.B2" office:value-type="string">
            <text:p text:style-name="P84">под фонарями площади Святой Жюстины</text:p>
            <text:p text:style-name="P84">танцевали мужчины, женщины в кринолине</text:p>
            <text:p text:style-name="P84">под фонарями танцевали омнибусы</text:p>
            <text:p text:style-name="P84">с женщинами, с господами в шляпах</text:p>
          </table:table-cell>
        </table:table-row>
        <table:table-row table:style-name="TableLine93838769891680">
          <table:table-cell table:style-name="Таблица8.A2" office:value-type="string">
            <text:p text:style-name="P84"><text:span text:style-name="Strong_20_Emphasis">Il attendait la guerre</text:span></text:p>
            <text:p text:style-name="P84"><text:span text:style-name="Strong_20_Emphasis">Elle attendait mon père</text:span></text:p>
            <text:p text:style-name="P84"><text:span text:style-name="Strong_20_Emphasis">Ils étaient gais comme le canal</text:span></text:p>
            <text:p text:style-name="P84"><text:span text:style-name="Strong_20_Emphasis">Et on voudrait que j'aie le moral</text:span>.</text:p>
          </table:table-cell>
          <table:table-cell table:style-name="Таблица8.B2" office:value-type="string">
            <text:p text:style-name="P84">он ждал войну</text:p>
            <text:p text:style-name="P84">она ждала моего отца, т.е. “она была беременна моим отцом”</text:p>
            <text:p text:style-name="P84">они были веселые, как канал; то есть жутко мрачные и сурьезные, как все фламандцы и как, собственно, сам брюссельский канал на фотографии; т.е. "угрюмый"</text:p>
            <text:p text:style-name="P84">и они хотели бы, чтобы у меня была мораль, т.е. “чтобы я был с боевым духом”</text:p>
          </table:table-cell>
        </table:table-row>
        <table:table-row table:style-name="TableLine93838769892480">
          <table:table-cell table:style-name="Таблица8.A2" office:value-type="string">
            <text:p text:style-name="ubuntu_5f_mono_5f_9"/>
          </table:table-cell>
          <table:table-cell table:style-name="Таблица8.B2" office:value-type="string">
            <text:p text:style-name="ubuntu_5f_mono_5f_9"/>
          </table:table-cell>
        </table:table-row>
        <table:table-row table:style-name="TableLine93838769893280">
          <table:table-cell table:style-name="Таблица8.A2" office:value-type="string">
            <text:p text:style-name="ubuntu_5f_mono_5f_9"/>
          </table:table-cell>
          <table:table-cell table:style-name="Таблица8.B2" office:value-type="string">
            <text:p text:style-name="P85">речь о 1912-1913 годах</text:p>
          </table:table-cell>
        </table:table-row>
        <table:table-row table:style-name="TableLine93838769894080">
          <table:table-cell table:style-name="Таблица8.A2" office:value-type="string">
            <text:p text:style-name="ubuntu_5f_mono_5f_9"/>
          </table:table-cell>
          <table:table-cell table:style-name="Таблица8.B2" office:value-type="string">
            <text:p text:style-name="ubuntu_5f_mono_5f_9"/>
          </table:table-cell>
        </table:table-row>
      </table:table>
      <text:p text:style-name="P82"/>
      <text:p text:style-name="P82"/>
      <text:p text:style-name="P55"/>
      <table:table table:name="Таблица9" table:style-name="Таблица9">
        <table:table-column table:style-name="Таблица9.A"/>
        <table:table-column table:style-name="Таблица9.B"/>
        <table:table-row table:style-name="TableLine93838769895856">
          <table:table-cell table:style-name="Таблица9.A1" office:value-type="string">
            <text:p text:style-name="P87">Le roi et ses pairs</text:p>
            <text:p text:style-name="P87">Ont enfermé la reine,</text:p>
            <text:p text:style-name="P87">A bord d'un bateau de plomb.</text:p>
            <text:p text:style-name="P87">Nous naviguerons, et par ses pouvoirs</text:p>
            <text:p text:style-name="P87">Moi et mes frères voguerons.</text:p>
          </table:table-cell>
          <table:table-cell table:style-name="Таблица9.B1" office:value-type="string">
            <text:p text:style-name="P77">Заперли королеву</text:p>
            <text:p text:style-name="P77"/>
            <text:p text:style-name="P77">Мы плывем</text:p>
            <text:p text:style-name="P77">и своими силами</text:p>
            <text:p text:style-name="P77">я и мои браться отправляемся в плаванье</text:p>
          </table:table-cell>
        </table:table-row>
        <table:table-row table:style-name="TableLine93838680775328">
          <table:table-cell table:style-name="Таблица9.A2" office:value-type="string">
            <text:p text:style-name="P87">Yo ho sur l'heure</text:p>
            <text:p text:style-name="P87">Hissons nos couleurs.</text:p>
            <text:p text:style-name="P87">Hissez haut, l'âme des pirates</text:p>
            <text:p text:style-name="P87">Jamais ne mourra.</text:p>
          </table:table-cell>
          <table:table-cell table:style-name="Таблица9.B2" office:value-type="string">
            <text:p text:style-name="ubuntu_5f_mono_5f_9"/>
          </table:table-cell>
        </table:table-row>
        <table:table-row table:style-name="TableLine93838769676688">
          <table:table-cell table:style-name="Таблица9.A2" office:value-type="string">
            <text:p text:style-name="P87">Yo ho, quand sonne l'heure</text:p>
            <text:p text:style-name="P87">Hissons nos couleurs.</text:p>
            <text:p text:style-name="P87">Hissez haut, l'âme des pirates</text:p>
            <text:p text:style-name="P87">Jamais ne mourra.</text:p>
          </table:table-cell>
          <table:table-cell table:style-name="Таблица9.B2" office:value-type="string">
            <text:p text:style-name="ubuntu_5f_mono_5f_9"/>
          </table:table-cell>
        </table:table-row>
        <table:table-row table:style-name="TableLine93838769677328">
          <table:table-cell table:style-name="Таблица9.A2" office:value-type="string">
            <text:p text:style-name="P87">Il y a les morts il y a les vivants,</text:p>
            <text:p text:style-name="P87">On ne peut fuir le temps.</text:p>
            <text:p text:style-name="P87">Grâce aux clefs de la cage,</text:p>
            <text:p text:style-name="P87">Il faut payer le diable</text:p>
            <text:p text:style-name="P87">Et piller le levant.</text:p>
          </table:table-cell>
          <table:table-cell table:style-name="Таблица9.B2" office:value-type="string">
            <text:p text:style-name="ubuntu_5f_mono_5f_9"/>
          </table:table-cell>
        </table:table-row>
        <table:table-row table:style-name="TableLine93838769678128">
          <table:table-cell table:style-name="Таблица9.A2" office:value-type="string">
            <text:p text:style-name="P87">Les morts ne peuvent pas</text:p>
            <text:p text:style-name="P87">Faire voile vers les mystères</text:p>
            <text:p text:style-name="P87">Du funeste océan.</text:p>
            <text:p text:style-name="P87">Mais nous ne sommes,</text:p>
            <text:p text:style-name="P87">Et soyons forts,</text:p>
            <text:p text:style-name="P87">Et rentrons au port.</text:p>
          </table:table-cell>
          <table:table-cell table:style-name="Таблица9.B2" office:value-type="string">
            <text:p text:style-name="ubuntu_5f_mono_5f_9"/>
          </table:table-cell>
        </table:table-row>
        <table:table-row table:style-name="TableLine93838769678928">
          <table:table-cell table:style-name="Таблица9.A2" office:value-type="string">
            <text:p text:style-name="P87">Il y a les morts il y a les vivants,</text:p>
            <text:p text:style-name="P87">On ne peut fuir le temps.</text:p>
            <text:p text:style-name="P87">Grâce aux clefs de la cage,</text:p>
            <text:p text:style-name="P87">Il faut payer le diable</text:p>
            <text:p text:style-name="P87">Et piller le levant.</text:p>
          </table:table-cell>
          <table:table-cell table:style-name="Таблица9.B2" office:value-type="string">
            <text:p text:style-name="ubuntu_5f_mono_5f_9"/>
          </table:table-cell>
        </table:table-row>
        <table:table-row table:style-name="TableLine93838769679680">
          <table:table-cell table:style-name="Таблица9.A2" office:value-type="string">
            <text:p text:style-name="P87">Les morts ne peuvent pas</text:p>
            <text:p text:style-name="P87">Faire voile vers les mystères</text:p>
            <text:p text:style-name="P87">Du funeste océan.</text:p>
            <text:p text:style-name="P87">Mais nous ne sommes,</text:p>
            <text:p text:style-name="P87">Et soyons forts,</text:p>
            <text:p text:style-name="P87">Et rentrons au port.</text:p>
          </table:table-cell>
          <table:table-cell table:style-name="Таблица9.B2" office:value-type="string">
            <text:p text:style-name="ubuntu_5f_mono_5f_9"/>
          </table:table-cell>
        </table:table-row>
        <table:table-row table:style-name="TableLine93838769680480">
          <table:table-cell table:style-name="Таблица9.A2" office:value-type="string">
            <text:p text:style-name="P87">Yo ho quand sonne l'heure</text:p>
            <text:p text:style-name="P87">Hissons nos couleurs.</text:p>
            <text:p text:style-name="P87">Hissez haut, l'âme des pirates</text:p>
            <text:p text:style-name="P87">Jamais ne mourra.</text:p>
          </table:table-cell>
          <table:table-cell table:style-name="Таблица9.B2" office:value-type="string">
            <text:p text:style-name="ubuntu_5f_mono_5f_9"/>
          </table:table-cell>
        </table:table-row>
      </table:table>
      <text:p text:style-name="P82"/>
      <text:p text:style-name="P82"/>
      <text:p text:style-name="ubuntu_5f_mono_5f_9"/>
      <table:table table:name="Таблица10" table:style-name="Таблица10">
        <table:table-column table:style-name="Таблица10.A"/>
        <table:table-column table:style-name="Таблица10.B"/>
        <table:table-row table:style-name="TableLine93838769682256">
          <table:table-cell table:style-name="Таблица10.A1" office:value-type="string">
            <text:p text:style-name="P37">L'air de la misère</text:p>
          </table:table-cell>
          <table:table-cell table:style-name="Таблица10.B1" office:value-type="string">
            <text:p text:style-name="P38">песня нищеты</text:p>
          </table:table-cell>
        </table:table-row>
        <table:table-row table:style-name="TableLine93838761093968">
          <table:table-cell table:style-name="Таблица10.A2" office:value-type="string">
            <text:p text:style-name="ubuntu_5f_mono_5f_9"><text:span text:style-name="Strong_20_Emphasis"><text:span text:style-name="T21">J'avais de si jolis défauts</text:span></text:span></text:p>
            <text:p text:style-name="ubuntu_5f_mono_5f_9"><text:span text:style-name="Strong_20_Emphasis"><text:span text:style-name="T21">J'étais rêveuse, j'étais coquette</text:span></text:span></text:p>
            <text:p text:style-name="ubuntu_5f_mono_5f_9"><text:span text:style-name="Strong_20_Emphasis"><text:span text:style-name="T21">Un peu naïve mais pas trop</text:span></text:span></text:p>
            <text:p text:style-name="ubuntu_5f_mono_5f_9"><text:span text:style-name="Strong_20_Emphasis"><text:span text:style-name="T21">Pour ne jamais perdre la tête</text:span></text:span></text:p>
            <text:p text:style-name="ubuntu_5f_mono_5f_9"><text:span text:style-name="Strong_20_Emphasis"><text:span text:style-name="T21"/></text:span></text:p>
            <text:p text:style-name="ubuntu_5f_mono_5f_9"><text:span text:style-name="Strong_20_Emphasis"><text:span text:style-name="T21">Et je me faisais fête</text:span></text:span></text:p>
            <text:p text:style-name="ubuntu_5f_mono_5f_9"><text:span text:style-name="Strong_20_Emphasis"><text:span text:style-name="T21">D'un chant d'oiseau, d'un jour nouveau</text:span></text:span></text:p>
            <text:p text:style-name="ubuntu_5f_mono_5f_9"><text:span text:style-name="Strong_20_Emphasis"><text:span text:style-name="T21">Je n'ai plus qu'une robe grise</text:span></text:span></text:p>
            <text:p text:style-name="ubuntu_5f_mono_5f_9"><text:span text:style-name="Strong_20_Emphasis"><text:span text:style-name="T21">Qui sert aussi de couverture</text:span></text:span></text:p>
            <text:p text:style-name="ubuntu_5f_mono_5f_9"><text:span text:style-name="Strong_20_Emphasis"><text:span text:style-name="T21"/></text:span></text:p>
            <text:p text:style-name="ubuntu_5f_mono_5f_9"><text:span text:style-name="Strong_20_Emphasis"><text:span text:style-name="T21">Quand le vent glacé de l'hiver</text:span></text:span></text:p>
            <text:p text:style-name="ubuntu_5f_mono_5f_9"><text:span text:style-name="Strong_20_Emphasis"><text:span text:style-name="T21">Tourne la nuit dans ma masure</text:span></text:span></text:p>
            <text:p text:style-name="ubuntu_5f_mono_5f_9"><text:span text:style-name="Strong_20_Emphasis"><text:span text:style-name="T21">Et plus beaucoup d'honneur</text:span></text:span></text:p>
            <text:p text:style-name="ubuntu_5f_mono_5f_9"><text:span text:style-name="Strong_20_Emphasis"><text:span text:style-name="T21">De dignité au fond du cœur</text:span></text:span></text:p>
            <text:p text:style-name="ubuntu_5f_mono_5f_9"><text:span text:style-name="Strong_20_Emphasis"><text:span text:style-name="T21">La misère n'est mère de personne</text:span></text:span></text:p>
            <text:p text:style-name="ubuntu_5f_mono_5f_9"><text:span text:style-name="Strong_20_Emphasis"><text:span text:style-name="T21">La misère est pourtant sœur des hommes...</text:span></text:span></text:p>
            <text:p text:style-name="P90"/>
          </table:table-cell>
          <table:table-cell table:style-name="Таблица10.B2" office:value-type="string">
            <text:p text:style-name="P39">Я имела такие милые недостатки</text:p>
            <text:p text:style-name="P39">Я была мечтательная, я была кокетливая</text:p>
            <text:p text:style-name="P39">Немного наивная, но не слишком</text:p>
            <text:p text:style-name="P39">Чтобы никогда не терять голову</text:p>
            <text:p text:style-name="P39"/>
            <text:p text:style-name="P39">И я себе делала праздник</text:p>
            <text:p text:style-name="P39">От пения птиц, от нового дня</text:p>
            <text:p text:style-name="P39">У меня нет ничего кроме серого платья</text:p>
            <text:p text:style-name="P39">Которое также служит одеялом</text:p>
            <text:p text:style-name="P39"/>
            <text:p text:style-name="P39">Когда ледяной ветер зимы</text:p>
            <text:p text:style-name="P45"><text:span text:style-name="T51">Кружит ночью в мое</text:span><text:span text:style-name="T50">й лачуге</text:span></text:p>
            <text:p text:style-name="P40">И большей наградой </text:p>
            <text:p text:style-name="P40">Достоинство в глубине сердца</text:p>
            <text:p text:style-name="P39">Нищета никому не мать</text:p>
            <text:p text:style-name="P39">Нищета все же сестра людей</text:p>
          </table:table-cell>
        </table:table-row>
        <table:table-row table:style-name="TableLine93838769699744">
          <table:table-cell table:style-name="Таблица10.A2" office:value-type="string">
            <text:p text:style-name="P37"/>
          </table:table-cell>
          <table:table-cell table:style-name="Таблица10.B2" office:value-type="string">
            <text:p text:style-name="P37"/>
          </table:table-cell>
        </table:table-row>
        <table:table-row table:style-name="TableLine93838769697312">
          <table:table-cell table:style-name="Таблица10.A2" office:value-type="string">
            <text:p text:style-name="P37"/>
          </table:table-cell>
          <table:table-cell table:style-name="Таблица10.B2" office:value-type="string">
            <text:p text:style-name="P37"/>
          </table:table-cell>
        </table:table-row>
      </table:table>
      <text:p text:style-name="ubuntu_5f_mono_5f_9"/>
      <text:p text:style-name="ubuntu_5f_mono_5f_9"/>
      <text:p text:style-name="ubuntu_5f_mono_5f_9"/>
      <text:p text:style-name="P53"/>
      <text:p text:style-name="P91">Жюло Бокарн</text:p>
      <table:table table:name="Таблица11" table:style-name="Таблица11">
        <table:table-column table:style-name="Таблица11.A"/>
        <table:table-column table:style-name="Таблица11.B"/>
        <table:table-row table:style-name="TableLine93838769591200">
          <table:table-cell table:style-name="Таблица11.A1" office:value-type="string">
            <text:p text:style-name="ubuntu_5f_mono_5f_9"><text:span text:style-name="ubuntu_5f_mono_5f_9">Grand-papa Nicolas <text:line-break/>Voulait tuer son chat <text:line-break/>Pour en venir à bout <text:line-break/>Il le roua de coups </text:span></text:p>
            <text:p text:style-name="P94"><text:span text:style-name="ubuntu_5f_mono_5f_9">Après bien des efforts <text:line-break/>Il le laissa pour mort <text:line-break/>Nez pattes oreilles poils et griffes, mais</text:span><text:span text:style-name="ubuntu_5f_mono_5f_9"><text:span text:style-name="T63">...</text:span></text:span></text:p>
          </table:table-cell>
          <table:table-cell table:style-name="Таблица11.B1" office:value-type="string">
            <text:p text:style-name="P92"><text:span text:style-name="ubuntu_5f_mono_5f_9">(дедушка Никола)</text:span></text:p>
            <text:p text:style-name="P92"><text:span text:style-name="ubuntu_5f_mono_5f_9">(хотел убить своего кота)</text:span></text:p>
            <text:p text:style-name="P92"><text:span text:style-name="ubuntu_5f_mono_5f_9">(чтобы с тем прийти до края, т.е. «чтобы полностью того добиться»)</text:span></text:p>
            <text:p text:style-name="P92"><text:span text:style-name="ubuntu_5f_mono_5f_9">(он его колесовал ударами, то есть «нещадно бил»)</text:span></text:p>
            <text:p text:style-name="P92"><text:span text:style-name="ubuntu_5f_mono_5f_9">(после многих усилий)</text:span></text:p>
            <text:p text:style-name="P92"><text:span text:style-name="ubuntu_5f_mono_5f_9">(он его оставил на смерть)</text:span></text:p>
            <text:p text:style-name="P92"><text:span text:style-name="ubuntu_5f_mono_5f_9">(нос, лапы, уши, шерсть и когти, но)…</text:span></text:p>
          </table:table-cell>
        </table:table-row>
        <table:table-row table:style-name="TableLine93838761082192">
          <table:table-cell table:style-name="Таблица11.A2" office:value-type="string">
            <text:p text:style-name="ubuntu_5f_mono_5f_9"><text:span text:style-name="ubuntu_5f_mono_5f_9">Le chat revint <text:line-break/>Le lendemain matin <text:line-break/>Le chat revint <text:line-break/>Le fait est certain <text:line-break/>Nul ne saura <text:line-break/>Ni comment ni pourquoi <text:line-break/>Mais dès le chant du coq <text:line-break/>Le chat était là .</text:span></text:p>
          </table:table-cell>
          <table:table-cell table:style-name="Таблица11.B2" office:value-type="string">
            <text:p text:style-name="P92"><text:span text:style-name="ubuntu_5f_mono_5f_9">(кот вернулся)</text:span></text:p>
            <text:p text:style-name="P92"><text:span text:style-name="ubuntu_5f_mono_5f_9">(на следующее утро)</text:span></text:p>
            <text:p text:style-name="P92"><text:span text:style-name="ubuntu_5f_mono_5f_9">(кот вернулся)</text:span></text:p>
            <text:p text:style-name="P92"><text:span text:style-name="ubuntu_5f_mono_5f_9">(факт есть уверенный)</text:span></text:p>
            <text:p text:style-name="P92"><text:span text:style-name="ubuntu_5f_mono_5f_9">(никто не узнает)</text:span></text:p>
            <text:p text:style-name="P92"><text:span text:style-name="ubuntu_5f_mono_5f_9">(ни как, ни почему)</text:span></text:p>
            <text:p text:style-name="P92"><text:span text:style-name="ubuntu_5f_mono_5f_9">(но с пения петуха)</text:span></text:p>
            <text:p text:style-name="P92"><text:span text:style-name="ubuntu_5f_mono_5f_9">(кот был здесь)</text:span></text:p>
          </table:table-cell>
        </table:table-row>
        <table:table-row table:style-name="TableLine93838770360096">
          <table:table-cell table:style-name="Таблица11.A2" office:value-type="string">
            <text:p text:style-name="ubuntu_5f_mono_5f_9"><text:span text:style-name="ubuntu_5f_mono_5f_9">Grand-père, bien entendu <text:line-break/>Ne s'tint pas pour battu <text:line-break/>Entre autres qualités <text:line-break/>Il était obstiné <text:line-break/>Pour plus de résultats <text:line-break/>Il le dynamita </text:span></text:p>
            <text:p text:style-name="P94"><text:span text:style-name="ubuntu_5f_mono_5f_9">Nez pattes oreilles poils et griffes, mais</text:span><text:span text:style-name="ubuntu_5f_mono_5f_9"><text:span text:style-name="T63">...</text:span></text:span></text:p>
          </table:table-cell>
          <table:table-cell table:style-name="Таблица11.B2" office:value-type="string">
            <text:p text:style-name="P92"><text:span text:style-name="ubuntu_5f_mono_5f_9">(дедушка, хорошо услышано, т.е. «ясное дело»)</text:span></text:p>
            <text:p text:style-name="P92"><text:span text:style-name="ubuntu_5f_mono_5f_9">(себя не держал за побитого, т.е. «не считал, что проиграл»)</text:span></text:p>
            <text:p text:style-name="P92"><text:span text:style-name="ubuntu_5f_mono_5f_9">(среди прочих качеств)</text:span></text:p>
            <text:p text:style-name="P92"><text:span text:style-name="ubuntu_5f_mono_5f_9">(он был упорный)</text:span></text:p>
            <text:p text:style-name="P92"><text:span text:style-name="ubuntu_5f_mono_5f_9">(для бóльших результатов)</text:span></text:p>
            <text:p text:style-name="P92"><text:span text:style-name="ubuntu_5f_mono_5f_9">(он его динамитировал, подорвал на динамите)</text:span></text:p>
          </table:table-cell>
        </table:table-row>
        <table:table-row table:style-name="TableLine93838681579248">
          <table:table-cell table:style-name="Таблица11.A2" office:value-type="string">
            <text:p text:style-name="ubuntu_5f_mono_5f_9"><text:span text:style-name="ubuntu_5f_mono_5f_9">Voilà grand-père partit <text:line-break/>Pour les États-Unis <text:line-break/>Jeter son chat fidèle <text:line-break/>Du plus haut d'un gratte-ciel <text:line-break/>Un gars qui passait dessous <text:line-break/>Fut tué sur le coup <text:line-break/>Huit orphelins, une veuve éplorée mais …</text:span></text:p>
          </table:table-cell>
          <table:table-cell table:style-name="Таблица11.B2" office:value-type="string">
            <text:p text:style-name="P92"><text:span text:style-name="ubuntu_5f_mono_5f_9">(вот дедушка уехал)</text:span></text:p>
            <text:p text:style-name="P92"><text:span text:style-name="ubuntu_5f_mono_5f_9">(в США)</text:span></text:p>
            <text:p text:style-name="P92"><text:span text:style-name="ubuntu_5f_mono_5f_9">(сбросить своего кота верного)</text:span></text:p>
            <text:p text:style-name="P92"><text:span text:style-name="ubuntu_5f_mono_5f_9">(с самого высоты с небоскреба)</text:span></text:p>
            <text:p text:style-name="P92"><text:span text:style-name="ubuntu_5f_mono_5f_9">(чувак, который проходил внизу)</text:span></text:p>
            <text:p text:style-name="P92"><text:span text:style-name="ubuntu_5f_mono_5f_9">(был убит на ударе, т.е. «скончался на месте»)</text:span></text:p>
            <text:p text:style-name="P92"><text:span text:style-name="ubuntu_5f_mono_5f_9">(восемь сирот, одна вдова заплаканная, но)</text:span></text:p>
          </table:table-cell>
        </table:table-row>
        <table:table-row table:style-name="TableLine93838681579888">
          <table:table-cell table:style-name="Таблица11.A2" office:value-type="string">
            <text:p text:style-name="ubuntu_5f_mono_5f_9"><text:span text:style-name="ubuntu_5f_mono_5f_9">Grand-père mit son chaton <text:line-break/>Dans la gueule d'un canon <text:line-break/>Bourré le matin même <text:line-break/>De bombes à hydrogène <text:line-break/>Après l'premier obus <text:line-break/>Paris n'existait plus <text:line-break/>Adieu Pigalle, les Tuileries, la tour Eiffel, mais ...</text:span></text:p>
          </table:table-cell>
          <table:table-cell table:style-name="Таблица11.B2" office:value-type="string">
            <text:p text:style-name="P92"><text:span text:style-name="ubuntu_5f_mono_5f_9">(дедушка поместил своего котика)</text:span></text:p>
            <text:p text:style-name="P92"><text:span text:style-name="ubuntu_5f_mono_5f_9">(в горло, дуло пушке)</text:span></text:p>
            <text:p text:style-name="P92"><text:span text:style-name="ubuntu_5f_mono_5f_9">(заправленную в утро то же)</text:span></text:p>
            <text:p text:style-name="P92"><text:span text:style-name="ubuntu_5f_mono_5f_9">(бомбами водородными)</text:span></text:p>
            <text:p text:style-name="P92"><text:span text:style-name="ubuntu_5f_mono_5f_9">(после первого снаряда)</text:span></text:p>
            <text:p text:style-name="P92"><text:span text:style-name="ubuntu_5f_mono_5f_9">(Париж не существовал больше)</text:span></text:p>
            <text:p text:style-name="P93"><text:span text:style-name="ubuntu_5f_mono_5f_9">(прощайте Пигаль, Тюильри, башня Эйфелева, но)</text:span></text:p>
          </table:table-cell>
        </table:table-row>
        <table:table-row table:style-name="TableLine93838681580608">
          <table:table-cell table:style-name="Таблица11.A2" office:value-type="string">
            <text:p text:style-name="ubuntu_5f_mono_5f_9"><text:span text:style-name="ubuntu_5f_mono_5f_9">Grand-père n'est pas tombé <text:line-break/>De la dernière ondée <text:line-break/>Il lui mange</text:span><text:span text:style-name="ubuntu_5f_mono_5f_9"><text:span text:style-name="T64">r</text:span></text:span><text:span text:style-name="ubuntu_5f_mono_5f_9">a les yeux <text:line-break/>Il lui mange</text:span><text:span text:style-name="ubuntu_5f_mono_5f_9"><text:span text:style-name="T64">r</text:span></text:span><text:span text:style-name="ubuntu_5f_mono_5f_9">a le nez <text:line-break/>Il lui mange</text:span><text:span text:style-name="ubuntu_5f_mono_5f_9"><text:span text:style-name="T64">r</text:span></text:span><text:span text:style-name="ubuntu_5f_mono_5f_9">a la queue <text:line-break/>La rate et l'estomac <text:line-break/>Nez pattes oreilles poils et griffes, mais ...</text:span></text:p>
          </table:table-cell>
          <table:table-cell table:style-name="Таблица11.B2" office:value-type="string">
            <text:p text:style-name="P93"><text:span text:style-name="ubuntu_5f_mono_5f_9">(дедушка не упал)</text:span></text:p>
            <text:p text:style-name="P93"><text:span text:style-name="ubuntu_5f_mono_5f_9">(от последней волны, т.е. «не пал духом»)</text:span></text:p>
            <text:p text:style-name="P93"><text:span text:style-name="ubuntu_5f_mono_5f_9">(он ему съел глаза)</text:span></text:p>
            <text:p text:style-name="P93"><text:span text:style-name="ubuntu_5f_mono_5f_9">(он ему съел нос)</text:span></text:p>
            <text:p text:style-name="P93"><text:span text:style-name="ubuntu_5f_mono_5f_9">(он ему съел хвост)</text:span></text:p>
            <text:p text:style-name="P93"><text:span text:style-name="ubuntu_5f_mono_5f_9">(селезенку и желудок)</text:span></text:p>
            <text:p text:style-name="P93"><text:span text:style-name="ubuntu_5f_mono_5f_9">(нос, лапы, уши, шерсть и когти, но)</text:span></text:p>
          </table:table-cell>
        </table:table-row>
        <table:table-row table:style-name="TableLine93838769184224">
          <table:table-cell table:style-name="Таблица11.A2" office:value-type="string">
            <text:p text:style-name="ubuntu_5f_mono_5f_9"><text:span text:style-name="ubuntu_5f_mono_5f_9">Le chat revint <text:line-break/>Parler d'unе emotion <text:line-break/>Le chat revint <text:line-break/>Sous forme d'indigestion <text:line-break/>Nul ne saura <text:line-break/>Ni comment ni pourquoi <text:line-break/>L'estomac d'grand-papa <text:line-break/>Ne le supporta pas <text:line-break/>Si bien qu'il trépassa .</text:span></text:p>
          </table:table-cell>
          <table:table-cell table:style-name="Таблица11.B2" office:value-type="string">
            <text:p text:style-name="P93"><text:span text:style-name="ubuntu_5f_mono_5f_9">(кот вернулся)</text:span></text:p>
            <text:p text:style-name="P93"><text:span text:style-name="ubuntu_5f_mono_5f_9">(говорить об эмоции)</text:span></text:p>
            <text:p text:style-name="P93"><text:span text:style-name="ubuntu_5f_mono_5f_9">(кот вернулся)</text:span></text:p>
            <text:p text:style-name="P93"><text:span text:style-name="ubuntu_5f_mono_5f_9">(в форме несварения)</text:span></text:p>
            <text:p text:style-name="P93"><text:span text:style-name="ubuntu_5f_mono_5f_9">(никто не узнает)</text:span></text:p>
            <text:p text:style-name="P93"><text:span text:style-name="ubuntu_5f_mono_5f_9">(ни как, ни почему)</text:span></text:p>
            <text:p text:style-name="P93"><text:span text:style-name="ubuntu_5f_mono_5f_9">(желудок дедушки)</text:span></text:p>
            <text:p text:style-name="P93"><text:span text:style-name="ubuntu_5f_mono_5f_9">(это не выдержал)</text:span></text:p>
            <text:p text:style-name="P93"><text:span text:style-name="ubuntu_5f_mono_5f_9">(так хорошо, т.е. «настолько сильно», что он помер)</text:span></text:p>
          </table:table-cell>
        </table:table-row>
        <table:table-row table:style-name="TableLine93838769185024">
          <table:table-cell table:style-name="Таблица11.A2" office:value-type="string">
            <text:p text:style-name="ubuntu_5f_mono_5f_9"><text:span text:style-name="ubuntu_5f_mono_5f_9"/></text:p>
          </table:table-cell>
          <table:table-cell table:style-name="Таблица11.B2" office:value-type="string">
            <text:p text:style-name="ubuntu_5f_mono_5f_9"><text:span text:style-name="ubuntu_5f_mono_5f_9"/></text:p>
          </table:table-cell>
        </table:table-row>
      </table:table>
      <text:p text:style-name="P82"/>
      <text:p text:style-name="P56">Ils ont vot<text:span text:style-name="T31">é</text:span></text:p>
      <text:p text:style-name="P78"><text:s/>Louis Ferré</text:p>
      <table:table table:name="Таблица12" table:style-name="Таблица12">
        <table:table-column table:style-name="Таблица12.A"/>
        <table:table-column table:style-name="Таблица12.B"/>
        <table:table-row table:style-name="TableLine93838769186800">
          <table:table-cell table:style-name="Таблица12.A1" office:value-type="string">
            <text:p text:style-name="P88">A porter ma vie sur mon dos</text:p>
            <text:p text:style-name="P88">J'ai déjà mis cinquante berges</text:p>
            <text:p text:style-name="P88">Sans être un saint ni un salaud</text:p>
            <text:p text:style-name="P88">Je ne vaux pas le moindre cierge</text:p>
          </table:table-cell>
          <table:table-cell table:style-name="Таблица12.B1" office:value-type="string">
            <text:p text:style-name="ubuntu_5f_mono_5f_9">к+носить = “неся” мою жизнь на моей спине</text:p>
            <text:p text:style-name="ubuntu_5f_mono_5f_9">я имею уже поставленным пятьдесят лет /арго/</text:p>
            <text:p text:style-name="ubuntu_5f_mono_5f_9">без+быть = “не будучи” ни святым, ни негодяем</text:p>
            <text:p text:style-name="ubuntu_5f_mono_5f_9">я не стою малейшей свечки</text:p>
          </table:table-cell>
        </table:table-row>
        <table:table-row table:style-name="TableLine93838759603104">
          <table:table-cell table:style-name="Таблица12.A2" office:value-type="string">
            <text:p text:style-name="P88">Marie maman voilà ton fils</text:p>
            <text:p text:style-name="P88">Qu'on crucifie sur des affiches</text:p>
            <text:p text:style-name="P88">Un doigt de scotch et un gin fizz</text:p>
            <text:p text:style-name="P88">Et tout le reste je m'en fiche</text:p>
            <text:p text:style-name="P88">Ils ont voté... et puis, après</text:p>
          </table:table-cell>
          <table:table-cell table:style-name="Таблица12.B2" office:value-type="string">
            <text:p text:style-name="ubuntu_5f_mono_5f_9">Мария-мать, вот твой сын</text:p>
            <text:p text:style-name="ubuntu_5f_mono_5f_9">которого распинают на афишах</text:p>
            <text:p text:style-name="ubuntu_5f_mono_5f_9">“пальчик”, т.е. “немного” скотча и стопка джина</text:p>
            <text:p text:style-name="ubuntu_5f_mono_5f_9">и все остальное — я плюю на это</text:p>
            <text:p text:style-name="ubuntu_5f_mono_5f_9">они проголосовали — и потом, затем</text:p>
          </table:table-cell>
        </table:table-row>
        <table:table-row table:style-name="TableLine93838770871792">
          <table:table-cell table:style-name="Таблица12.A2" office:value-type="string">
            <text:p text:style-name="P88">J'ai la mémoire hémiplégique</text:p>
            <text:p text:style-name="P88">Et les souvenirs éborgnés</text:p>
            <text:p text:style-name="P88">Quand je me souviens de la trique</text:p>
            <text:p text:style-name="P88">Il ne m'en revient que la moitié</text:p>
          </table:table-cell>
          <table:table-cell table:style-name="Таблица12.B2" office:value-type="string">
            <text:p text:style-name="ubuntu_5f_mono_5f_9">я имею память гемиплегическую</text:p>
            <text:p text:style-name="ubuntu_5f_mono_5f_9">и воспоминания с выколотыми глазами</text:p>
            <text:p text:style-name="ubuntu_5f_mono_5f_9">когда я вспоминаю о суровом режиме, дубине</text:p>
            <text:p text:style-name="ubuntu_5f_mono_5f_9">оно мне из этого не возвращается кроме половины, т.е. “мне припоминается не более половины”</text:p>
          </table:table-cell>
        </table:table-row>
        <table:table-row table:style-name="TableLine93838770872432">
          <table:table-cell table:style-name="Таблица12.A2" office:value-type="string">
            <text:p text:style-name="P88">Et vous voudriez que je cherche</text:p>
            <text:p text:style-name="P88">La moitié d'un cul à botter</text:p>
            <text:p text:style-name="P88">En ces temps on ne voit pas lerche</text:p>
            <text:p text:style-name="P88">Ils n'ont même plus de cul, les français</text:p>
          </table:table-cell>
          <table:table-cell table:style-name="Таблица12.B2" office:value-type="string">
            <text:p text:style-name="ubuntu_5f_mono_5f_9">и вы хотели бы, чтобы я искал</text:p>
            <text:p text:style-name="ubuntu_5f_mono_5f_9">половину /некоей/ задницы, чтобы пнуть</text:p>
            <text:p text:style-name="ubuntu_5f_mono_5f_9">в эти дни не видно густо, т.е. “мало чего видать”</text:p>
            <text:p text:style-name="ubuntu_5f_mono_5f_9">они не имеют даже больше задниц, /эти/ французы</text:p>
          </table:table-cell>
        </table:table-row>
        <table:table-row table:style-name="TableLine93838770873232">
          <table:table-cell table:style-name="Таблица12.A2" office:value-type="string">
            <text:p text:style-name="P88">C'est un pays qui me débèqu'te</text:p>
            <text:p text:style-name="P88">Pas moyen de se faire anglais</text:p>
            <text:p text:style-name="P88">Ou suisse ou con ou bien insecte</text:p>
            <text:p text:style-name="P88">Partout ils sont confédérés</text:p>
          </table:table-cell>
          <table:table-cell table:style-name="Таблица12.B2" office:value-type="string">
            <text:p text:style-name="ubuntu_5f_mono_5f_9">это страна, которая меня выворачивает, т.е. “у меня вызывает отвращение”</text:p>
            <text:p text:style-name="ubuntu_5f_mono_5f_9">нет способа себя сделать англичанином</text:p>
            <text:p text:style-name="ubuntu_5f_mono_5f_9">или швейцарцем, или дурачком, или даже насекомым</text:p>
            <text:p text:style-name="ubuntu_5f_mono_5f_9">повсюду они себя “конфедерировали”, т.е. “собрались вместе”</text:p>
          </table:table-cell>
        </table:table-row>
        <table:table-row table:style-name="TableLine93838770874032">
          <table:table-cell table:style-name="Таблица12.A2" office:value-type="string">
            <text:p text:style-name="P88">Faut les voir à la télé-urne</text:p>
            <text:p text:style-name="P88">Avec le général Frappard</text:p>
            <text:p text:style-name="P88">Et leur bulletin dans les burnes</text:p>
            <text:p text:style-name="P88">Et le mépris dans un placard</text:p>
          </table:table-cell>
          <table:table-cell table:style-name="Таблица12.B2" office:value-type="string">
            <text:p text:style-name="ubuntu_5f_mono_5f_9">нужно их видеть по теле-урне</text:p>
            <text:p text:style-name="ubuntu_5f_mono_5f_9">с генералом Фраппаром</text:p>
            <text:p text:style-name="ubuntu_5f_mono_5f_9">и их бюллетенем между их тестикулами, то есть “засунутыми между ног”</text:p>
            <text:p text:style-name="ubuntu_5f_mono_5f_9">и презрение в шкафу</text:p>
          </table:table-cell>
        </table:table-row>
        <table:table-row table:style-name="TableLine93838770874784">
          <table:table-cell table:style-name="Таблица12.A2" office:value-type="string">
            <text:p text:style-name="P88">Dans une France socialiste</text:p>
            <text:p text:style-name="P88">Je mettrais ces fumiers debout </text:p>
            <text:p text:style-name="P88">A fumer le scrutin de liste</text:p>
            <text:p text:style-name="P88">Jusqu'au mégot de mon dégoût</text:p>
          </table:table-cell>
          <table:table-cell table:style-name="Таблица12.B2" office:value-type="string">
            <text:p text:style-name="ubuntu_5f_mono_5f_9">в /некоторой/ Франции социалистической</text:p>
            <text:p text:style-name="ubuntu_5f_mono_5f_9">я бы поставил эти отбросы на ноги</text:p>
            <text:p text:style-name="ubuntu_5f_mono_5f_9">чтобы прокурить рассмотрение списка, т.е. “выборы”</text:p>
            <text:p text:style-name="ubuntu_5f_mono_5f_9">до окурка моего отвращения</text:p>
          </table:table-cell>
        </table:table-row>
        <table:table-row table:style-name="TableLine93838770875584">
          <table:table-cell table:style-name="Таблица12.A2" office:value-type="string">
            <text:p text:style-name="P88">Et puis assis sur une chaise</text:p>
            <text:p text:style-name="P88">Un ordinateur dans le gosier</text:p>
            <text:p text:style-name="P88">Ils chanteraient la Marseillaise</text:p>
            <text:p text:style-name="P88">Avec des cartes perforées</text:p>
          </table:table-cell>
          <table:table-cell table:style-name="Таблица12.B2" office:value-type="string">
            <text:p text:style-name="ubuntu_5f_mono_5f_9">а потом, усаженные на стул</text:p>
            <text:p text:style-name="ubuntu_5f_mono_5f_9">компьютер в глотке</text:p>
            <text:p text:style-name="ubuntu_5f_mono_5f_9">они бы пели Марсельезу</text:p>
            <text:p text:style-name="ubuntu_5f_mono_5f_9">при помощи перфокарт</text:p>
          </table:table-cell>
        </table:table-row>
        <table:table-row table:style-name="TableLine93838770876384">
          <table:table-cell table:style-name="Таблица12.A2" office:value-type="string">
            <text:p text:style-name="P88">Le jour de gloire est arrivé</text:p>
          </table:table-cell>
          <table:table-cell table:style-name="Таблица12.B2" office:value-type="string">
            <text:p text:style-name="ubuntu_5f_mono_5f_9">день славы пришел</text:p>
          </table:table-cell>
        </table:table-row>
      </table:table>
      <text:p text:style-name="P82"/>
      <text:p text:style-name="P82"/>
      <text:p text:style-name="P57">Femme des années 80</text:p>
      <text:p text:style-name="P79">Michel Sardou</text:p>
      <table:table table:name="Таблица13" table:style-name="Таблица13">
        <table:table-column table:style-name="Таблица13.A"/>
        <table:table-column table:style-name="Таблица13.B"/>
        <table:table-row table:style-name="TableLine93838770878512">
          <table:table-cell table:style-name="Таблица13.A1" office:value-type="string">
            <text:p text:style-name="P42"><text:span text:style-name="T28">Dans un voyage en Absurdie</text:span> </text:p>
            <text:p text:style-name="P42"><text:span text:style-name="T28">Que je fais lorsque je m'ennuie</text:span> </text:p>
            <text:p text:style-name="P42"><text:span text:style-name="T28">J'ai imaginé sans complexe</text:span> </text:p>
            <text:p text:style-name="P42"><text:span text:style-name="T28">Qu'un matin je changeais de sexe</text:span> </text:p>
            <text:p text:style-name="P42"><text:span text:style-name="T28">Que je vivais l'étrange drame</text:span> </text:p>
            <text:p text:style-name="P42"><text:span text:style-name="T28">D'être une femme</text:span> <text:span text:style-name="T28">.</text:span></text:p>
          </table:table-cell>
          <table:table-cell table:style-name="Таблица13.B1" office:value-type="string">
            <text:p text:style-name="P42">(в путешествии в Абсурдию)</text:p>
            <text:p text:style-name="P42">(которое я делаю, когда я скучаю)</text:p>
            <text:p text:style-name="P42">(я представил без комплекса)</text:p>
            <text:p text:style-name="P42">(что одним утром я менял, т.е. “сменил” пол)</text:p>
            <text:p text:style-name="P42">(что я жил странную драму)</text:p>
            <text:p text:style-name="P42">(быть женщиной)</text:p>
          </table:table-cell>
        </table:table-row>
        <table:table-row table:style-name="TableLine93838769284224">
          <table:table-cell table:style-name="Таблица13.A2" office:value-type="string">
            <text:p text:style-name="P44">Femme des années 80 </text:p>
            <text:p text:style-name="P44">Mais femme jusqu'au bout des seins </text:p>
            <text:p text:style-name="P44">Ayant réussi l'amalgame </text:p>
            <text:p text:style-name="P43"><text:span text:style-name="T28">De l'autorité et du charme</text:span> </text:p>
          </table:table-cell>
          <table:table-cell table:style-name="Таблица13.B2" office:value-type="string">
            <text:p text:style-name="P43">(женщина восьмидесятых)</text:p>
            <text:p text:style-name="P43">(но женщина до кончика грудей)</text:p>
            <text:p text:style-name="P43">(получив успех в смеси, то есть “успешно смешавшая”)</text:p>
            <text:p text:style-name="P43">(/часть/ авторитета и /часть/ шарма)</text:p>
          </table:table-cell>
        </table:table-row>
        <table:table-row table:style-name="TableLine93838769285744">
          <table:table-cell table:style-name="Таблица13.A2" office:value-type="string">
            <text:p text:style-name="P43"><text:span text:style-name="T28">Femme des années 80</text:span> </text:p>
            <text:p text:style-name="P43"><text:span text:style-name="T28">Moins Colombine qu'Arlequin</text:span> </text:p>
            <text:p text:style-name="P44">Sachant pianoter sur la gamme </text:p>
            <text:p text:style-name="P44">Qui va du grand sourire aux larmes </text:p>
          </table:table-cell>
          <table:table-cell table:style-name="Таблица13.B2" office:value-type="string">
            <text:p text:style-name="P43">(женщина восьмидесятых)</text:p>
            <text:p text:style-name="P43">(меньше Коломбина, чем Арлекин)</text:p>
            <text:p text:style-name="P43">(умеющая побрякивать на рояле гамму)</text:p>
            <text:p text:style-name="P43">(которая переходит от большой улыбки к слезам)</text:p>
          </table:table-cell>
        </table:table-row>
        <table:table-row table:style-name="TableLine93838769286384">
          <table:table-cell table:style-name="Таблица13.A2" office:value-type="string">
            <text:p text:style-name="P43"><text:span text:style-name="T28">Être un P.D.G. en bas noirs</text:span> </text:p>
            <text:p text:style-name="P44">Sexy comme autrefois les stars </text:p>
            <text:p text:style-name="P43"><text:span text:style-name="T28">Être un général d'infanterie</text:span> </text:p>
            <text:p text:style-name="P43"><text:span text:style-name="T28">Rouler des patins aux conscrits</text:span> </text:p>
          </table:table-cell>
          <table:table-cell table:style-name="Таблица13.B2" office:value-type="string">
            <text:p text:style-name="P43">(быть президентом-гендиректором в черных чулках)</text:p>
            <text:p text:style-name="P43">(сексуальная, как раньше рок-звезды)</text:p>
            <text:p text:style-name="P43">(быть генералом пехоты)</text:p>
            <text:p text:style-name="P43">(целуя взасос солдат)</text:p>
          </table:table-cell>
        </table:table-row>
        <table:table-row table:style-name="TableLine93838769287184">
          <table:table-cell table:style-name="Таблица13.A2" office:value-type="string">
            <text:p text:style-name="P43"><text:span text:style-name="T28">Enceinte jusqu'au fond des yeux</text:span> </text:p>
            <text:p text:style-name="P44">Qu'on a envie d’appeler monsieur </text:p>
            <text:p text:style-name="P43"><text:span text:style-name="T28">Être un flic ou pompier d'service</text:span> </text:p>
            <text:p text:style-name="P44">Et donner le sein à mon fils </text:p>
          </table:table-cell>
          <table:table-cell table:style-name="Таблица13.B2" office:value-type="string">
            <text:p text:style-name="P43">(беременная до глубины глаз)</text:p>
            <text:p text:style-name="P43">(что хочется называть ее "господин")</text:p>
            <text:p text:style-name="P43">(быть ментом или пожарным на службе)</text:p>
            <text:p text:style-name="P43">(и давать грудь моему сыну)</text:p>
          </table:table-cell>
        </table:table-row>
        <table:table-row table:style-name="TableLine93838769287984">
          <table:table-cell table:style-name="Таблица13.A2" office:value-type="string">
            <text:p text:style-name="P44">Femme cinéaste, écrivain </text:p>
            <text:p text:style-name="P44">À la fois poète et mannequin </text:p>
            <text:p text:style-name="P44">Femme panthère sous sa pelisse </text:p>
            <text:p text:style-name="P43"><text:span text:style-name="T28">Et femme banquière planquée en Suisse</text:span> </text:p>
          </table:table-cell>
          <table:table-cell table:style-name="Таблица13.B2" office:value-type="string">
            <text:p text:style-name="P43">(женщина-кинематографист, писатель)</text:p>
            <text:p text:style-name="P43">(одновременно поэт и манекенщица)</text:p>
            <text:p text:style-name="P43">(женщина-пантера под своей мантией)</text:p>
            <text:p text:style-name="P43">(и женщина банкир, прячущаяся в Швейцарии)</text:p>
          </table:table-cell>
        </table:table-row>
        <table:table-row table:style-name="TableLine93838769288736">
          <table:table-cell table:style-name="Таблица13.A2" office:value-type="string">
            <text:p text:style-name="P41"/>
          </table:table-cell>
          <table:table-cell table:style-name="Таблица13.B2" office:value-type="string">
            <text:p text:style-name="P41"/>
          </table:table-cell>
        </table:table-row>
        <table:table-row table:style-name="TableLine93838769289536">
          <table:table-cell table:style-name="Таблица13.A2" office:value-type="string">
            <text:p text:style-name="P41"/>
          </table:table-cell>
          <table:table-cell table:style-name="Таблица13.B2" office:value-type="string">
            <text:p text:style-name="P41"/>
          </table:table-cell>
        </table:table-row>
        <table:table-row table:style-name="TableLine93838769290336">
          <table:table-cell table:style-name="Таблица13.A2" office:value-type="string">
            <text:p text:style-name="P41"/>
          </table:table-cell>
          <table:table-cell table:style-name="Таблица13.B2" office:value-type="string">
            <text:p text:style-name="P41"/>
          </table:table-cell>
        </table:table-row>
        <table:table-row table:style-name="TableLine93838769291056">
          <table:table-cell table:style-name="Таблица13.A2" office:value-type="string">
            <text:p text:style-name="P41"/>
          </table:table-cell>
          <table:table-cell table:style-name="Таблица13.B2" office:value-type="string">
            <text:p text:style-name="P41"/>
          </table:table-cell>
        </table:table-row>
        <table:table-row table:style-name="TableLine93838769291856">
          <table:table-cell table:style-name="Таблица13.A2" office:value-type="string">
            <text:p text:style-name="P41"/>
          </table:table-cell>
          <table:table-cell table:style-name="Таблица13.B2" office:value-type="string">
            <text:p text:style-name="P41"/>
          </table:table-cell>
        </table:table-row>
        <table:table-row table:style-name="TableLine93838769292656">
          <table:table-cell table:style-name="Таблица13.A2" office:value-type="string">
            <text:p text:style-name="P41"/>
          </table:table-cell>
          <table:table-cell table:style-name="Таблица13.B2" office:value-type="string">
            <text:p text:style-name="P41"/>
          </table:table-cell>
        </table:table-row>
        <table:table-row table:style-name="TableLine93838769293456">
          <table:table-cell table:style-name="Таблица13.A2" office:value-type="string">
            <text:p text:style-name="P41"/>
          </table:table-cell>
          <table:table-cell table:style-name="Таблица13.B2" office:value-type="string">
            <text:p text:style-name="P41"/>
          </table:table-cell>
        </table:table-row>
      </table:table>
      <text:p text:style-name="P81"/>
      <text:p text:style-name="P81"/>
      <text:p text:style-name="P81"/>
      <text:p text:style-name="P58">Vrai nom</text:p>
      <text:p text:style-name="P96">Yves Bonnefoy</text:p>
      <table:table table:name="Таблица15" table:style-name="Таблица15">
        <table:table-column table:style-name="Таблица15.A"/>
        <table:table-column table:style-name="Таблица15.B"/>
        <table:table-row table:style-name="TableLine93838769295936">
          <table:table-cell table:style-name="Таблица15.A1" office:value-type="string">
            <text:p text:style-name="P95">Je nommerai désert ce château que tu fus, </text:p>
            <text:p text:style-name="P95">Nuit cette voix, absence ton visage, </text:p>
            <text:p text:style-name="P95">Et quand tu tomberas dans la terre stérile </text:p>
            <text:p text:style-name="P95">Je nommerai néant l'éclair qui t'a porté.</text:p>
          </table:table-cell>
          <table:table-cell table:style-name="Таблица15.B1" office:value-type="string">
            <text:p text:style-name="P98">Я назову пустыней <text:span text:style-name="T68">этот </text:span>замок, котор<text:span text:style-name="T68">ы</text:span>м ты был</text:p>
            <text:p text:style-name="P98">Ночью этот голос, отсутствие<text:span text:style-name="T68">м</text:span> твое лиц<text:span text:style-name="T68">о</text:span></text:p>
            <text:p text:style-name="P98">И когда ты упадешь в стерильную землю</text:p>
            <text:p text:style-name="P98">Я назову нич<text:span text:style-name="T68">ем</text:span> вспышк<text:span text:style-name="T68">у</text:span>, котор<text:span text:style-name="T68">ая тебя унесла</text:span></text:p>
          </table:table-cell>
        </table:table-row>
        <table:table-row table:style-name="TableLine93838684120768">
          <table:table-cell table:style-name="Таблица15.A2" office:value-type="string">
            <text:p text:style-name="P95">Mourir est un pays que tu aimais. </text:p>
            <text:p text:style-name="P95">Je viens </text:p>
            <text:p text:style-name="P95">Mais éternellement par tes sombres chemins. </text:p>
            <text:p text:style-name="P95">Je détruis ton désir, ta forme, ta mémoire, </text:p>
            <text:p text:style-name="P95">Je suis ton ennemi qui n'aura de pitié.</text:p>
          </table:table-cell>
          <table:table-cell table:style-name="Таблица15.B2" office:value-type="string">
            <text:p text:style-name="P98">Умереть - это страна, которую ты любил.</text:p>
            <text:p text:style-name="P97"><text:span text:style-name="T65">Я </text:span><text:span text:style-name="T41">при</text:span><text:span text:style-name="T65">хожу</text:span></text:p>
            <text:p text:style-name="P99">Но вечно твоими темными тропами</text:p>
            <text:p text:style-name="P99">Я уничтожаю твоё влечение, твой образ, твою память</text:p>
            <text:p text:style-name="P100"><text:span text:style-name="T66">Я твой враг, который не будет</text:span><text:span text:style-name="T67"> иметь </text:span><text:span text:style-name="T40">сострадания</text:span></text:p>
          </table:table-cell>
        </table:table-row>
        <table:table-row table:style-name="TableLine93838684121872">
          <table:table-cell table:style-name="Таблица15.A2" office:value-type="string">
            <text:p text:style-name="P95">Je te nommerai guerre et je prendrai </text:p>
            <text:p text:style-name="P95">Sur toi les libertés de la guerre et j'aurai </text:p>
            <text:p text:style-name="P95">Dans mes mains ton visage obscur et traversé, </text:p>
            <text:p text:style-name="P95">Dans mon cœur ce pays qu'illumine l'orage.</text:p>
          </table:table-cell>
          <table:table-cell table:style-name="Таблица15.B2" office:value-type="string">
            <text:p text:style-name="P101">Я тебя назову войной и я возьму</text:p>
            <text:p text:style-name="P101">На теб<text:span text:style-name="T68">я</text:span> свободы войны и я буду иметь</text:p>
            <text:p text:style-name="P101">В моих руках твоё лицо неясное и пересеченное</text:p>
            <text:p text:style-name="P101">В моем сердце эта страна, которая освещена грозой</text:p>
          </table:table-cell>
        </table:table-row>
        <table:table-row table:style-name="TableLine93838684122464">
          <table:table-cell table:style-name="Таблица15.A2" office:value-type="string">
            <text:p text:style-name="P95">La lumière profonde a besoin pour paraître</text:p>
            <text:p text:style-name="P95">D'une terre rouée et craquante de nuit.</text:p>
            <text:p text:style-name="P95">C'est d'un bois ténébreux que la flamme s'exalte.</text:p>
            <text:p text:style-name="P95">Il faut à la parole même une matière. </text:p>
            <text:p text:style-name="P95"><text:span text:style-name="Emphasis">(Эта строка почему-то пропущена, хотя должна быть)</text:span></text:p>
            <text:p text:style-name="P95">Un inerte rivage au delà de tout chant.</text:p>
          </table:table-cell>
          <table:table-cell table:style-name="Таблица15.B2" office:value-type="string">
            <text:p text:style-name="P101">Глубокий свет нужен, чтобы казаться</text:p>
            <text:p text:style-name="P101">Землей ржавой и трескающейся ночью</text:p>
            <text:p text:style-name="P102">Это темное дерево, которое пламя вырывается</text:p>
            <text:p text:style-name="P102">Нужна только для слов материя</text:p>
            <text:p text:style-name="P102"/>
            <text:p text:style-name="P102">Инертный берег, недоступный всякому пению.</text:p>
          </table:table-cell>
        </table:table-row>
        <table:table-row table:style-name="TableLine93838684123056">
          <table:table-cell table:style-name="Таблица15.A2" office:value-type="string">
            <text:p text:style-name="P97">Il te faudra franchir la mort pour que tu vives, </text:p>
            <text:p text:style-name="P97">La plus pure présence est un sang répandu.</text:p>
          </table:table-cell>
          <table:table-cell table:style-name="Таблица15.B2" office:value-type="string">
            <text:p text:style-name="P103">Тебе нужно будет перешагнуть смерть, для которой ты живешь</text:p>
            <text:p text:style-name="P103">Более чистое присутствие - пролитая кровь</text:p>
          </table:table-cell>
        </table:table-row>
        <table:table-row table:style-name="TableLine93838684123648">
          <table:table-cell table:style-name="Таблица15.A2" office:value-type="string">
            <text:p text:style-name="ubuntu_5f_mono_5f_9"/>
          </table:table-cell>
          <table:table-cell table:style-name="Таблица15.B2" office:value-type="string">
            <text:p text:style-name="ubuntu_5f_mono_5f_9"/>
          </table:table-cell>
        </table:table-row>
        <table:table-row table:style-name="TableLine93838684124240">
          <table:table-cell table:style-name="Таблица15.A2" office:value-type="string">
            <text:p text:style-name="ubuntu_5f_mono_5f_9"/>
          </table:table-cell>
          <table:table-cell table:style-name="Таблица15.B2" office:value-type="string">
            <text:p text:style-name="ubuntu_5f_mono_5f_9"/>
          </table:table-cell>
        </table:table-row>
        <table:table-row table:style-name="TableLine93838684124832">
          <table:table-cell table:style-name="Таблица15.A2" office:value-type="string">
            <text:p text:style-name="P104">Le même constat pourrait être fait de la révolution russe. </text:p>
            <text:p text:style-name="P104"/>
            <text:p text:style-name="P104">Ce ne sont pas les oeuvres de Marx et de Lénine qui ont entraîné l’acceptation, par les anciens sujets du tsar, du nouvel ordre soviétique, mais bien l’extraordinaire coercition que celui-ci a exercée sur ceux-là. </text:p>
            <text:p text:style-name="P104"/>
            <text:p text:style-name="P104">Evidemment, il y eut certainement des révolutionnaires enthousiastes, dont un grand nombre fut assez tôt amené à déchanter. </text:p>
            <text:p text:style-name="P104"/>
            <text:p text:style-name="P104">Mais la grande masse des peuples rassemblés dans l’URSS subit le nouveau régime de manière plus ou moins passive.</text:p>
            <text:p text:style-name="ubuntu_5f_mono_5f_9"/>
            <text:p text:style-name="ubuntu_5f_mono_5f_9">Claude Javeau</text:p>
            <text:p text:style-name="ubuntu_5f_mono_5f_9">Les paradoxes de la postmodernité</text:p>
            <text:p text:style-name="ubuntu_5f_mono_5f_9"/>
          </table:table-cell>
          <table:table-cell table:style-name="Таблица15.B2" office:value-type="string">
            <text:p text:style-name="ubuntu_5f_mono_5f_9"><text:span text:style-name="T42">Такое же неблюдение </text:span><text:span text:style-name="T43">могли бы</text:span><text:span text:style-name="T42"> сделать</text:span> о русской революции.</text:p>
            <text:p text:style-name="P104"><text:span text:style-name="T69">Это не работы Маркса и Ленина, которые заставили принять</text:span><text:span text:style-name="T70"> бывшими </text:span><text:span text:style-name="T43">поддаными</text:span><text:span text:style-name="T70"> царя новыми</text:span><text:span text:style-name="T73">е</text:span><text:span text:style-name="T70"> советски</text:span><text:span text:style-name="T43">е</text:span><text:span text:style-name="T70"> порядк</text:span><text:span text:style-name="T43">и</text:span><text:span text:style-name="T70">, но хорошо, чрезвычайное принуждение</text:span></text:p>
            <text:p text:style-name="P105">эти оказали на тех.</text:p>
            <text:p text:style-name="P105">Очевидно, были, несомненно, революционеры энтузиасты<text:span text:style-name="T71">, большое число которых было достаточно рано приведено растерзать.</text:span></text:p>
            <text:p text:style-name="P106">Но большая масса населения, собранная в СССР переносит новый режим de manière более или менее пассивно</text:p>
            <text:p text:style-name="P106"/>
          </table:table-cell>
        </table:table-row>
        <table:table-row table:style-name="TableLine93838684125424">
          <table:table-cell table:style-name="Таблица15.B2" table:number-columns-spanned="2" office:value-type="string">
            <text:p text:style-name="P104"><text:span text:style-name="Strong_20_Emphasis"><text:span text:style-name="T72">Le même constat</text:span></text:span> (то же констатирование факта) <text:span text:style-name="Strong_20_Emphasis"><text:span text:style-name="T72">pourrait être fait</text:span></text:span> (могло бы быть сделанным: здесь глагол pouvoir в условном наклонении, но ничто не мешает ему соединяться с пассивной конструкцией, "мочь быть сделанным") <text:span text:style-name="Strong_20_Emphasis"><text:span text:style-name="T72">de la révolution russe</text:span></text:span> (о русской революции). <text:span text:style-name="Strong_20_Emphasis"><text:span text:style-name="T72">Ce ne sont pas</text:span></text:span> (это не суть)<text:span text:style-name="Strong_20_Emphasis"> </text:span><text:span text:style-name="Strong_20_Emphasis"><text:span text:style-name="T72">les oeuvres de Marx et de Lénine</text:span></text:span> (труды Маркса и Ленина)<text:span text:style-name="Strong_20_Emphasis"> </text:span><text:span text:style-name="Strong_20_Emphasis"><text:span text:style-name="T72">qui ont entraîné l’acceptation</text:span></text:span> (которые повлекли принятие),<text:span text:style-name="Strong_20_Emphasis"> </text:span><text:span text:style-name="Strong_20_Emphasis"><text:span text:style-name="T72">par les anciens sujets du tsar</text:span></text:span> (бывшими подданными царя), <text:span text:style-name="Strong_20_Emphasis"><text:span text:style-name="T72">du nouvel ordre soviétique</text:span></text:span><text:span text:style-name="Strong_20_Emphasis"> </text:span>(нового советского порядка), <text:span text:style-name="Strong_20_Emphasis"><text:span text:style-name="T72">mais bien l’extraordinaire</text:span></text:span> (но хорошо экстраординарное, то есть "но весьма, но скорее экстраординарное") <text:span text:style-name="Strong_20_Emphasis"><text:span text:style-name="T72">coercition</text:span></text:span> (принуждение) <text:span text:style-name="Strong_20_Emphasis"><text:span text:style-name="T72">que celui-ci</text:span></text:span><text:span text:style-name="Strong_20_Emphasis"> </text:span>(которое вот этот, то есть советский строй, celui-ci заменил ordre soviétique, то есть первый встретившийся элемент) <text:span text:style-name="Strong_20_Emphasis"><text:span text:style-name="T72">a</text:span></text:span> <text:span text:style-name="Strong_20_Emphasis"><text:span text:style-name="T72">exercée sur ceux-là</text:span></text:span> (оказал на вон тех, то есть на бывших подданных царя, ceux-là заменил второй элемент, то есть les anciens sujets du tsar). <text:span text:style-name="Strong_20_Emphasis"><text:span text:style-name="T72">Evidemment</text:span></text:span> (очевидно), <text:span text:style-name="Strong_20_Emphasis"><text:span text:style-name="T72">il y eut certainement </text:span></text:span>(были, разумеется) <text:span text:style-name="Strong_20_Emphasis"><text:span text:style-name="T72">des révolutionnaires enthousiastes</text:span></text:span><text:span text:style-name="Strong_20_Emphasis"> </text:span>(революционеры-энтузиасты), <text:span text:style-name="Strong_20_Emphasis"><text:span text:style-name="T72">dont un grand nombre</text:span></text:span> (из которых большое число) <text:span text:style-name="Strong_20_Emphasis"><text:span text:style-name="T72">fut assez tôt amené</text:span></text:span> (было достаточно рано приведено) <text:span text:style-name="Strong_20_Emphasis"><text:span text:style-name="T72">à déchanter</text:span></text:span> (к разочароваться, то есть к разочарованию). <text:span text:style-name="Strong_20_Emphasis"><text:span text:style-name="T72">Mais la grande masse des peuples</text:span></text:span> (но большая масса народов) <text:span text:style-name="Strong_20_Emphasis"><text:span text:style-name="T72">rassemblés dans l’URSS</text:span></text:span> (собранных в СССР) <text:span text:style-name="Strong_20_Emphasis"><text:span text:style-name="T72">subit le nouveau régime</text:span></text:span> (приняла новый режим) <text:span text:style-name="Strong_20_Emphasis"><text:span text:style-name="T72">de manière </text:span></text:span>(в манере, манерой) <text:span text:style-name="Strong_20_Emphasis"><text:span text:style-name="T72">plus ou moins passive</text:span></text:span> (более или менее пассивной).</text:p>
          </table:table-cell>
          <table:covered-table-cell/>
        </table:table-row>
        <table:table-row table:style-name="TableLine93838684126272">
          <table:table-cell table:style-name="Таблица15.A2" office:value-type="string">
            <text:p text:style-name="ubuntu_5f_mono_5f_9"/>
          </table:table-cell>
          <table:table-cell table:style-name="Таблица15.B2" office:value-type="string">
            <text:p text:style-name="ubuntu_5f_mono_5f_9"/>
          </table:table-cell>
        </table:table-row>
      </table:table>
      <text:p text:style-name="P81"/>
      <text:p text:style-name="P59">D'Allemagne</text:p>
      <text:p text:style-name="P80">Patricia Kaas</text:p>
      <table:table table:name="Таблица16" table:style-name="Таблица16">
        <table:table-column table:style-name="Таблица16.A"/>
        <table:table-column table:style-name="Таблица16.B"/>
        <table:table-row table:style-name="TableLine93838684127808">
          <table:table-cell table:style-name="Таблица16.A1" office:value-type="string">
            <text:p text:style-name="P108"><text:span text:style-name="Strong_20_Emphasis">D'Allemagne où j'écoute la pluie en vacances </text:span></text:p>
            <text:p text:style-name="P108"><text:span text:style-name="Strong_20_Emphasis">D'Allemagne où j'entends le rock en silence</text:span> </text:p>
            <text:p text:style-name="P108"><text:span text:style-name="Strong_20_Emphasis">D'Allemagne où j'ai des souvenirs d'en face </text:span></text:p>
            <text:p text:style-name="P108"><text:span text:style-name="Strong_20_Emphasis">Où j'ai des souvenirs d'enfance</text:span> </text:p>
            <text:p text:style-name="P108"><text:span text:style-name="Strong_20_Emphasis">Lenin-Platz et Anatole France</text:span> </text:p>
          </table:table-cell>
          <table:table-cell table:style-name="Таблица16.B1" office:value-type="string">
            <text:p text:style-name="ubuntu_5f_mono_5f_9">(о Германии, где яслушаю дождь на каникулах)</text:p>
            <text:p text:style-name="ubuntu_5f_mono_5f_9">(о Германии, где я слышу рок в тишине)</text:p>
            <text:p text:style-name="ubuntu_5f_mono_5f_9">(о Германии, где я имею воспоминания в лицо, т.е. «где я лицом к лицу с воспоминаниями»)</text:p>
            <text:p text:style-name="ubuntu_5f_mono_5f_9">(где я имею воспоминания детства)</text:p>
            <text:p text:style-name="P107">(Ленин-платц, площадь Ленина, и Анатоль Франс)</text:p>
          </table:table-cell>
        </table:table-row>
        <table:table-row table:style-name="TableLine93838770755312">
          <table:table-cell table:style-name="Таблица16.A2" office:value-type="string">
            <text:p text:style-name="P108"><text:span text:style-name="Strong_20_Emphasis">D'Allemagne l'histoire passée est une injure </text:span></text:p>
            <text:p text:style-name="P108"><text:span text:style-name="Strong_20_Emphasis">D'Allemagne l'avenir est une aventure</text:span> </text:p>
            <text:p text:style-name="P108"><text:span text:style-name="Strong_20_Emphasis">D'Allemagne je connais les sens interdits</text:span> </text:p>
            <text:p text:style-name="P108"><text:span text:style-name="Strong_20_Emphasis">Je sais où dorment les fusils</text:span> </text:p>
            <text:p text:style-name="P108"><text:span text:style-name="Strong_20_Emphasis">Je sais où s'arrête l'indulgence</text:span> </text:p>
          </table:table-cell>
          <table:table-cell table:style-name="Таблица16.B2" office:value-type="string">
            <text:p text:style-name="ubuntu_5f_mono_5f_9">(о Германии, история прошедшая есть оскорбление)</text:p>
            <text:p text:style-name="ubuntu_5f_mono_5f_9">(о Германии, будущее есть приключение, авантюра)</text:p>
            <text:p text:style-name="ubuntu_5f_mono_5f_9">(о Германии, я знаю направления запретные)</text:p>
            <text:p text:style-name="P107">(я знаю, где спят винтовки)</text:p>
            <text:p text:style-name="P107">(я знаю, где заканчивается снисходительность)</text:p>
          </table:table-cell>
        </table:table-row>
        <table:table-row table:style-name="TableLine93838770756416">
          <table:table-cell table:style-name="Таблица16.A2" office:value-type="string">
            <text:p text:style-name="P108"><text:span text:style-name="Strong_20_Emphasis">Auf Wiedersehen, Lili Marlène</text:span> </text:p>
            <text:p text:style-name="P108"><text:span text:style-name="Strong_20_Emphasis">Reparlez-moi des roses de Göttingen</text:span> </text:p>
            <text:p text:style-name="P108"><text:span text:style-name="Strong_20_Emphasis">Qui m'accompagnent dans l'autre Allemagne</text:span> </text:p>
            <text:p text:style-name="P108"><text:span text:style-name="Strong_20_Emphasis">À l'heure où colombes et vautours s'éloignent</text:span> </text:p>
            <text:p text:style-name="P108"><text:span text:style-name="Strong_20_Emphasis">De quel côté du mur la frontière vous rassure</text:span> </text:p>
          </table:table-cell>
          <table:table-cell table:style-name="Таблица16.B2" office:value-type="string">
            <text:p text:style-name="ubuntu_5f_mono_5f_9">(«До свидания, Лили Марлен»)</text:p>
            <text:p text:style-name="ubuntu_5f_mono_5f_9">(повторно расскажите мне о розах Гёттингена)</text:p>
            <text:p text:style-name="P107">(которые меня сопровождают в другую Германию)</text:p>
            <text:p text:style-name="P107">(в час, когда голуби и стервятники удаляются)</text:p>
            <text:p text:style-name="P107">(с какой стороны стены, граница вас успокоит)</text:p>
          </table:table-cell>
        </table:table-row>
        <table:table-row table:style-name="TableLine93838770757008">
          <table:table-cell table:style-name="Таблица16.A2" office:value-type="string">
            <text:p text:style-name="P108"><text:span text:style-name="Strong_20_Emphasis">D'Allemagne j'ai des histoires d'amour sincères</text:span> </text:p>
            <text:p text:style-name="P108"><text:span text:style-name="Strong_20_Emphasis">Je plane sur des musiques d'Apollinaire </text:span></text:p>
            <text:p text:style-name="P108"><text:span text:style-name="Strong_20_Emphasis">D'Allemagne</text:span> </text:p>
            <text:p text:style-name="P108"><text:span text:style-name="Strong_20_Emphasis">Le romantisme est plus violent</text:span> </text:p>
            <text:p text:style-name="P108"><text:span text:style-name="Strong_20_Emphasis">Les violons jouent toujours plus lent </text:span></text:p>
            <text:p text:style-name="P108"><text:span text:style-name="Strong_20_Emphasis">Les valses viennoises ordinaires </text:span></text:p>
          </table:table-cell>
          <table:table-cell table:style-name="Таблица16.B2" office:value-type="string">
            <text:p text:style-name="ubuntu_5f_mono_5f_9">(о Германии, я имею истории любви искренние)</text:p>
            <text:p text:style-name="P107">(я планирую на музыке Аполлинера)</text:p>
            <text:p text:style-name="P107">(о Германии)</text:p>
            <text:p text:style-name="P107">(романтизм есть более резкий)</text:p>
            <text:p text:style-name="P107">(скрипки играют всегда медленнее)</text:p>
            <text:p text:style-name="P107">(вальсы венские обычные)</text:p>
          </table:table-cell>
        </table:table-row>
        <table:table-row table:style-name="TableLine93838770757600">
          <table:table-cell table:style-name="Таблица16.A2" office:value-type="string">
            <text:p text:style-name="P108"><text:span text:style-name="Strong_20_Emphasis">Auf Wiedersehen, Lili Marlène</text:span> </text:p>
            <text:p text:style-name="P108"><text:span text:style-name="Strong_20_Emphasis">Reparlez-moi des roses de Göttingen</text:span> </text:p>
            <text:p text:style-name="P108"><text:span text:style-name="Strong_20_Emphasis">Qui m'accompagnent dans l'autre Allemagne</text:span> </text:p>
            <text:p text:style-name="P108"><text:span text:style-name="Strong_20_Emphasis">À l'heure où colombes et vautours s'éloignent</text:span> </text:p>
            <text:p text:style-name="P108"><text:span text:style-name="Strong_20_Emphasis">De quel côté du mur la frontière vous rassure </text:span></text:p>
          </table:table-cell>
          <table:table-cell table:style-name="Таблица16.B2" office:value-type="string">
            <text:p text:style-name="P109">à</text:p>
          </table:table-cell>
        </table:table-row>
        <table:table-row table:style-name="TableLine93838770758192">
          <table:table-cell table:style-name="Таблица16.A2" office:value-type="string">
            <text:p text:style-name="P108"><text:span text:style-name="Strong_20_Emphasis">Ich habe eine kleine wilde Blume</text:span> </text:p>
            <text:p text:style-name="P108"><text:span text:style-name="Strong_20_Emphasis">Eine Pflanze die zwischen den Wolken blüht </text:span></text:p>
            <text:p text:style-name="P108"><text:span text:style-name="Strong_20_Emphasis">D'Allemagne</text:span> </text:p>
            <text:p text:style-name="P108"><text:span text:style-name="Strong_20_Emphasis">J'ai une petite fleur dans l'coeur</text:span> </text:p>
            <text:p text:style-name="P108"><text:span text:style-name="Strong_20_Emphasis">Qui est comme l'idée du bonheur</text:span> </text:p>
            <text:p text:style-name="P108"><text:span text:style-name="Strong_20_Emphasis">Qui va grandir comme un arbre</text:span> </text:p>
          </table:table-cell>
          <table:table-cell table:style-name="Таблица16.B2" office:value-type="string">
            <text:p text:style-name="ubuntu_5f_mono_5f_9">(я имею один маленький дикий цветок)</text:p>
            <text:p text:style-name="ubuntu_5f_mono_5f_9">(одно растение, которое между облаков цветет)</text:p>
            <text:p text:style-name="ubuntu_5f_mono_5f_9">(о Германии)</text:p>
            <text:p text:style-name="ubuntu_5f_mono_5f_9">(я имею маленький цветок в сердце)</text:p>
            <text:p text:style-name="ubuntu_5f_mono_5f_9">(который есть как идея счастья)</text:p>
            <text:p text:style-name="ubuntu_5f_mono_5f_9">(что вырастет, как дерево).</text:p>
          </table:table-cell>
        </table:table-row>
        <table:table-row table:style-name="TableLine93838770758784">
          <table:table-cell table:style-name="Таблица16.A2" office:value-type="string">
            <text:p text:style-name="ubuntu_5f_mono_5f_9"/>
          </table:table-cell>
          <table:table-cell table:style-name="Таблица16.B2" office:value-type="string">
            <text:p text:style-name="ubuntu_5f_mono_5f_9"/>
          </table:table-cell>
        </table:table-row>
      </table:table>
      <text:p text:style-name="P81"/>
      <text:p text:style-name="P60"/>
      <text:p text:style-name="P81"/>
      <table:table table:name="Таблица17" table:style-name="Таблица17">
        <table:table-column table:style-name="Таблица17.A"/>
        <table:table-column table:style-name="Таблица17.B"/>
        <table:table-row table:style-name="TableLine93838770760432">
          <table:table-cell table:style-name="Таблица17.A1" office:value-type="string">
            <text:p text:style-name="ubuntu_5f_mono_5f_9"><text:span text:style-name="T20">Geneviève : </text:span><text:line-break/><text:span text:style-name="T28">Mais... je ne pourrai jamais vivre sans toi ! </text:span><text:line-break/><text:span text:style-name="T28">Je ne pourrai pas ! </text:span><text:line-break/><text:span text:style-name="T28">Ne pars pas, j’en mourrai ! </text:span><text:line-break/><text:span text:style-name="T28">Je te cacherai et je te garderai ! </text:span><text:line-break/><text:span text:style-name="T28">Mais, mon Amour, ne me quittes pas ! </text:span></text:p>
          </table:table-cell>
          <table:table-cell table:style-name="Таблица17.B1" office:value-type="string">
            <text:p text:style-name="ubuntu_5f_mono_5f_9"/>
            <text:p text:style-name="P110">Но я не смогу никогда жить без тебя!</text:p>
            <text:p text:style-name="P110">Я не смогу!</text:p>
            <text:p text:style-name="P110">Не уходи, я умру от этого!</text:p>
            <text:p text:style-name="P110">Я тебя спрячу и я тебя буду охранять!</text:p>
            <text:p text:style-name="P110">Но, моя Любовь, не покидай меня!</text:p>
          </table:table-cell>
        </table:table-row>
        <table:table-row table:style-name="TableLine93838681070672">
          <table:table-cell table:style-name="Таблица17.A2" office:value-type="string">
            <text:p text:style-name="ubuntu_5f_mono_5f_9"><text:span text:style-name="T20">Guy : </text:span><text:line-break/><text:span text:style-name="T28">Tu sais bien que ce n’est pas possible ! </text:span><text:line-break/><text:line-break/><text:span text:style-name="T20">Geneviève : </text:span><text:line-break/><text:span text:style-name="T28">Je ne te quitterai pas ! </text:span></text:p>
          </table:table-cell>
          <table:table-cell table:style-name="Таблица17.B2" office:value-type="string">
            <text:p text:style-name="P110">- Ты знаешь хорошо, что это не есть возможно!</text:p>
            <text:p text:style-name="P110">- Я тебя не покину!</text:p>
          </table:table-cell>
        </table:table-row>
        <table:table-row table:style-name="TableLine93838756194720">
          <table:table-cell table:style-name="Таблица17.A2" office:value-type="string">
            <text:p text:style-name="ubuntu_5f_mono_5f_9"><text:span text:style-name="T20">Guy : </text:span><text:line-break/><text:span text:style-name="T28">Mon Amour ! Il faudra pourtant que je parte ! </text:span><text:line-break/><text:span text:style-name="T28">Tu sauras que moi, je ne pense qu’à toi. </text:span><text:line-break/><text:span text:style-name="T28">Mais je sais que toi, tu m’attendras. </text:span></text:p>
          </table:table-cell>
          <table:table-cell table:style-name="Таблица17.B2" office:value-type="string">
            <text:p text:style-name="P110">Моя любовь! Однако, необходимо, чтобы я уходил!</text:p>
            <text:p text:style-name="P110">Ты будешь знать, что я, я не думаю <text:span text:style-name="T75">кроме как </text:span>о тебе.</text:p>
            <text:p text:style-name="P110">Но я знаю, что ты, ты меня будешь ждать.</text:p>
          </table:table-cell>
        </table:table-row>
        <table:table-row table:style-name="TableLine93838756190928">
          <table:table-cell table:style-name="Таблица17.A2" office:value-type="string">
            <text:p text:style-name="P116">Geneviève : </text:p>
            <text:p text:style-name="P118">Deux ans ! Deux ans de notre vie ! </text:p>
            <text:p text:style-name="P88"/>
            <text:p text:style-name="P116">Guy : </text:p>
            <text:p text:style-name="P118">Ne pleure pas, je t’en supplie !</text:p>
          </table:table-cell>
          <table:table-cell table:style-name="Таблица17.B2" office:value-type="string">
            <text:p text:style-name="P110"><text:span text:style-name="T74">- </text:span>Два года! Два года нашей жизни!</text:p>
            <text:p text:style-name="P111">- Не плачь, я тебя <text:span text:style-name="T75">об этом </text:span>умоляю!</text:p>
          </table:table-cell>
        </table:table-row>
        <table:table-row table:style-name="TableLine93838756192096">
          <table:table-cell table:style-name="Таблица17.A2" office:value-type="string">
            <text:p text:style-name="ubuntu_5f_mono_5f_9"/>
          </table:table-cell>
          <table:table-cell table:style-name="Таблица17.B2" office:value-type="string">
            <text:p text:style-name="ubuntu_5f_mono_5f_9"/>
          </table:table-cell>
        </table:table-row>
        <table:table-row table:style-name="TableLine93838756188064">
          <table:table-cell table:style-name="Таблица17.A2" office:value-type="string">
            <text:p text:style-name="ubuntu_5f_mono_5f_9"/>
          </table:table-cell>
          <table:table-cell table:style-name="Таблица17.B2" office:value-type="string">
            <text:p text:style-name="ubuntu_5f_mono_5f_9"/>
          </table:table-cell>
        </table:table-row>
        <table:table-row table:style-name="TableLine93838756185088">
          <table:table-cell table:style-name="Таблица17.A2" office:value-type="string">
            <text:p text:style-name="ubuntu_5f_mono_5f_9"/>
          </table:table-cell>
          <table:table-cell table:style-name="Таблица17.B2" office:value-type="string">
            <text:p text:style-name="ubuntu_5f_mono_5f_9"/>
          </table:table-cell>
        </table:table-row>
      </table:table>
      <text:p text:style-name="P81"/>
      <text:p text:style-name="P119"/>
      <text:p text:style-name="P120">J'ai cru entendre</text:p>
      <table:table table:name="Таблица18" table:style-name="Таблица18">
        <table:table-column table:style-name="Таблица18.A" table:number-columns-repeated="2"/>
        <table:table-row table:style-name="TableLine93838789580624">
          <table:table-cell table:style-name="Таблица18.A1" office:value-type="string">
            <text:p text:style-name="P115">Mon petit depuis ce matin</text:p>
            <text:p text:style-name="P115">J'ai trainé comme un cretin</text:p>
            <text:p text:style-name="P115">Au niveau du caniveau</text:p>
            <text:p text:style-name="P115">De Montparnasse à Chateau d'Eau</text:p>
          </table:table-cell>
          <table:table-cell table:style-name="Таблица18.B1" office:value-type="string">
            <text:p text:style-name="P41"/>
          </table:table-cell>
        </table:table-row>
        <table:table-row table:style-name="TableLine93838789580624">
          <table:table-cell table:style-name="Таблица18.A2" office:value-type="string">
            <text:p text:style-name="P115">J'ai bu des verres, des verres, et puis des verres</text:p>
            <text:p text:style-name="P115">Zubrowska, Riesling, Piper</text:p>
            <text:p text:style-name="P115">À court de tout à bout de moi</text:p>
            <text:p text:style-name="P115">Je suis revenu chez toi</text:p>
          </table:table-cell>
          <table:table-cell table:style-name="Таблица18.B2" office:value-type="string">
            <text:p text:style-name="P41"/>
          </table:table-cell>
        </table:table-row>
        <table:table-row table:style-name="TableLine93838789580624">
          <table:table-cell table:style-name="Таблица18.A2" office:value-type="string">
            <text:p text:style-name="P115">Moi je voulais juste un corps</text:p>
            <text:p text:style-name="P115">Je cherchais seulement des bras</text:p>
            <text:p text:style-name="P115">Un lit de reconfort des délices sous les draps</text:p>
            <text:p text:style-name="P115">Mais hélas au lieu de ça</text:p>
          </table:table-cell>
          <table:table-cell table:style-name="Таблица18.B2" office:value-type="string">
            <text:p text:style-name="P41"/>
          </table:table-cell>
        </table:table-row>
        <table:table-row table:style-name="TableLine93838789580624">
          <table:table-cell table:style-name="Таблица18.A2" office:value-type="string">
            <text:p text:style-name="P115">J'ai cru entendre Je t'aime</text:p>
            <text:p text:style-name="P115">J'ai pensé c'est son problème</text:p>
            <text:p text:style-name="P115">J'ai cru entendre je t'aime</text:p>
            <text:p text:style-name="P115">J'ai pensé c'est son problème</text:p>
          </table:table-cell>
          <table:table-cell table:style-name="Таблица18.B2" office:value-type="string">
            <text:p text:style-name="P41"/>
          </table:table-cell>
        </table:table-row>
        <table:table-row table:style-name="TableLine93838789580624">
          <table:table-cell table:style-name="Таблица18.A2" office:value-type="string">
            <text:p text:style-name="P115">Peu importe que tu y crois</text:p>
            <text:p text:style-name="P115">Peu importe que je sois</text:p>
            <text:p text:style-name="P115">À bout de moi</text:p>
            <text:p text:style-name="P115">À court de tout</text:p>
            <text:p text:style-name="P115">Mais pas de ça entre nous</text:p>
          </table:table-cell>
          <table:table-cell table:style-name="Таблица18.B2" office:value-type="string">
            <text:p text:style-name="P41"/>
          </table:table-cell>
        </table:table-row>
        <table:table-row table:style-name="TableLine93838789580624">
          <table:table-cell table:style-name="Таблица18.A2" office:value-type="string">
            <text:p text:style-name="P115">Être un corps je suis d'accord</text:p>
            <text:p text:style-name="P115">T'offrir mes bras pourquoi pas</text:p>
            <text:p text:style-name="P115">Mon lit ok encore</text:p>
            <text:p text:style-name="P115">Pour rire a salir les draps</text:p>
            <text:p text:style-name="P115">Mais je crains que pour tout ça</text:p>
            <text:p text:style-name="P115">Tu doives entendre je t'aime</text:p>
            <text:p text:style-name="P115">Tu doives entendre je t'aime</text:p>
          </table:table-cell>
          <table:table-cell table:style-name="Таблица18.B2" office:value-type="string">
            <text:p text:style-name="P41"/>
          </table:table-cell>
        </table:table-row>
        <table:table-row table:style-name="TableLine93838789580624">
          <table:table-cell table:style-name="Таблица18.A2" office:value-type="string">
            <text:p text:style-name="P115">Je suis vieux, veuf et sectaire</text:p>
            <text:p text:style-name="P115">Un pauvre imbecile secretaire</text:p>
          </table:table-cell>
          <table:table-cell table:style-name="Таблица18.B2" office:value-type="string">
            <text:p text:style-name="P41"/>
          </table:table-cell>
        </table:table-row>
        <table:table-row table:style-name="TableLine93838789580624">
          <table:table-cell table:style-name="Таблица18.A2" office:value-type="string">
            <text:p text:style-name="P115">Je suis beau, jeune et breton</text:p>
            <text:p text:style-name="P115">Je sens la pluie, l'ocean et les crèpes au citron</text:p>
          </table:table-cell>
          <table:table-cell table:style-name="Таблица18.B2" office:value-type="string">
            <text:p text:style-name="P41"/>
          </table:table-cell>
        </table:table-row>
        <table:table-row table:style-name="TableLine93838789580624">
          <table:table-cell table:style-name="Таблица18.A2" office:value-type="string">
            <text:p text:style-name="P115">Tais-toi un peu petit trésor</text:p>
            <text:p text:style-name="P115">Tu as tout faux une fois encore</text:p>
            <text:p text:style-name="P115">J'suis très precieux epargne moi</text:p>
            <text:p text:style-name="P115">D'accord mais entre nous pas de ça</text:p>
          </table:table-cell>
          <table:table-cell table:style-name="Таблица18.B2" office:value-type="string">
            <text:p text:style-name="P41"/>
          </table:table-cell>
        </table:table-row>
        <table:table-row table:style-name="TableLine93838789580624">
          <table:table-cell table:style-name="Таблица18.A2" office:value-type="string">
            <text:p text:style-name="P115">Être un corps je suis d'accord</text:p>
            <text:p text:style-name="P115">Je cherchais seulement des bras</text:p>
            <text:p text:style-name="P115">Mon lit ok encore</text:p>
            <text:p text:style-name="P115">Des delices sous les draps</text:p>
            <text:p text:style-name="P115">Mais je crains que pour tout ça</text:p>
            <text:p text:style-name="P115">Tu doives entendre..</text:p>
          </table:table-cell>
          <table:table-cell table:style-name="Таблица18.B2" office:value-type="string">
            <text:p text:style-name="P41"/>
          </table:table-cell>
        </table:table-row>
        <table:table-row table:style-name="TableLine93838789580624">
          <table:table-cell table:style-name="Таблица18.A2" office:value-type="string">
            <text:p text:style-name="P41"/>
          </table:table-cell>
          <table:table-cell table:style-name="Таблица18.B2" office:value-type="string">
            <text:p text:style-name="P41"/>
          </table:table-cell>
        </table:table-row>
      </table:table>
      <text:p text:style-name="P119"/>
      <text:p text:style-name="P8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Ubuntu Mono" svg:font-family="'Ubuntu Mono'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15%" fo:text-indent="0.199cm" style:auto-text-indent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01cm" fo:margin-bottom="0.101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.1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.199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r_5f_text_5f_8" style:display-name="fr_text_8" style:family="paragraph" style:parent-style-name="Standard">
      <style:paragraph-properties fo:line-height="100%"/>
      <style:text-properties style:font-name="Purisa" fo:font-family="Purisa" style:font-pitch="variable" fo:font-size="8pt" fo:font-weight="bold" style:font-size-asian="8pt" style:font-weight-asian="bold" style:font-size-complex="8pt" style:font-weight-complex="bold"/>
    </style:style>
    <style:style style:name="tab_5f_text" style:display-name="tab_text" style:family="paragraph" style:parent-style-name="Table_20_Contents">
      <style:paragraph-properties fo:margin-left="0cm" fo:margin-right="0cm" fo:margin-top="0cm" fo:margin-bottom="0cm" loext:contextual-spacing="false" fo:line-height="115%" fo:text-indent="0cm" style:auto-text-indent="false"/>
      <style:text-properties fo:font-size="9pt" fo:font-style="italic" style:font-style-asian="italic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urisa_5f_7" style:display-name="purisa_7" style:family="paragraph" style:parent-style-name="fr_5f_text_5f_8">
      <style:paragraph-properties fo:margin-left="0cm" fo:margin-right="0cm" fo:text-indent="0.101cm" style:auto-text-indent="false"/>
      <style:text-properties fo:font-size="7pt"/>
    </style:style>
    <style:style style:name="ubuntu_5f_mono_5f_9" style:display-name="ubuntu_mono_9" style:family="paragraph" style:parent-style-name="Standard">
      <style:paragraph-properties fo:margin-left="0cm" fo:margin-right="0cm" fo:text-indent="0.101cm" style:auto-text-indent="false"/>
      <style:text-properties style:font-name="Ubuntu Mono" fo:font-family="'Ubuntu Mono'" style:font-pitch="fixed" fo:font-size="9pt" officeooo:rsid="0032cd66" style:font-size-asian="9pt" style:font-size-complex="9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_5f_text_5f_8" style:display-name="fr_text_8" style:family="text">
      <style:text-properties style:font-name="Purisa" fo:font-family="Purisa" style:font-pitch="variable" fo:font-size="7.5pt" fo:font-weight="bold" style:font-size-asian="8pt" style:font-weight-asian="bold" style:font-size-complex="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risa_5f_7" style:display-name="purisa_7" style:family="text" style:parent-style-name="fr_5f_text_5f_8">
      <style:text-properties style:font-name="Purisa" fo:font-family="Purisa" style:font-pitch="variable" fo:font-size="7pt" fo:font-weight="bold" style:font-size-asian="7pt" style:font-weight-asian="bold" style:font-size-complex="7pt" style:font-weight-complex="bold"/>
    </style:style>
    <style:style style:name="ubuntu_5f_mono_5f_8" style:display-name="ubuntu_mono_8" style:family="text" style:parent-style-name="purisa_5f_7">
      <style:text-properties style:font-name="Ubuntu Mono" fo:font-family="'Ubuntu Mono'" style:font-pitch="fixed" fo:font-size="8pt" fo:font-weight="normal" style:font-size-asian="8pt" style:font-weight-asian="normal" style:font-size-complex="8pt" style:font-weight-complex="normal"/>
    </style:style>
    <style:style style:name="ubuntu_5f_mono_5f_9" style:display-name="ubuntu_mono_9" style:family="text" style:parent-style-name="ubuntu_5f_mono_5f_8">
      <style:text-properties style:font-name="Ubuntu Mono" fo:font-family="'Ubuntu Mono'" style:font-pitch="fixed" fo:font-size="9pt" fo:font-weight="normal" style:font-size-asian="9pt" style:font-weight-asian="normal" style:font-size-complex="9pt" style:font-weight-complex="norma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2T09:59:12.372563890</meta:creation-date>
    <dc:date>2024-01-05T19:23:36.110636034</dc:date>
    <meta:editing-duration>P1DT2H35M6S</meta:editing-duration>
    <meta:editing-cycles>59</meta:editing-cycles>
    <meta:generator>LibreOffice/6.4.7.2$Linux_X86_64 LibreOffice_project/40$Build-2</meta:generator>
    <meta:print-date>2024-01-05T19:04:10.990971407</meta:print-date>
    <meta:document-statistic meta:table-count="19" meta:image-count="0" meta:object-count="0" meta:page-count="22" meta:paragraph-count="906" meta:word-count="6510" meta:character-count="37568" meta:non-whitespace-character-count="31723"/>
  </office:meta>
</office:document-meta>
</file>